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500000030306068B5EA7EEE80.png" manifest:media-type="image/png"/>
  <manifest:file-entry manifest:full-path="Pictures/100000010000002100000021F12755498C67D752.png" manifest:media-type="image/png"/>
  <manifest:file-entry manifest:full-path="Pictures/1000000100000030000000207F5395E7500127E2.png" manifest:media-type="image/png"/>
  <manifest:file-entry manifest:full-path="Pictures/1000461E0000120000000C0092F431FBE9003D06.pdf" manifest:media-type="application/pdf"/>
  <manifest:file-entry manifest:full-path="Pictures/1000533200000DE000001200514616856B03F0DB.pdf" manifest:media-type="application/pdf"/>
  <manifest:file-entry manifest:full-path="Pictures/100000010000001D000000207F525038773BD62C.png" manifest:media-type="image/png"/>
  <manifest:file-entry manifest:full-path="Pictures/1000266900000C6000000C60B3F72F11423C20BC.pdf" manifest:media-type="application/pdf"/>
  <manifest:file-entry manifest:full-path="Pictures/1000285100000AE000000C00C3B4888FA4779BBE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7d4aa5" draw:stroke-linejoin="miter" svg:stroke-linecap="butt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auto-grow-height="true" draw:auto-grow-width="false" fo:min-height="2.097cm" fo:min-width="2.54cm"/>
      <style:paragraph-properties style:writing-mode="lr-tb"/>
    </style:style>
    <style:style style:name="gr3" style:family="graphic" style:parent-style-name="standard">
      <style:graphic-properties draw:stroke="none" draw:fill="none" draw:auto-grow-height="true" fo:min-height="2.097cm" fo:min-width="2.54cm"/>
      <style:paragraph-properties style:writing-mode="lr-tb"/>
    </style:style>
    <style:style style:name="gr4" style:family="graphic" style:parent-style-name="standard">
      <style:graphic-properties draw:stroke="solid" svg:stroke-width="0.009cm" svg:stroke-color="#004b97" draw:stroke-linejoin="miter" svg:stroke-linecap="butt" draw:fill="solid" draw:fill-color="#fed140" fo:padding-top="0.129cm" fo:padding-bottom="0.129cm" fo:padding-left="0.254cm" fo:padding-right="0.254cm" draw:shadow="visible" draw:shadow-offset-x="0cm" draw:shadow-offset-y="0cm" draw:shadow-color="#000000" draw:shadow-opacity="0%"/>
    </style:style>
    <style:style style:name="gr5" style:family="graphic" style:parent-style-name="standard">
      <style:graphic-properties draw:stroke="solid" svg:stroke-width="0.035cm" svg:stroke-color="#004b97" draw:stroke-linejoin="miter" svg:stroke-linecap="butt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71cm" svg:stroke-color="#626569" draw:stroke-linejoin="miter" svg:stroke-linecap="butt" draw:fill="none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solid" draw:fill-color="#af262e" draw:shadow="visible" draw:shadow-offset-x="0cm" draw:shadow-offset-y="0cm" draw:shadow-color="#000000" draw:shadow-opacity="0%"/>
    </style:style>
    <style:style style:name="gr8" style:family="graphic" style:parent-style-name="standard">
      <style:graphic-properties draw:stroke="solid" svg:stroke-width="0.071cm" svg:stroke-color="#626569" draw:stroke-linejoin="miter" svg:stroke-linecap="butt" draw:fill="none" draw:auto-grow-height="false" draw:auto-grow-width="false" draw:fit-to-size="false" style:shrink-to-fit="true" fo:min-width="2.54cm" fo:padding-top="0.16cm" fo:padding-bottom="0.16cm" fo:padding-left="0.285cm" fo:padding-right="0.285cm"/>
      <style:paragraph-properties style:writing-mode="lr-tb"/>
    </style:style>
    <style:style style:name="gr9" style:family="graphic" style:parent-style-name="standard">
      <style:graphic-properties draw:stroke="none" draw:fill="none" style:mirror="none"/>
    </style:style>
    <style:style style:name="gr10" style:family="graphic" style:parent-style-name="standard">
      <style:graphic-properties draw:stroke="solid" svg:stroke-width="0.106cm" svg:stroke-color="#004b97" draw:stroke-linejoin="miter" svg:stroke-linecap="butt" draw:fill="non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018cm" svg:stroke-color="#b94600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b94600" draw:stroke-linejoin="miter" svg:stroke-linecap="butt" draw:fill="solid" draw:fill-color="#fed140" fo:padding-top="0.134cm" fo:padding-bottom="0.134cm" fo:padding-left="0.259cm" fo:padding-right="0.259cm" draw:shadow="visible" draw:shadow-offset-x="0cm" draw:shadow-offset-y="0cm" draw:shadow-color="#000000" draw:shadow-opacity="0%"/>
    </style:style>
    <style:style style:name="gr13" style:family="graphic" style:parent-style-name="standard">
      <style:graphic-properties draw:stroke="solid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4" style:family="graphic" style:parent-style-name="standard">
      <style:graphic-properties draw:stroke="dash" draw:stroke-dash="Dash_5f_0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142cm" fo:padding-bottom="0.142cm" fo:padding-left="0.267cm" fo:padding-right="0.267cm" draw:shadow="visible" draw:shadow-offset-x="0cm" draw:shadow-offset-y="0cm" draw:shadow-color="#000000" draw:shadow-opacity="0%"/>
    </style:style>
    <style:style style:name="gr16" style:family="graphic" style:parent-style-name="standard">
      <style:graphic-properties draw:stroke="solid" svg:stroke-width="0.106cm" svg:stroke-color="#000000" draw:stroke-linejoin="miter" svg:stroke-linecap="butt" draw:fill="solid" draw:fill-color="#ffffff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17" style:family="graphic" style:parent-style-name="standard">
      <style:graphic-properties draw:stroke="solid" svg:stroke-width="0.106cm" svg:stroke-color="#000000" draw:stroke-linejoin="miter" svg:stroke-linecap="butt" draw:fill="none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Dash_5f_0" svg:stroke-width="0.071cm" svg:stroke-color="#000000" draw:stroke-linejoin="miter" svg:stroke-linecap="butt" draw:fill="none" fo:padding-top="0.16cm" fo:padding-bottom="0.16cm" fo:padding-left="0.285cm" fo:padding-right="0.285cm"/>
    </style:style>
    <style:style style:name="gr19" style:family="graphic" style:parent-style-name="standard">
      <style:graphic-properties draw:stroke="none" draw:fill="solid" draw:fill-color="#626569" draw:shadow="visible" draw:shadow-offset-x="0cm" draw:shadow-offset-y="0cm" draw:shadow-color="#000000" draw:shadow-opacity="0%"/>
    </style:style>
    <style:style style:name="gr20" style:family="graphic" style:parent-style-name="standard">
      <style:graphic-properties draw:stroke="solid" svg:stroke-width="0.106cm" svg:stroke-color="#000000" draw:stroke-linejoin="miter" svg:stroke-linecap="butt" draw:fill="solid" draw:fill-color="#7e7f7e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21" style:family="graphic" style:parent-style-name="standard">
      <style:graphic-properties draw:stroke="solid" svg:stroke-width="0.071cm" svg:stroke-color="#7d4aa5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2" style:family="graphic" style:parent-style-name="standard">
      <style:graphic-properties draw:stroke="solid" svg:stroke-width="0.071cm" svg:stroke-color="#cb5f14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3" style:family="graphic" style:parent-style-name="standard">
      <style:graphic-properties draw:stroke="solid" svg:stroke-width="0.071cm" svg:stroke-color="#af262e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4" style:family="graphic" style:parent-style-name="standard">
      <style:graphic-properties draw:stroke="solid" svg:stroke-width="0.071cm" svg:stroke-color="#004b97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5" style:family="graphic" style:parent-style-name="standard">
      <style:graphic-properties draw:stroke="solid" svg:stroke-width="0.071cm" svg:stroke-color="#4b8c2a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6" style:family="graphic" style:parent-style-name="standard">
      <style:graphic-properties draw:stroke="solid" svg:stroke-width="0.106cm" svg:stroke-color="#4b8c2a" draw:stroke-linejoin="miter" svg:stroke-linecap="butt" draw:fill="none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035cm" svg:stroke-color="#4b8c2a" draw:stroke-linejoin="miter" svg:stroke-linecap="butt" draw:fill="none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09cm" svg:stroke-color="#4b8c2a" draw:stroke-linejoin="miter" svg:stroke-linecap="butt" draw:fill="none" fo:padding-top="0.129cm" fo:padding-bottom="0.129cm" fo:padding-left="0.254cm" fo:padding-right="0.254cm"/>
    </style:style>
    <style:style style:name="gr29" style:family="graphic" style:parent-style-name="standard">
      <style:graphic-properties draw:stroke="none" draw:fill="none" draw:auto-grow-height="true" fo:min-height="1.169cm" fo:min-width="2.54cm"/>
      <style:paragraph-properties style:writing-mode="lr-tb"/>
    </style:style>
    <style:style style:name="gr30" style:family="graphic" style:parent-style-name="standard">
      <style:graphic-properties draw:stroke="none" draw:fill="none" draw:auto-grow-height="true" fo:min-height="1.168cm" fo:min-width="2.54cm"/>
      <style:paragraph-properties style:writing-mode="lr-tb"/>
    </style:style>
    <style:style style:name="gr31" style:family="graphic" style:parent-style-name="standard">
      <style:graphic-properties draw:stroke="solid" svg:stroke-width="0.071cm" svg:stroke-color="#626569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32" style:family="graphic" style:parent-style-name="standard">
      <style:graphic-properties draw:stroke="solid" svg:stroke-width="0.106cm" svg:stroke-color="#4c8c2b" draw:stroke-linejoin="miter" svg:stroke-linecap="butt" draw:fill="none" draw:textarea-vertical-align="middle" draw:auto-grow-height="false" draw:fit-to-size="false" style:shrink-to-fit="false" fo:min-height="2.161cm" fo:min-width="7.259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draw:stroke="solid" svg:stroke-width="0.035cm" svg:stroke-color="#4c8c2b" draw:stroke-linejoin="miter" svg:stroke-linecap="butt" draw:fill="none" draw:textarea-vertical-align="middle" draw:auto-grow-height="false" draw:fit-to-size="false" style:shrink-to-fit="false" fo:min-height="7.25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86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5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8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6" style:family="graphic" style:parent-style-name="standard">
      <style:graphic-properties draw:stroke="solid" svg:stroke-width="0.106cm" svg:stroke-color="#4c8c2b" draw:stroke-linejoin="miter" svg:stroke-linecap="butt" draw:fill="none" draw:textarea-vertical-align="middle" draw:auto-grow-height="false" draw:fit-to-size="false" style:shrink-to-fit="false" fo:min-height="2.183cm" fo:min-width="7.329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7" style:family="graphic" style:parent-style-name="standard">
      <style:graphic-properties draw:stroke="solid" svg:stroke-width="0.035cm" svg:stroke-color="#4c8c2b" draw:stroke-linejoin="miter" svg:stroke-linecap="butt" draw:fill="none" draw:textarea-vertical-align="middle" draw:auto-grow-height="false" draw:fit-to-size="false" style:shrink-to-fit="false" fo:min-height="7.32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8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93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9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92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solid" svg:stroke-width="0.106cm" svg:stroke-color="#000000" draw:stroke-linejoin="miter" svg:stroke-linecap="butt" draw:fill="solid" draw:fill-color="#ffffff" draw:opacity="100%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42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width="0.009cm" svg:stroke-color="#004b97" draw:stroke-linejoin="miter" svg:stroke-linecap="butt" draw:fill="solid" draw:fill-color="#fed140" fo:padding-top="0.129cm" fo:padding-bottom="0.129cm" fo:padding-left="0.254cm" fo:padding-right="0.254cm" draw:shadow="visible" draw:shadow-offset-x="0cm" draw:shadow-offset-y="0cm" draw:shadow-color="#000000" draw:shadow-opacity="0%"/>
    </style:style>
    <style:style style:name="gr45" style:family="graphic" style:parent-style-name="standard">
      <style:graphic-properties draw:stroke="none" svg:stroke-width="0.009cm" svg:stroke-color="#004b97" draw:stroke-linejoin="miter" svg:stroke-linecap="butt" draw:fill="gradient" draw:fill-color="#fed140" draw:fill-gradient-name="Gradient_20_7" fo:padding-top="0.129cm" fo:padding-bottom="0.129cm" fo:padding-left="0.254cm" fo:padding-right="0.254cm" draw:shadow="visible" draw:shadow-offset-x="0cm" draw:shadow-offset-y="0cm" draw:shadow-color="#000000" draw:shadow-opacity="0%"/>
    </style:style>
    <style:style style:name="pr1" style:family="presentation" style:parent-style-name="MasterSlide0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fo:font-size="11.6999998092651pt"/>
    </style:style>
    <style:style style:name="P4" style:family="paragraph">
      <loext:graphic-properties draw:fill="solid" draw:fill-color="#fed140"/>
    </style:style>
    <style:style style:name="P5" style:family="paragraph">
      <loext:graphic-properties draw:fill="solid" draw:fill-color="#af262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626569"/>
    </style:style>
    <style:style style:name="P8" style:family="paragraph">
      <loext:graphic-properties draw:fill="solid" draw:fill-color="#7e7f7e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 draw:opacity="100%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gradient" draw:fill-color="#fed140" draw:fill-gradient-name="Gradient_20_7"/>
    </style:style>
    <style:style style:name="T1" style:family="text">
      <style:text-properties fo:color="#4b8c2a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2" style:family="text">
      <style:text-properties fo:color="#4b8c2a" loext:opacity="100%" style:font-name="Helvetica1" fo:font-size="18pt" fo:font-weight="bold" style:font-name-asian="Helvetica1" style:font-size-asian="18pt" style:font-weight-asian="bold" style:font-name-complex="Helvetica1" style:font-size-complex="18pt" style:font-weight-complex="bold"/>
    </style:style>
    <style:style style:name="T3" style:family="text">
      <style:text-properties fo:color="#004b97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4" style:family="text">
      <style:text-properties fo:color="#7d4aa5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5" style:family="text">
      <style:text-properties fo:color="#af262e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6" style:family="text">
      <style:text-properties fo:color="#cb5f14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7" style:family="text">
      <style:text-properties fo:color="#626569" loext:opacity="100%" style:font-name="Helvetica1" fo:font-size="18pt" fo:font-weight="bold" style:font-name-asian="Helvetica1" style:font-size-asian="18pt" style:font-weight-asian="bold" style:font-name-complex="Helvetica1" style:font-size-complex="18pt" style:font-weight-complex="bold"/>
    </style:style>
    <style:style style:name="T8" style:family="text">
      <style:text-properties fo:color="#000000" loext:opacity="100%" style:font-name="Helvetica1" fo:font-size="16pt" fo:language="en" fo:country="US" style:font-name-asian="Helvetica1" style:font-size-asian="16pt" style:font-name-complex="Helvetica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2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2"><text:span text:style-name="T3">Electromagnetic</text:span></text:p>
            <text:p text:style-name="P2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2"><text:span text:style-name="T4">Recoil </text:span></text:p>
            <text:p text:style-name="P2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2"><text:span text:style-name="T4">Tagger </text:span></text:p>
            <text:p text:style-name="P2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2"><text:span text:style-name="T5">Thin</text:span></text:p>
            <text:p text:style-name="P2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2"><text:span text:style-name="T6">Trigger </text:span></text:p>
            <text:p text:style-name="P2"><text:span text:style-name="T6">Scintillator</text:span></text:p>
          </draw:text-box>
        </draw:frame>
        <draw:g>
          <draw:polygon draw:style-name="gr4" draw:text-style-name="P4" draw:layer="layout" svg:width="0.178cm" svg:height="0.133cm" svg:x="24.461cm" svg:y="5.556cm" svg:viewBox="0 0 179 134" draw:points="179,134 0,134 0,0 179,0">
            <text:p/>
          </draw:polygon>
          <draw:polygon draw:style-name="gr4" draw:text-style-name="P4" draw:layer="layout" svg:width="0.178cm" svg:height="0.133cm" svg:x="24.461cm" svg:y="5.696cm" svg:viewBox="0 0 179 134" draw:points="179,134 0,134 0,0 179,0">
            <text:p/>
          </draw:polygon>
          <draw:polygon draw:style-name="gr4" draw:text-style-name="P4" draw:layer="layout" svg:width="0.178cm" svg:height="0.133cm" svg:x="24.461cm" svg:y="5.835cm" svg:viewBox="0 0 179 134" draw:points="179,134 0,134 0,0 179,0">
            <text:p/>
          </draw:polygon>
          <draw:polygon draw:style-name="gr4" draw:text-style-name="P4" draw:layer="layout" svg:width="0.178cm" svg:height="0.133cm" svg:x="24.461cm" svg:y="5.975cm" svg:viewBox="0 0 179 134" draw:points="179,134 0,134 0,0 179,0">
            <text:p/>
          </draw:polygon>
          <draw:polygon draw:style-name="gr4" draw:text-style-name="P4" draw:layer="layout" svg:width="0.178cm" svg:height="0.133cm" svg:x="24.682cm" svg:y="5.51cm" svg:viewBox="0 0 179 134" draw:points="179,134 0,134 0,0 179,0">
            <text:p/>
          </draw:polygon>
          <draw:polygon draw:style-name="gr4" draw:text-style-name="P4" draw:layer="layout" svg:width="0.178cm" svg:height="0.133cm" svg:x="24.682cm" svg:y="5.648cm" svg:viewBox="0 0 179 134" draw:points="179,134 0,134 0,0 179,0">
            <text:p/>
          </draw:polygon>
          <draw:polygon draw:style-name="gr4" draw:text-style-name="P4" draw:layer="layout" svg:width="0.178cm" svg:height="0.133cm" svg:x="24.682cm" svg:y="5.789cm" svg:viewBox="0 0 179 134" draw:points="179,134 0,134 0,0 179,0">
            <text:p/>
          </draw:polygon>
          <draw:polygon draw:style-name="gr4" draw:text-style-name="P4" draw:layer="layout" svg:width="0.178cm" svg:height="0.133cm" svg:x="24.682cm" svg:y="5.929cm" svg:viewBox="0 0 179 134" draw:points="179,134 0,134 0,0 179,0">
            <text:p/>
          </draw:polygon>
          <draw:polygon draw:style-name="gr4" draw:text-style-name="P4" draw:layer="layout" svg:width="0.178cm" svg:height="0.133cm" svg:x="24.901cm" svg:y="5.556cm" svg:viewBox="0 0 179 134" draw:points="179,134 0,134 0,0 179,0">
            <text:p/>
          </draw:polygon>
          <draw:polygon draw:style-name="gr4" draw:text-style-name="P4" draw:layer="layout" svg:width="0.178cm" svg:height="0.133cm" svg:x="24.901cm" svg:y="5.696cm" svg:viewBox="0 0 179 134" draw:points="179,134 0,134 0,0 179,0">
            <text:p/>
          </draw:polygon>
          <draw:polygon draw:style-name="gr4" draw:text-style-name="P4" draw:layer="layout" svg:width="0.178cm" svg:height="0.133cm" svg:x="24.901cm" svg:y="5.835cm" svg:viewBox="0 0 179 134" draw:points="179,134 0,134 0,0 179,0">
            <text:p/>
          </draw:polygon>
          <draw:polygon draw:style-name="gr4" draw:text-style-name="P4" draw:layer="layout" svg:width="0.178cm" svg:height="0.133cm" svg:x="25.12cm" svg:y="5.501cm" svg:viewBox="0 0 179 134" draw:points="179,134 0,134 0,0 179,0">
            <text:p/>
          </draw:polygon>
          <draw:polygon draw:style-name="gr4" draw:text-style-name="P4" draw:layer="layout" svg:width="0.178cm" svg:height="0.133cm" svg:x="25.12cm" svg:y="5.641cm" svg:viewBox="0 0 179 134" draw:points="179,134 0,134 0,0 179,0">
            <text:p/>
          </draw:polygon>
          <draw:polygon draw:style-name="gr4" draw:text-style-name="P4" draw:layer="layout" svg:width="0.178cm" svg:height="0.133cm" svg:x="25.12cm" svg:y="5.78cm" svg:viewBox="0 0 179 134" draw:points="179,134 0,134 0,0 179,0">
            <text:p/>
          </draw:polygon>
          <draw:polygon draw:style-name="gr4" draw:text-style-name="P4" draw:layer="layout" svg:width="0.178cm" svg:height="0.133cm" svg:x="25.34cm" svg:y="5.547cm" svg:viewBox="0 0 179 134" draw:points="179,134 0,134 0,0 179,0">
            <text:p/>
          </draw:polygon>
          <draw:polygon draw:style-name="gr4" draw:text-style-name="P4" draw:layer="layout" svg:width="0.178cm" svg:height="0.133cm" svg:x="25.34cm" svg:y="5.686cm" svg:viewBox="0 0 179 134" draw:points="179,134 0,134 0,0 179,0">
            <text:p/>
          </draw:polygon>
          <draw:polygon draw:style-name="gr4" draw:text-style-name="P4" draw:layer="layout" svg:width="0.178cm" svg:height="0.133cm" svg:x="24.022cm" svg:y="5.726cm" svg:viewBox="0 0 179 134" draw:points="179,134 0,134 0,0 179,0">
            <text:p/>
          </draw:polygon>
          <draw:polygon draw:style-name="gr4" draw:text-style-name="P4" draw:layer="layout" svg:width="0.178cm" svg:height="0.133cm" svg:x="24.022cm" svg:y="5.866cm" svg:viewBox="0 0 179 134" draw:points="179,134 0,134 0,0 179,0">
            <text:p/>
          </draw:polygon>
          <draw:polygon draw:style-name="gr4" draw:text-style-name="P4" draw:layer="layout" svg:width="0.178cm" svg:height="0.133cm" svg:x="24.242cm" svg:y="5.68cm" svg:viewBox="0 0 179 134" draw:points="179,134 0,134 0,0 179,0">
            <text:p/>
          </draw:polygon>
          <draw:polygon draw:style-name="gr4" draw:text-style-name="P4" draw:layer="layout" svg:width="0.178cm" svg:height="0.133cm" svg:x="24.242cm" svg:y="5.82cm" svg:viewBox="0 0 179 134" draw:points="179,134 0,134 0,0 179,0">
            <text:p/>
          </draw:polygon>
          <draw:polygon draw:style-name="gr4" draw:text-style-name="P4" draw:layer="layout" svg:width="0.178cm" svg:height="0.133cm" svg:x="24.242cm" svg:y="5.96cm" svg:viewBox="0 0 179 134" draw:points="179,134 0,134 0,0 179,0">
            <text:p/>
          </draw:polygon>
          <draw:polygon draw:style-name="gr4" draw:text-style-name="P4" draw:layer="layout" svg:width="0.178cm" svg:height="0.133cm" svg:x="23.803cm" svg:y="5.774cm" svg:viewBox="0 0 179 134" draw:points="179,134 0,134 0,0 179,0">
            <text:p/>
          </draw:polygon>
          <draw:polygon draw:style-name="gr4" draw:text-style-name="P4" draw:layer="layout" svg:width="0.178cm" svg:height="0.133cm" svg:x="23.803cm" svg:y="5.913cm" svg:viewBox="0 0 179 134" draw:points="179,134 0,134 0,0 179,0">
            <text:p/>
          </draw:polygon>
          <draw:polygon draw:style-name="gr4" draw:text-style-name="P4" draw:layer="layout" svg:width="0.178cm" svg:height="0.133cm" svg:x="25.559cm" svg:y="5.596cm" svg:viewBox="0 0 179 134" draw:points="179,134 0,134 0,0 179,0">
            <text:p/>
          </draw:polygon>
          <draw:polygon draw:style-name="gr4" draw:text-style-name="P4" draw:layer="layout" svg:width="0.178cm" svg:height="0.133cm" svg:x="23.579cm" svg:y="5.855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2"><text:span text:style-name="T7">1.5T dipole</text:span></text:p>
          </draw:text-box>
        </draw:frame>
        <draw:frame draw:style-name="gr9" draw:text-style-name="P1" draw:layer="layout" svg:width="0.701cm" svg:height="0.688cm" svg:x="22.433cm" svg:y="8.742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701cm" svg:height="0.688cm" svg:x="22.433cm" svg:y="9.711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3" draw:text-style-name="P1" draw:layer="layout" svg:x1="23.288cm" svg:y1="6.048cm" svg:x2="13.004cm" svg:y2="7.369cm">
          <text:p/>
        </draw:line>
        <draw:line draw:style-name="gr14" draw:text-style-name="P1" draw:layer="layout" svg:x1="22.384cm" svg:y1="9.012cm" svg:x2="12.973cm" svg:y2="7.349cm">
          <text:p/>
        </draw:line>
        <draw:line draw:style-name="gr14" draw:text-style-name="P1" draw:layer="layout" svg:x1="22.375cm" svg:y1="10cm" svg:x2="12.931cm" svg:y2="7.334cm">
          <text:p/>
        </draw:line>
        <draw:g>
          <draw:polygon draw:style-name="gr15" draw:text-style-name="P6" draw:layer="layout" svg:width="4.083cm" svg:height="4.077cm" svg:x="8.765cm" svg:y="3.265cm" svg:viewBox="0 0 4084 4078" draw:points="4084,4070 4072,4057 3484,0 1745,1499 1736,1508 0,3007 4063,4065 4075,4078 4073,4067">
            <text:p/>
          </draw:polygon>
          <draw:g>
            <draw:path draw:style-name="gr16" draw:text-style-name="P6" draw:layer="layout" svg:width="5.96cm" svg:height="5.807cm" svg:x="6.585cm" svg:y="0.557cm" svg:viewBox="0 0 5961 5808" svg:d="M5088 849c1164 1134 1164 2974 0 4108s-3052 1134-4216 0c-1163-1134-1163-2974 0-4108 1164-1132 3052-1132 4216 0z">
              <text:p/>
            </draw:path>
            <draw:g>
              <draw:path draw:style-name="gr17" draw:text-style-name="P1" draw:layer="layout" svg:width="0.823cm" svg:height="0.458cm" svg:x="9.485cm" svg:y="2.836cm" svg:viewBox="0 0 824 459" svg:d="M0 4c12-4 26-5 40-2 24 9 40 30 47 56 7 27 4 57 12 84 9 31 28 53 54 65 26 13 55 13 85 3s59-32 88-42c25-7 49-5 71 5 23 9 40 25 49 48 12 33 9 74 23 106 9 23 27 40 50 50 27 12 56 12 86 0 31-14 61-40 95-50 35-13 69-5 92 23s24 71 32 109">
                <text:p/>
              </draw:path>
              <draw:line draw:style-name="gr18" draw:text-style-name="P1" draw:layer="layout" svg:x1="10.262cm" svg:y1="3.245cm" svg:x2="11.513cm" svg:y2="3.552cm">
                <text:p/>
              </draw:line>
              <draw:line draw:style-name="gr18" draw:text-style-name="P1" draw:layer="layout" svg:x1="10.264cm" svg:y1="3.242cm" svg:x2="11.311cm" svg:y2="3.977cm">
                <text:p/>
              </draw:line>
              <draw:path draw:style-name="gr19" draw:text-style-name="P7" draw:layer="layout" svg:width="0.302cm" svg:height="0.294cm" svg:x="10.238cm" svg:y="3.135cm" svg:viewBox="0 0 303 295" svg:d="M293 97c29 76-11 161-90 189-78 28-165-12-195-88-27-76 13-161 92-189 78-27 165 11 193 88z">
                <text:p/>
              </draw:path>
            </draw:g>
            <draw:path draw:style-name="gr17" draw:text-style-name="P1" draw:layer="layout" svg:width="1.5cm" svg:height="1.711cm" svg:x="8.423cm" svg:y="3.571cm" svg:viewBox="0 0 1501 1712" svg:d="M0 3c23-4 47-4 68 0 26 6 49 16 66 35 19 19 28 45 25 74-4 36-26 72-31 107-4 34 6 63 25 87 16 22 38 38 67 43 34 5 73-5 110-5 44 0 82 14 103 45 18 25 23 56 17 88-6 34-24 66-25 99 0 27 10 48 24 68 18 25 42 41 74 45 37 4 78-11 115-6 29 2 53 16 73 34 24 22 39 50 39 85 0 36-21 77-25 114-4 31 3 57 21 80 21 23 47 33 79 33 33 2 67-10 100-11 37 0 68 14 90 38 22 25 32 56 29 92s-20 74-21 108c-1 29 7 54 26 76 18 20 40 33 70 37 39 3 85-12 124-7 30 3 55 17 73 39 22 25 30 56 25 93-5 38-26 78-28 118-2 41 16 75 54 91 40 17 88 6 134 3">
              <text:p/>
            </draw:path>
            <draw:line draw:style-name="gr17" draw:text-style-name="P1" draw:layer="layout" svg:x1="8.455cm" svg:y1="3.61cm" svg:x2="10.364cm" svg:y2="1.886cm">
              <text:p/>
            </draw:line>
            <draw:line draw:style-name="gr17" draw:text-style-name="P1" draw:layer="layout" svg:x1="6.845cm" svg:y1="3.585cm" svg:x2="8.553cm" svg:y2="3.585cm">
              <text:p/>
            </draw:line>
            <draw:g>
              <draw:path draw:style-name="gr20" draw:text-style-name="P8" draw:layer="layout" svg:width="0.859cm" svg:height="0.838cm" svg:x="9.061cm" svg:y="4.86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627cm" svg:y="5.03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2cm" svg:y="5.269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445cm" svg:y="4.712cm" svg:viewBox="0 0 860 839" svg:d="M735 122c167 163 167 430 0 594-169 164-442 164-609 0-168-164-168-431 0-594 167-163 440-163 609 0z">
                <text:p/>
              </draw:path>
            </draw:g>
            <draw:path draw:style-name="gr7" draw:text-style-name="P5" draw:layer="layout" svg:width="0.345cm" svg:height="0.335cm" svg:x="9.247cm" svg:y="2.606cm" svg:viewBox="0 0 346 336" svg:d="M295 49c68 66 68 172 0 238-67 66-178 66-245 0s-67-172 0-238c67-65 178-65 245 0z">
              <text:p/>
            </draw:path>
            <draw:frame draw:style-name="gr9" draw:text-style-name="P1" draw:layer="layout" svg:width="0.83cm" svg:height="0.537cm" svg:x="10.436cm" svg:y="1.312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75cm" svg:height="0.56cm" svg:x="8.246cm" svg:y="5.162cm">
              <draw:image xlink:href="Pictures/1000266900000C6000000C60B3F72F11423C20BC.pdf" xlink:type="simple" xlink:show="embed" xlink:actuate="onLoad" draw:mime-type="application/pdf">
                <text:p/>
              </draw:image>
              <draw:image xlink:href="Pictures/100000010000002100000021F12755498C67D752.png" xlink:type="simple" xlink:show="embed" xlink:actuate="onLoad" draw:mime-type="image/png"/>
            </draw:frame>
            <draw:frame draw:style-name="gr9" draw:text-style-name="P1" draw:layer="layout" svg:width="0.828cm" svg:height="0.537cm" svg:x="6.883cm" svg:y="2.829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07cm" svg:height="0.538cm" svg:x="11.621cm" svg:y="3.375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  <draw:frame draw:style-name="gr9" draw:text-style-name="P1" draw:layer="layout" svg:width="0.505cm" svg:height="0.537cm" svg:x="11.34cm" svg:y="4.038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</draw:g>
        </draw:g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frame draw:style-name="gr9" draw:text-style-name="P1" draw:layer="layout" svg:width="1.146cm" svg:height="0.688cm" svg:x="22.117cm" svg:y="5.16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2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2"><text:span text:style-name="T8">z</text:span></text:p>
          </draw:text-box>
        </draw:frame>
        <draw:line draw:style-name="gr13" draw:text-style-name="P1" draw:layer="layout" svg:x1="10.797cm" svg:y1="7.358cm" svg:x2="1.067cm" svg:y2="7.358cm">
          <text:p/>
        </draw:line>
        <draw:line draw:style-name="gr31" draw:text-style-name="P1" draw:layer="layout" svg:x1="8.16cm" svg:y1="11.822cm" svg:x2="8.16cm" svg:y2="11.177cm">
          <text:p/>
        </draw:line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 draw:name="Group 7">
          <draw:custom-shape draw:name="Line 7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8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9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0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1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2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8">
            <draw:custom-shape draw:name="Rectangle 26" draw:style-name="gr34" draw:text-style-name="P9" draw:layer="layout" svg:width="0.243cm" svg:height="0.767cm" draw:transform="rotate (-1.5707963267949) translate (31.093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8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9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0" draw:style-name="gr34" draw:text-style-name="P9" draw:layer="layout" svg:width="0.243cm" svg:height="0.767cm" draw:transform="rotate (-1.5707963267949) translate (25.004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>
            <draw:custom-shape draw:name="Rectangle 31" draw:style-name="gr34" draw:text-style-name="P9" draw:layer="layout" svg:width="0.243cm" svg:height="0.767cm" draw:transform="rotate (-1.5707963267949) translate (31.093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2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3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4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5" draw:style-name="gr34" draw:text-style-name="P9" draw:layer="layout" svg:width="0.243cm" svg:height="0.767cm" draw:transform="rotate (-1.5707963267949) translate (25.004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36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9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0" draw:style-name="gr34" draw:text-style-name="P9" draw:layer="layout" svg:width="0.244cm" svg:height="0.767cm" draw:transform="rotate (-1.5707963267949) translate (25.004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41" draw:style-name="gr34" draw:text-style-name="P9" draw:layer="layout" svg:width="0.244cm" svg:height="0.767cm" draw:transform="rotate (-1.5707963267949) translate (31.093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2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4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5" draw:style-name="gr34" draw:text-style-name="P9" draw:layer="layout" svg:width="0.244cm" svg:height="0.767cm" draw:transform="rotate (-1.5707963267949) translate (25.004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">
            <draw:custom-shape draw:name="Rectangle 46" draw:style-name="gr34" draw:text-style-name="P9" draw:layer="layout" svg:width="0.244cm" svg:height="0.767cm" draw:transform="rotate (-1.5707963267949) translate (31.093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7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8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9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0" draw:style-name="gr34" draw:text-style-name="P9" draw:layer="layout" svg:width="0.244cm" svg:height="0.767cm" draw:transform="rotate (-1.5707963267949) translate (25.004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">
          <draw:custom-shape draw:name="Line 1" draw:style-name="gr36" draw:text-style-name="P9" draw:layer="layout" svg:width="7.61cm" svg:height="2.464cm" svg:x="23.505cm" svg:y="-0.115cm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4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5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6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">
            <draw:custom-shape draw:name="Rectangle 1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" draw:style-name="gr39" draw:text-style-name="P9" draw:layer="layout" svg:width="0.245cm" svg:height="0.773cm" draw:transform="rotate (1.5707963267949) translate (25.025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" draw:style-name="gr39" draw:text-style-name="P9" draw:layer="layout" svg:width="0.245cm" svg:height="0.773cm" draw:transform="rotate (1.5707963267949) translate (26.601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" draw:style-name="gr39" draw:text-style-name="P9" draw:layer="layout" svg:width="0.245cm" svg:height="0.773cm" draw:transform="rotate (1.5707963267949) translate (28.181cm 2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">
            <draw:custom-shape draw:name="Rectangle 6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9" draw:text-style-name="P9" draw:layer="layout" svg:width="0.245cm" svg:height="0.773cm" draw:transform="rotate (1.5707963267949) translate (25.025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" draw:style-name="gr39" draw:text-style-name="P9" draw:layer="layout" svg:width="0.245cm" svg:height="0.773cm" draw:transform="rotate (1.5707963267949) translate (26.602cm 1.77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39" draw:text-style-name="P9" draw:layer="layout" svg:width="0.245cm" svg:height="0.773cm" draw:transform="rotate (1.5707963267949) translate (28.181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">
            <draw:custom-shape draw:name="Rectangle 11" draw:style-name="gr39" draw:text-style-name="P9" draw:layer="layout" svg:width="0.246cm" svg:height="0.773cm" draw:transform="rotate (1.5707963267949) translate (23.506cm 1.23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39" draw:text-style-name="P9" draw:layer="layout" svg:width="0.246cm" svg:height="0.773cm" draw:transform="rotate (1.5707963267949) translate (25.024cm 1.236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39" draw:text-style-name="P9" draw:layer="layout" svg:width="0.246cm" svg:height="0.773cm" draw:transform="rotate (1.5707963267949) translate (26.6cm 1.23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39" draw:text-style-name="P9" draw:layer="layout" svg:width="0.246cm" svg:height="0.773cm" draw:transform="rotate (1.5707963267949) translate (28.181cm 1.23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">
            <draw:custom-shape draw:name="Rectangle 16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" draw:style-name="gr39" draw:text-style-name="P9" draw:layer="layout" svg:width="0.246cm" svg:height="0.773cm" draw:transform="rotate (1.5707963267949) translate (25.027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8" draw:style-name="gr39" draw:text-style-name="P9" draw:layer="layout" svg:width="0.246cm" svg:height="0.773cm" draw:transform="rotate (1.5707963267949) translate (26.602cm 0.71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39" draw:text-style-name="P9" draw:layer="layout" svg:width="0.246cm" svg:height="0.773cm" draw:transform="rotate (1.5707963267949) translate (28.179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">
            <draw:custom-shape draw:name="Rectangle 21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2" draw:style-name="gr39" draw:text-style-name="P9" draw:layer="layout" svg:width="0.247cm" svg:height="0.773cm" draw:transform="rotate (1.5707963267949) translate (25.024cm 0.20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39" draw:text-style-name="P9" draw:layer="layout" svg:width="0.247cm" svg:height="0.773cm" draw:transform="rotate (1.5707963267949) translate (26.603cm 0.20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39" draw:text-style-name="P9" draw:layer="layout" svg:width="0.247cm" svg:height="0.773cm" draw:transform="rotate (1.5707963267949) translate (28.182cm 0.20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Slide0" presentation:presentation-page-layout-name="AL1T0"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2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2"><text:span text:style-name="T3">Electromagnetic</text:span></text:p>
            <text:p text:style-name="P2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2"><text:span text:style-name="T4">Recoil </text:span></text:p>
            <text:p text:style-name="P2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2"><text:span text:style-name="T4">Tagger </text:span></text:p>
            <text:p text:style-name="P2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2"><text:span text:style-name="T5">Thin</text:span></text:p>
            <text:p text:style-name="P2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2"><text:span text:style-name="T6">Trigger </text:span></text:p>
            <text:p text:style-name="P2"><text:span text:style-name="T6">Scintillator</text:span></text:p>
          </draw:text-box>
        </draw:frame>
        <draw:g>
          <draw:polygon draw:style-name="gr4" draw:text-style-name="P4" draw:layer="layout" svg:width="0.178cm" svg:height="0.133cm" svg:x="24.461cm" svg:y="5.556cm" svg:viewBox="0 0 179 134" draw:points="179,134 0,134 0,0 179,0">
            <text:p/>
          </draw:polygon>
          <draw:polygon draw:style-name="gr4" draw:text-style-name="P4" draw:layer="layout" svg:width="0.178cm" svg:height="0.133cm" svg:x="24.461cm" svg:y="5.696cm" svg:viewBox="0 0 179 134" draw:points="179,134 0,134 0,0 179,0">
            <text:p/>
          </draw:polygon>
          <draw:polygon draw:style-name="gr4" draw:text-style-name="P4" draw:layer="layout" svg:width="0.178cm" svg:height="0.133cm" svg:x="24.461cm" svg:y="5.835cm" svg:viewBox="0 0 179 134" draw:points="179,134 0,134 0,0 179,0">
            <text:p/>
          </draw:polygon>
          <draw:polygon draw:style-name="gr4" draw:text-style-name="P4" draw:layer="layout" svg:width="0.178cm" svg:height="0.133cm" svg:x="24.461cm" svg:y="5.975cm" svg:viewBox="0 0 179 134" draw:points="179,134 0,134 0,0 179,0">
            <text:p/>
          </draw:polygon>
          <draw:polygon draw:style-name="gr4" draw:text-style-name="P4" draw:layer="layout" svg:width="0.178cm" svg:height="0.133cm" svg:x="24.682cm" svg:y="5.51cm" svg:viewBox="0 0 179 134" draw:points="179,134 0,134 0,0 179,0">
            <text:p/>
          </draw:polygon>
          <draw:polygon draw:style-name="gr4" draw:text-style-name="P4" draw:layer="layout" svg:width="0.178cm" svg:height="0.133cm" svg:x="24.682cm" svg:y="5.648cm" svg:viewBox="0 0 179 134" draw:points="179,134 0,134 0,0 179,0">
            <text:p/>
          </draw:polygon>
          <draw:polygon draw:style-name="gr4" draw:text-style-name="P4" draw:layer="layout" svg:width="0.178cm" svg:height="0.133cm" svg:x="24.682cm" svg:y="5.789cm" svg:viewBox="0 0 179 134" draw:points="179,134 0,134 0,0 179,0">
            <text:p/>
          </draw:polygon>
          <draw:polygon draw:style-name="gr4" draw:text-style-name="P4" draw:layer="layout" svg:width="0.178cm" svg:height="0.133cm" svg:x="24.682cm" svg:y="5.929cm" svg:viewBox="0 0 179 134" draw:points="179,134 0,134 0,0 179,0">
            <text:p/>
          </draw:polygon>
          <draw:polygon draw:style-name="gr4" draw:text-style-name="P4" draw:layer="layout" svg:width="0.178cm" svg:height="0.133cm" svg:x="24.901cm" svg:y="5.556cm" svg:viewBox="0 0 179 134" draw:points="179,134 0,134 0,0 179,0">
            <text:p/>
          </draw:polygon>
          <draw:polygon draw:style-name="gr4" draw:text-style-name="P4" draw:layer="layout" svg:width="0.178cm" svg:height="0.133cm" svg:x="24.901cm" svg:y="5.696cm" svg:viewBox="0 0 179 134" draw:points="179,134 0,134 0,0 179,0">
            <text:p/>
          </draw:polygon>
          <draw:polygon draw:style-name="gr4" draw:text-style-name="P4" draw:layer="layout" svg:width="0.178cm" svg:height="0.133cm" svg:x="24.901cm" svg:y="5.835cm" svg:viewBox="0 0 179 134" draw:points="179,134 0,134 0,0 179,0">
            <text:p/>
          </draw:polygon>
          <draw:polygon draw:style-name="gr4" draw:text-style-name="P4" draw:layer="layout" svg:width="0.178cm" svg:height="0.133cm" svg:x="25.12cm" svg:y="5.501cm" svg:viewBox="0 0 179 134" draw:points="179,134 0,134 0,0 179,0">
            <text:p/>
          </draw:polygon>
          <draw:polygon draw:style-name="gr4" draw:text-style-name="P4" draw:layer="layout" svg:width="0.178cm" svg:height="0.133cm" svg:x="25.12cm" svg:y="5.641cm" svg:viewBox="0 0 179 134" draw:points="179,134 0,134 0,0 179,0">
            <text:p/>
          </draw:polygon>
          <draw:polygon draw:style-name="gr4" draw:text-style-name="P4" draw:layer="layout" svg:width="0.178cm" svg:height="0.133cm" svg:x="25.12cm" svg:y="5.78cm" svg:viewBox="0 0 179 134" draw:points="179,134 0,134 0,0 179,0">
            <text:p/>
          </draw:polygon>
          <draw:polygon draw:style-name="gr4" draw:text-style-name="P4" draw:layer="layout" svg:width="0.178cm" svg:height="0.133cm" svg:x="25.34cm" svg:y="5.547cm" svg:viewBox="0 0 179 134" draw:points="179,134 0,134 0,0 179,0">
            <text:p/>
          </draw:polygon>
          <draw:polygon draw:style-name="gr4" draw:text-style-name="P4" draw:layer="layout" svg:width="0.178cm" svg:height="0.133cm" svg:x="25.34cm" svg:y="5.686cm" svg:viewBox="0 0 179 134" draw:points="179,134 0,134 0,0 179,0">
            <text:p/>
          </draw:polygon>
          <draw:polygon draw:style-name="gr4" draw:text-style-name="P4" draw:layer="layout" svg:width="0.178cm" svg:height="0.133cm" svg:x="24.022cm" svg:y="5.726cm" svg:viewBox="0 0 179 134" draw:points="179,134 0,134 0,0 179,0">
            <text:p/>
          </draw:polygon>
          <draw:polygon draw:style-name="gr4" draw:text-style-name="P4" draw:layer="layout" svg:width="0.178cm" svg:height="0.133cm" svg:x="24.022cm" svg:y="5.866cm" svg:viewBox="0 0 179 134" draw:points="179,134 0,134 0,0 179,0">
            <text:p/>
          </draw:polygon>
          <draw:polygon draw:style-name="gr4" draw:text-style-name="P4" draw:layer="layout" svg:width="0.178cm" svg:height="0.133cm" svg:x="24.242cm" svg:y="5.68cm" svg:viewBox="0 0 179 134" draw:points="179,134 0,134 0,0 179,0">
            <text:p/>
          </draw:polygon>
          <draw:polygon draw:style-name="gr4" draw:text-style-name="P4" draw:layer="layout" svg:width="0.178cm" svg:height="0.133cm" svg:x="24.242cm" svg:y="5.82cm" svg:viewBox="0 0 179 134" draw:points="179,134 0,134 0,0 179,0">
            <text:p/>
          </draw:polygon>
          <draw:polygon draw:style-name="gr4" draw:text-style-name="P4" draw:layer="layout" svg:width="0.178cm" svg:height="0.133cm" svg:x="24.242cm" svg:y="5.96cm" svg:viewBox="0 0 179 134" draw:points="179,134 0,134 0,0 179,0">
            <text:p/>
          </draw:polygon>
          <draw:polygon draw:style-name="gr4" draw:text-style-name="P4" draw:layer="layout" svg:width="0.178cm" svg:height="0.133cm" svg:x="23.803cm" svg:y="5.774cm" svg:viewBox="0 0 179 134" draw:points="179,134 0,134 0,0 179,0">
            <text:p/>
          </draw:polygon>
          <draw:polygon draw:style-name="gr4" draw:text-style-name="P4" draw:layer="layout" svg:width="0.178cm" svg:height="0.133cm" svg:x="23.803cm" svg:y="5.913cm" svg:viewBox="0 0 179 134" draw:points="179,134 0,134 0,0 179,0">
            <text:p/>
          </draw:polygon>
          <draw:polygon draw:style-name="gr4" draw:text-style-name="P4" draw:layer="layout" svg:width="0.178cm" svg:height="0.133cm" svg:x="25.559cm" svg:y="5.596cm" svg:viewBox="0 0 179 134" draw:points="179,134 0,134 0,0 179,0">
            <text:p/>
          </draw:polygon>
          <draw:polygon draw:style-name="gr4" draw:text-style-name="P4" draw:layer="layout" svg:width="0.178cm" svg:height="0.133cm" svg:x="23.579cm" svg:y="5.855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2"><text:span text:style-name="T7">1.5T dipole</text:span></text:p>
          </draw:text-box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3" draw:text-style-name="P1" draw:layer="layout" svg:x1="23.288cm" svg:y1="6.048cm" svg:x2="13.004cm" svg:y2="7.369cm">
          <text:p/>
        </draw:line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frame draw:style-name="gr9" draw:text-style-name="P1" draw:layer="layout" svg:width="1.146cm" svg:height="0.688cm" svg:x="22.117cm" svg:y="5.16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2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2"><text:span text:style-name="T8">z</text:span></text:p>
          </draw:text-box>
        </draw:frame>
        <draw:line draw:style-name="gr13" draw:text-style-name="P1" draw:layer="layout" svg:x1="10.797cm" svg:y1="7.358cm" svg:x2="1.067cm" svg:y2="7.358cm">
          <text:p/>
        </draw:line>
        <draw:line draw:style-name="gr31" draw:text-style-name="P1" draw:layer="layout" svg:x1="8.16cm" svg:y1="11.822cm" svg:x2="8.16cm" svg:y2="11.177cm">
          <text:p/>
        </draw:line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 draw:name="Group 13">
          <draw:custom-shape draw:name="Line 13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4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5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6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7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8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14">
            <draw:custom-shape draw:name="Rectangle 51" draw:style-name="gr34" draw:text-style-name="P9" draw:layer="layout" svg:width="0.243cm" svg:height="0.767cm" draw:transform="rotate (-1.5707963267949) translate (31.093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2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3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4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5" draw:style-name="gr34" draw:text-style-name="P9" draw:layer="layout" svg:width="0.243cm" svg:height="0.767cm" draw:transform="rotate (-1.5707963267949) translate (25.004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">
            <draw:custom-shape draw:name="Rectangle 56" draw:style-name="gr34" draw:text-style-name="P9" draw:layer="layout" svg:width="0.243cm" svg:height="0.767cm" draw:transform="rotate (-1.5707963267949) translate (31.093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7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8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9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0" draw:style-name="gr34" draw:text-style-name="P9" draw:layer="layout" svg:width="0.243cm" svg:height="0.767cm" draw:transform="rotate (-1.5707963267949) translate (25.004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">
            <draw:custom-shape draw:name="Rectangle 61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2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3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4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5" draw:style-name="gr34" draw:text-style-name="P9" draw:layer="layout" svg:width="0.244cm" svg:height="0.767cm" draw:transform="rotate (-1.5707963267949) translate (25.004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>
            <draw:custom-shape draw:name="Rectangle 66" draw:style-name="gr34" draw:text-style-name="P9" draw:layer="layout" svg:width="0.244cm" svg:height="0.767cm" draw:transform="rotate (-1.5707963267949) translate (31.093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7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8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9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0" draw:style-name="gr34" draw:text-style-name="P9" draw:layer="layout" svg:width="0.244cm" svg:height="0.767cm" draw:transform="rotate (-1.5707963267949) translate (25.004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">
            <draw:custom-shape draw:name="Rectangle 71" draw:style-name="gr34" draw:text-style-name="P9" draw:layer="layout" svg:width="0.244cm" svg:height="0.767cm" draw:transform="rotate (-1.5707963267949) translate (31.093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2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3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4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5" draw:style-name="gr34" draw:text-style-name="P9" draw:layer="layout" svg:width="0.244cm" svg:height="0.767cm" draw:transform="rotate (-1.5707963267949) translate (25.004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9">
          <draw:custom-shape draw:name="Line 19" draw:style-name="gr36" draw:text-style-name="P9" draw:layer="layout" svg:width="7.61cm" svg:height="2.464cm" svg:x="23.505cm" svg:y="-0.115cm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0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1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2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3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4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0">
            <draw:custom-shape draw:name="Rectangle 76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7" draw:style-name="gr39" draw:text-style-name="P9" draw:layer="layout" svg:width="0.245cm" svg:height="0.773cm" draw:transform="rotate (1.5707963267949) translate (25.025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8" draw:style-name="gr39" draw:text-style-name="P9" draw:layer="layout" svg:width="0.245cm" svg:height="0.773cm" draw:transform="rotate (1.5707963267949) translate (26.601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9" draw:style-name="gr39" draw:text-style-name="P9" draw:layer="layout" svg:width="0.245cm" svg:height="0.773cm" draw:transform="rotate (1.5707963267949) translate (28.181cm 2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0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>
            <draw:custom-shape draw:name="Rectangle 81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2" draw:style-name="gr39" draw:text-style-name="P9" draw:layer="layout" svg:width="0.245cm" svg:height="0.773cm" draw:transform="rotate (1.5707963267949) translate (25.025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3" draw:style-name="gr39" draw:text-style-name="P9" draw:layer="layout" svg:width="0.245cm" svg:height="0.773cm" draw:transform="rotate (1.5707963267949) translate (26.602cm 1.77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4" draw:style-name="gr39" draw:text-style-name="P9" draw:layer="layout" svg:width="0.245cm" svg:height="0.773cm" draw:transform="rotate (1.5707963267949) translate (28.181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5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">
            <draw:custom-shape draw:name="Rectangle 86" draw:style-name="gr39" draw:text-style-name="P9" draw:layer="layout" svg:width="0.246cm" svg:height="0.773cm" draw:transform="rotate (1.5707963267949) translate (23.506cm 1.23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7" draw:style-name="gr39" draw:text-style-name="P9" draw:layer="layout" svg:width="0.246cm" svg:height="0.773cm" draw:transform="rotate (1.5707963267949) translate (25.024cm 1.236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8" draw:style-name="gr39" draw:text-style-name="P9" draw:layer="layout" svg:width="0.246cm" svg:height="0.773cm" draw:transform="rotate (1.5707963267949) translate (26.6cm 1.23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9" draw:style-name="gr39" draw:text-style-name="P9" draw:layer="layout" svg:width="0.246cm" svg:height="0.773cm" draw:transform="rotate (1.5707963267949) translate (28.181cm 1.23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0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>
            <draw:custom-shape draw:name="Rectangle 91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2" draw:style-name="gr39" draw:text-style-name="P9" draw:layer="layout" svg:width="0.246cm" svg:height="0.773cm" draw:transform="rotate (1.5707963267949) translate (25.027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3" draw:style-name="gr39" draw:text-style-name="P9" draw:layer="layout" svg:width="0.246cm" svg:height="0.773cm" draw:transform="rotate (1.5707963267949) translate (26.602cm 0.71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4" draw:style-name="gr39" draw:text-style-name="P9" draw:layer="layout" svg:width="0.246cm" svg:height="0.773cm" draw:transform="rotate (1.5707963267949) translate (28.179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5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>
            <draw:custom-shape draw:name="Rectangle 96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7" draw:style-name="gr39" draw:text-style-name="P9" draw:layer="layout" svg:width="0.247cm" svg:height="0.773cm" draw:transform="rotate (1.5707963267949) translate (25.024cm 0.20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8" draw:style-name="gr39" draw:text-style-name="P9" draw:layer="layout" svg:width="0.247cm" svg:height="0.773cm" draw:transform="rotate (1.5707963267949) translate (26.603cm 0.20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9" draw:style-name="gr39" draw:text-style-name="P9" draw:layer="layout" svg:width="0.247cm" svg:height="0.773cm" draw:transform="rotate (1.5707963267949) translate (28.182cm 0.20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0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2">
          <draw:page-thumbnail draw:style-name="gr40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Slide0" presentation:presentation-page-layout-name="AL1T0"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2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2"><text:span text:style-name="T3">Electromagnetic</text:span></text:p>
            <text:p text:style-name="P2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2"><text:span text:style-name="T4">Recoil </text:span></text:p>
            <text:p text:style-name="P2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2"><text:span text:style-name="T4">Tagger </text:span></text:p>
            <text:p text:style-name="P2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2"><text:span text:style-name="T5">Thin</text:span></text:p>
            <text:p text:style-name="P2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2"><text:span text:style-name="T6">Trigger </text:span></text:p>
            <text:p text:style-name="P2"><text:span text:style-name="T6">Scintillator</text:span></text:p>
          </draw:text-box>
        </draw:frame>
        <draw:g>
          <draw:polygon draw:style-name="gr4" draw:text-style-name="P4" draw:layer="layout" svg:width="0.178cm" svg:height="0.133cm" svg:x="24.49cm" svg:y="7.04cm" svg:viewBox="0 0 179 134" draw:points="179,134 0,134 0,0 179,0">
            <text:p/>
          </draw:polygon>
          <draw:polygon draw:style-name="gr4" draw:text-style-name="P4" draw:layer="layout" svg:width="0.178cm" svg:height="0.133cm" svg:x="24.49cm" svg:y="7.18cm" svg:viewBox="0 0 179 134" draw:points="179,134 0,134 0,0 179,0">
            <text:p/>
          </draw:polygon>
          <draw:polygon draw:style-name="gr4" draw:text-style-name="P4" draw:layer="layout" svg:width="0.178cm" svg:height="0.133cm" svg:x="24.49cm" svg:y="7.319cm" svg:viewBox="0 0 179 134" draw:points="179,134 0,134 0,0 179,0">
            <text:p/>
          </draw:polygon>
          <draw:polygon draw:style-name="gr4" draw:text-style-name="P4" draw:layer="layout" svg:width="0.178cm" svg:height="0.133cm" svg:x="24.49cm" svg:y="7.459cm" svg:viewBox="0 0 179 134" draw:points="179,134 0,134 0,0 179,0">
            <text:p/>
          </draw:polygon>
          <draw:polygon draw:style-name="gr4" draw:text-style-name="P4" draw:layer="layout" svg:width="0.178cm" svg:height="0.133cm" svg:x="24.711cm" svg:y="6.994cm" svg:viewBox="0 0 179 134" draw:points="179,134 0,134 0,0 179,0">
            <text:p/>
          </draw:polygon>
          <draw:polygon draw:style-name="gr4" draw:text-style-name="P4" draw:layer="layout" svg:width="0.178cm" svg:height="0.133cm" svg:x="24.711cm" svg:y="7.132cm" svg:viewBox="0 0 179 134" draw:points="179,134 0,134 0,0 179,0">
            <text:p/>
          </draw:polygon>
          <draw:polygon draw:style-name="gr4" draw:text-style-name="P4" draw:layer="layout" svg:width="0.178cm" svg:height="0.133cm" svg:x="24.711cm" svg:y="7.273cm" svg:viewBox="0 0 179 134" draw:points="179,134 0,134 0,0 179,0">
            <text:p/>
          </draw:polygon>
          <draw:polygon draw:style-name="gr4" draw:text-style-name="P4" draw:layer="layout" svg:width="0.178cm" svg:height="0.133cm" svg:x="24.711cm" svg:y="7.413cm" svg:viewBox="0 0 179 134" draw:points="179,134 0,134 0,0 179,0">
            <text:p/>
          </draw:polygon>
          <draw:polygon draw:style-name="gr4" draw:text-style-name="P4" draw:layer="layout" svg:width="0.178cm" svg:height="0.133cm" svg:x="24.93cm" svg:y="7.04cm" svg:viewBox="0 0 179 134" draw:points="179,134 0,134 0,0 179,0">
            <text:p/>
          </draw:polygon>
          <draw:polygon draw:style-name="gr4" draw:text-style-name="P4" draw:layer="layout" svg:width="0.178cm" svg:height="0.133cm" svg:x="24.93cm" svg:y="7.18cm" svg:viewBox="0 0 179 134" draw:points="179,134 0,134 0,0 179,0">
            <text:p/>
          </draw:polygon>
          <draw:polygon draw:style-name="gr4" draw:text-style-name="P4" draw:layer="layout" svg:width="0.178cm" svg:height="0.133cm" svg:x="24.93cm" svg:y="7.319cm" svg:viewBox="0 0 179 134" draw:points="179,134 0,134 0,0 179,0">
            <text:p/>
          </draw:polygon>
          <draw:polygon draw:style-name="gr4" draw:text-style-name="P4" draw:layer="layout" svg:width="0.178cm" svg:height="0.133cm" svg:x="25.149cm" svg:y="6.985cm" svg:viewBox="0 0 179 134" draw:points="179,134 0,134 0,0 179,0">
            <text:p/>
          </draw:polygon>
          <draw:polygon draw:style-name="gr4" draw:text-style-name="P4" draw:layer="layout" svg:width="0.178cm" svg:height="0.133cm" svg:x="25.149cm" svg:y="7.125cm" svg:viewBox="0 0 179 134" draw:points="179,134 0,134 0,0 179,0">
            <text:p/>
          </draw:polygon>
          <draw:polygon draw:style-name="gr4" draw:text-style-name="P4" draw:layer="layout" svg:width="0.178cm" svg:height="0.133cm" svg:x="25.149cm" svg:y="7.264cm" svg:viewBox="0 0 179 134" draw:points="179,134 0,134 0,0 179,0">
            <text:p/>
          </draw:polygon>
          <draw:polygon draw:style-name="gr4" draw:text-style-name="P4" draw:layer="layout" svg:width="0.178cm" svg:height="0.133cm" svg:x="25.369cm" svg:y="7.031cm" svg:viewBox="0 0 179 134" draw:points="179,134 0,134 0,0 179,0">
            <text:p/>
          </draw:polygon>
          <draw:polygon draw:style-name="gr4" draw:text-style-name="P4" draw:layer="layout" svg:width="0.178cm" svg:height="0.133cm" svg:x="25.369cm" svg:y="7.17cm" svg:viewBox="0 0 179 134" draw:points="179,134 0,134 0,0 179,0">
            <text:p/>
          </draw:polygon>
          <draw:polygon draw:style-name="gr4" draw:text-style-name="P4" draw:layer="layout" svg:width="0.178cm" svg:height="0.133cm" svg:x="24.051cm" svg:y="7.21cm" svg:viewBox="0 0 179 134" draw:points="179,134 0,134 0,0 179,0">
            <text:p/>
          </draw:polygon>
          <draw:polygon draw:style-name="gr4" draw:text-style-name="P4" draw:layer="layout" svg:width="0.178cm" svg:height="0.133cm" svg:x="24.051cm" svg:y="7.35cm" svg:viewBox="0 0 179 134" draw:points="179,134 0,134 0,0 179,0">
            <text:p/>
          </draw:polygon>
          <draw:polygon draw:style-name="gr4" draw:text-style-name="P4" draw:layer="layout" svg:width="0.178cm" svg:height="0.133cm" svg:x="24.271cm" svg:y="7.164cm" svg:viewBox="0 0 179 134" draw:points="179,134 0,134 0,0 179,0">
            <text:p/>
          </draw:polygon>
          <draw:polygon draw:style-name="gr4" draw:text-style-name="P4" draw:layer="layout" svg:width="0.178cm" svg:height="0.133cm" svg:x="24.271cm" svg:y="7.304cm" svg:viewBox="0 0 179 134" draw:points="179,134 0,134 0,0 179,0">
            <text:p/>
          </draw:polygon>
          <draw:polygon draw:style-name="gr4" draw:text-style-name="P4" draw:layer="layout" svg:width="0.178cm" svg:height="0.133cm" svg:x="24.271cm" svg:y="7.444cm" svg:viewBox="0 0 179 134" draw:points="179,134 0,134 0,0 179,0">
            <text:p/>
          </draw:polygon>
          <draw:polygon draw:style-name="gr4" draw:text-style-name="P4" draw:layer="layout" svg:width="0.178cm" svg:height="0.133cm" svg:x="23.832cm" svg:y="7.258cm" svg:viewBox="0 0 179 134" draw:points="179,134 0,134 0,0 179,0">
            <text:p/>
          </draw:polygon>
          <draw:polygon draw:style-name="gr4" draw:text-style-name="P4" draw:layer="layout" svg:width="0.178cm" svg:height="0.133cm" svg:x="23.832cm" svg:y="7.397cm" svg:viewBox="0 0 179 134" draw:points="179,134 0,134 0,0 179,0">
            <text:p/>
          </draw:polygon>
          <draw:polygon draw:style-name="gr4" draw:text-style-name="P4" draw:layer="layout" svg:width="0.178cm" svg:height="0.133cm" svg:x="25.588cm" svg:y="7.08cm" svg:viewBox="0 0 179 134" draw:points="179,134 0,134 0,0 179,0">
            <text:p/>
          </draw:polygon>
          <draw:polygon draw:style-name="gr4" draw:text-style-name="P4" draw:layer="layout" svg:width="0.178cm" svg:height="0.133cm" svg:x="23.608cm" svg:y="7.339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2"><text:span text:style-name="T7">1.5T dipole</text:span></text:p>
          </draw:text-box>
        </draw:frame>
        <draw:frame draw:style-name="gr9" draw:text-style-name="P1" draw:layer="layout" svg:width="0.701cm" svg:height="0.688cm" svg:x="39.939cm" svg:y="9.925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701cm" svg:height="0.688cm" svg:x="39.939cm" svg:y="11.195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4" draw:text-style-name="P1" draw:layer="layout" svg:x1="39.739cm" svg:y1="10.213cm" svg:x2="24.94cm" svg:y2="7.635cm">
          <text:p/>
        </draw:line>
        <draw:line draw:style-name="gr14" draw:text-style-name="P1" draw:layer="layout" svg:x1="39.705cm" svg:y1="11.43cm" svg:x2="24.798cm" svg:y2="7.62cm">
          <text:p/>
        </draw:line>
        <draw:path draw:style-name="gr41" draw:text-style-name="P11" draw:layer="layout" svg:width="5.96cm" svg:height="5.807cm" svg:x="17.145cm" svg:y="0cm" svg:viewBox="0 0 5961 5808" svg:d="M5088 849c1164 1134 1164 2974 0 4108s-3052 1134-4216 0c-1163-1134-1163-2974 0-4108 1164-1132 3052-1132 4216 0z">
          <text:p/>
        </draw:path>
        <draw:g>
          <draw:path draw:style-name="gr17" draw:text-style-name="P1" draw:layer="layout" svg:width="0.823cm" svg:height="0.458cm" svg:x="20.045cm" svg:y="2.279cm" svg:viewBox="0 0 824 459" svg:d="M0 4c12-4 26-5 40-2 24 9 40 30 47 56 7 27 4 57 12 84 9 31 28 53 54 65 26 13 55 13 85 3s59-32 88-42c25-7 49-5 71 5 23 9 40 25 49 48 12 33 9 74 23 106 9 23 27 40 50 50 27 12 56 12 86 0 31-14 61-40 95-50 35-13 69-5 92 23s24 71 32 109">
            <text:p/>
          </draw:path>
          <draw:line draw:style-name="gr18" draw:text-style-name="P1" draw:layer="layout" svg:x1="20.822cm" svg:y1="2.688cm" svg:x2="22.073cm" svg:y2="2.995cm">
            <text:p/>
          </draw:line>
          <draw:line draw:style-name="gr18" draw:text-style-name="P1" draw:layer="layout" svg:x1="20.824cm" svg:y1="2.685cm" svg:x2="21.871cm" svg:y2="3.42cm">
            <text:p/>
          </draw:line>
          <draw:path draw:style-name="gr19" draw:text-style-name="P7" draw:layer="layout" svg:width="0.302cm" svg:height="0.294cm" svg:x="20.798cm" svg:y="2.578cm" svg:viewBox="0 0 303 295" svg:d="M293 97c29 76-11 161-90 189-78 28-165-12-195-88-27-76 13-161 92-189 78-27 165 11 193 88z">
            <text:p/>
          </draw:path>
        </draw:g>
        <draw:path draw:style-name="gr17" draw:text-style-name="P1" draw:layer="layout" svg:width="1.5cm" svg:height="1.711cm" svg:x="18.983cm" svg:y="3.014cm" svg:viewBox="0 0 1501 1712" svg:d="M0 3c23-4 47-4 68 0 26 6 49 16 66 35 19 19 28 45 25 74-4 36-26 72-31 107-4 34 6 63 25 87 16 22 38 38 67 43 34 5 73-5 110-5 44 0 82 14 103 45 18 25 23 56 17 88-6 34-24 66-25 99 0 27 10 48 24 68 18 25 42 41 74 45 37 4 78-11 115-6 29 2 53 16 73 34 24 22 39 50 39 85 0 36-21 77-25 114-4 31 3 57 21 80 21 23 47 33 79 33 33 2 67-10 100-11 37 0 68 14 90 38 22 25 32 56 29 92s-20 74-21 108c-1 29 7 54 26 76 18 20 40 33 70 37 39 3 85-12 124-7 30 3 55 17 73 39 22 25 30 56 25 93-5 38-26 78-28 118-2 41 16 75 54 91 40 17 88 6 134 3">
          <text:p/>
        </draw:path>
        <draw:line draw:style-name="gr17" draw:text-style-name="P1" draw:layer="layout" svg:x1="19.015cm" svg:y1="3.053cm" svg:x2="20.924cm" svg:y2="1.329cm">
          <text:p/>
        </draw:line>
        <draw:line draw:style-name="gr17" draw:text-style-name="P1" draw:layer="layout" svg:x1="17.405cm" svg:y1="3.028cm" svg:x2="19.113cm" svg:y2="3.028cm">
          <text:p/>
        </draw:line>
        <draw:g>
          <draw:path draw:style-name="gr20" draw:text-style-name="P8" draw:layer="layout" svg:width="0.859cm" svg:height="0.838cm" svg:x="19.621cm" svg:y="4.31cm" svg:viewBox="0 0 860 839" svg:d="M735 122c167 163 167 430 0 594-169 164-442 164-609 0-168-164-168-431 0-594 167-163 440-163 609 0z">
            <text:p/>
          </draw:path>
          <draw:path draw:style-name="gr20" draw:text-style-name="P8" draw:layer="layout" svg:width="0.859cm" svg:height="0.838cm" svg:x="20.187cm" svg:y="4.48cm" svg:viewBox="0 0 860 839" svg:d="M735 122c167 163 167 430 0 594-169 164-442 164-609 0-168-164-168-431 0-594 167-163 440-163 609 0z">
            <text:p/>
          </draw:path>
          <draw:path draw:style-name="gr20" draw:text-style-name="P8" draw:layer="layout" svg:width="0.859cm" svg:height="0.838cm" svg:x="19.76cm" svg:y="4.712cm" svg:viewBox="0 0 860 839" svg:d="M735 122c167 163 167 430 0 594-169 164-442 164-609 0-168-164-168-431 0-594 167-163 440-163 609 0z">
            <text:p/>
          </draw:path>
          <draw:path draw:style-name="gr20" draw:text-style-name="P8" draw:layer="layout" svg:width="0.859cm" svg:height="0.838cm" svg:x="20.005cm" svg:y="4.155cm" svg:viewBox="0 0 860 839" svg:d="M735 122c167 163 167 430 0 594-169 164-442 164-609 0-168-164-168-431 0-594 167-163 440-163 609 0z">
            <text:p/>
          </draw:path>
        </draw:g>
        <draw:path draw:style-name="gr7" draw:text-style-name="P5" draw:layer="layout" svg:width="0.345cm" svg:height="0.335cm" svg:x="19.807cm" svg:y="2.049cm" svg:viewBox="0 0 346 336" svg:d="M295 49c68 66 68 172 0 238-67 66-178 66-245 0s-67-172 0-238c67-65 178-65 245 0z">
          <text:p/>
        </draw:path>
        <draw:frame draw:style-name="gr9" draw:text-style-name="P1" draw:layer="layout" svg:width="0.83cm" svg:height="0.537cm" svg:x="20.996cm" svg:y="0.755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frame draw:style-name="gr9" draw:text-style-name="P1" draw:layer="layout" svg:width="0.575cm" svg:height="0.56cm" svg:x="18.806cm" svg:y="4.605cm">
          <draw:image xlink:href="Pictures/1000266900000C6000000C60B3F72F11423C20BC.pdf" xlink:type="simple" xlink:show="embed" xlink:actuate="onLoad" draw:mime-type="application/pdf">
            <text:p/>
          </draw:image>
          <draw:image xlink:href="Pictures/100000010000002100000021F12755498C67D752.png" xlink:type="simple" xlink:show="embed" xlink:actuate="onLoad" draw:mime-type="image/png"/>
        </draw:frame>
        <draw:frame draw:style-name="gr9" draw:text-style-name="P1" draw:layer="layout" svg:width="0.828cm" svg:height="0.537cm" svg:x="17.443cm" svg:y="2.272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frame draw:style-name="gr9" draw:text-style-name="P1" draw:layer="layout" svg:width="0.507cm" svg:height="0.538cm" svg:x="22.181cm" svg:y="2.818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505cm" svg:height="0.537cm" svg:x="21.9cm" svg:y="3.481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2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2"><text:span text:style-name="T8">z</text:span></text:p>
          </draw:text-box>
        </draw:frame>
        <draw:line draw:style-name="gr13" draw:text-style-name="P1" draw:layer="layout" svg:x1="23.206cm" svg:y1="7.42cm" svg:x2="1.167cm" svg:y2="7.42cm">
          <text:p/>
        </draw:line>
        <draw:line draw:style-name="gr31" draw:text-style-name="P1" draw:layer="layout" svg:x1="8.16cm" svg:y1="11.822cm" svg:x2="8.16cm" svg:y2="11.177cm">
          <text:p/>
        </draw:line>
        <draw:g draw:name="Group 25">
          <draw:custom-shape draw:name="Line 25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6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7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8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9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0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6">
            <draw:custom-shape draw:name="Rectangle 101" draw:style-name="gr34" draw:text-style-name="P9" draw:layer="layout" svg:width="0.243cm" svg:height="0.767cm" draw:transform="rotate (-1.5707963267949) translate (31.093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2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3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4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5" draw:style-name="gr34" draw:text-style-name="P9" draw:layer="layout" svg:width="0.243cm" svg:height="0.767cm" draw:transform="rotate (-1.5707963267949) translate (25.004cm 12.38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>
            <draw:custom-shape draw:name="Rectangle 106" draw:style-name="gr34" draw:text-style-name="P9" draw:layer="layout" svg:width="0.243cm" svg:height="0.767cm" draw:transform="rotate (-1.5707963267949) translate (31.093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7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8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9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0" draw:style-name="gr34" draw:text-style-name="P9" draw:layer="layout" svg:width="0.243cm" svg:height="0.767cm" draw:transform="rotate (-1.5707963267949) translate (25.004cm 12.9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">
            <draw:custom-shape draw:name="Rectangle 111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2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3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4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5" draw:style-name="gr34" draw:text-style-name="P9" draw:layer="layout" svg:width="0.244cm" svg:height="0.767cm" draw:transform="rotate (-1.5707963267949) translate (25.004cm 13.44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>
            <draw:custom-shape draw:name="Rectangle 116" draw:style-name="gr34" draw:text-style-name="P9" draw:layer="layout" svg:width="0.244cm" svg:height="0.767cm" draw:transform="rotate (-1.5707963267949) translate (31.093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7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8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9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0" draw:style-name="gr34" draw:text-style-name="P9" draw:layer="layout" svg:width="0.244cm" svg:height="0.767cm" draw:transform="rotate (-1.5707963267949) translate (25.004cm 13.96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>
            <draw:custom-shape draw:name="Rectangle 121" draw:style-name="gr34" draw:text-style-name="P9" draw:layer="layout" svg:width="0.244cm" svg:height="0.767cm" draw:transform="rotate (-1.5707963267949) translate (31.093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2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3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4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5" draw:style-name="gr34" draw:text-style-name="P9" draw:layer="layout" svg:width="0.244cm" svg:height="0.767cm" draw:transform="rotate (-1.5707963267949) translate (25.004cm 14.46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1">
          <draw:custom-shape draw:name="Line 31" draw:style-name="gr36" draw:text-style-name="P9" draw:layer="layout" svg:width="7.61cm" svg:height="2.464cm" svg:x="23.505cm" svg:y="-0.115cm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2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3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4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5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6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32">
            <draw:custom-shape draw:name="Rectangle 126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7" draw:style-name="gr39" draw:text-style-name="P9" draw:layer="layout" svg:width="0.245cm" svg:height="0.773cm" draw:transform="rotate (1.5707963267949) translate (25.025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8" draw:style-name="gr39" draw:text-style-name="P9" draw:layer="layout" svg:width="0.245cm" svg:height="0.773cm" draw:transform="rotate (1.5707963267949) translate (26.601cm 2.30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9" draw:style-name="gr39" draw:text-style-name="P9" draw:layer="layout" svg:width="0.245cm" svg:height="0.773cm" draw:transform="rotate (1.5707963267949) translate (28.181cm 2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0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>
            <draw:custom-shape draw:name="Rectangle 131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2" draw:style-name="gr39" draw:text-style-name="P9" draw:layer="layout" svg:width="0.245cm" svg:height="0.773cm" draw:transform="rotate (1.5707963267949) translate (25.025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3" draw:style-name="gr39" draw:text-style-name="P9" draw:layer="layout" svg:width="0.245cm" svg:height="0.773cm" draw:transform="rotate (1.5707963267949) translate (26.602cm 1.77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4" draw:style-name="gr39" draw:text-style-name="P9" draw:layer="layout" svg:width="0.245cm" svg:height="0.773cm" draw:transform="rotate (1.5707963267949) translate (28.181cm 1.77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5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4">
            <draw:custom-shape draw:name="Rectangle 136" draw:style-name="gr39" draw:text-style-name="P9" draw:layer="layout" svg:width="0.246cm" svg:height="0.773cm" draw:transform="rotate (1.5707963267949) translate (23.506cm 1.23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7" draw:style-name="gr39" draw:text-style-name="P9" draw:layer="layout" svg:width="0.246cm" svg:height="0.773cm" draw:transform="rotate (1.5707963267949) translate (25.024cm 1.236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8" draw:style-name="gr39" draw:text-style-name="P9" draw:layer="layout" svg:width="0.246cm" svg:height="0.773cm" draw:transform="rotate (1.5707963267949) translate (26.6cm 1.23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9" draw:style-name="gr39" draw:text-style-name="P9" draw:layer="layout" svg:width="0.246cm" svg:height="0.773cm" draw:transform="rotate (1.5707963267949) translate (28.181cm 1.23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0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>
            <draw:custom-shape draw:name="Rectangle 141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2" draw:style-name="gr39" draw:text-style-name="P9" draw:layer="layout" svg:width="0.246cm" svg:height="0.773cm" draw:transform="rotate (1.5707963267949) translate (25.027cm 0.70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3" draw:style-name="gr39" draw:text-style-name="P9" draw:layer="layout" svg:width="0.246cm" svg:height="0.773cm" draw:transform="rotate (1.5707963267949) translate (26.602cm 0.71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4" draw:style-name="gr39" draw:text-style-name="P9" draw:layer="layout" svg:width="0.246cm" svg:height="0.773cm" draw:transform="rotate (1.5707963267949) translate (28.179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5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146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7" draw:style-name="gr39" draw:text-style-name="P9" draw:layer="layout" svg:width="0.247cm" svg:height="0.773cm" draw:transform="rotate (1.5707963267949) translate (25.024cm 0.205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8" draw:style-name="gr39" draw:text-style-name="P9" draw:layer="layout" svg:width="0.247cm" svg:height="0.773cm" draw:transform="rotate (1.5707963267949) translate (26.603cm 0.203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9" draw:style-name="gr39" draw:text-style-name="P9" draw:layer="layout" svg:width="0.247cm" svg:height="0.773cm" draw:transform="rotate (1.5707963267949) translate (28.182cm 0.204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0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style-name="gr42" draw:text-style-name="P12" draw:layer="layout" svg:x1="23.106cm" svg:y1="2.54cm" svg:x2="25.098cm" svg:y2="7.635cm">
          <text:p/>
        </draw:line>
        <draw:line draw:style-name="gr43" draw:text-style-name="P12" draw:layer="layout" svg:x1="20.32cm" svg:y1="5.808cm" svg:x2="25.098cm" svg:y2="7.635cm">
          <text:p/>
        </draw:line>
        <presentation:notes draw:style-name="dp2">
          <draw:page-thumbnail draw:style-name="gr40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Slide0" presentation:presentation-page-layout-name="AL1T0">
        <office:forms form:automatic-focus="false" form:apply-design-mode="false"/>
        <draw:g>
          <draw:polygon draw:style-name="gr44" draw:text-style-name="P4" draw:layer="layout" svg:width="0.309cm" svg:height="0.797cm" svg:x="11.429cm" svg:y="9.377cm" svg:viewBox="0 0 310 798" draw:points="310,798 0,798 0,0 310,0">
            <text:p/>
          </draw:polygon>
          <draw:polygon draw:style-name="gr45" draw:text-style-name="P14" draw:layer="layout" svg:width="0.309cm" svg:height="6.349cm" svg:x="11.754cm" svg:y="6.03cm" svg:viewBox="0 0 310 6350" draw:points="310,6350 0,6350 0,0 310,0">
            <text:p/>
          </draw:polygon>
          <draw:polygon draw:style-name="gr45" draw:text-style-name="P14" draw:layer="layout" svg:width="0.309cm" svg:height="6.349cm" svg:x="12.365cm" svg:y="6.23cm" svg:viewBox="0 0 310 6350" draw:points="310,6350 0,6350 0,0 310,0">
            <text:p/>
          </draw:polygon>
          <draw:polygon draw:style-name="gr45" draw:text-style-name="P14" draw:layer="layout" svg:width="0.309cm" svg:height="6.349cm" svg:x="13.006cm" svg:y="6.465cm" svg:viewBox="0 0 310 6350" draw:points="310,6350 0,6350 0,0 310,0">
            <text:p/>
          </draw:polygon>
          <draw:polygon draw:style-name="gr45" draw:text-style-name="P14" draw:layer="layout" svg:width="0.309cm" svg:height="6.349cm" svg:x="13.642cm" svg:y="6.465cm" svg:viewBox="0 0 310 6350" draw:points="310,6350 0,6350 0,0 310,0">
            <text:p/>
          </draw:polygon>
          <draw:polygon draw:style-name="gr45" draw:text-style-name="P14" draw:layer="layout" svg:width="0.309cm" svg:height="6.349cm" svg:x="14.276cm" svg:y="6.665cm" svg:viewBox="0 0 310 6350" draw:points="310,6350 0,6350 0,0 310,0">
            <text:p/>
          </draw:polygon>
          <draw:polygon draw:style-name="gr45" draw:text-style-name="P14" draw:layer="layout" svg:width="0.309cm" svg:height="6.349cm" svg:x="14.894cm" svg:y="6.984cm" svg:viewBox="0 0 310 6350" draw:points="310,6350 0,6350 0,0 310,0">
            <text:p/>
          </draw:polygon>
          <draw:polygon draw:style-name="gr45" draw:text-style-name="P14" draw:layer="layout" svg:width="0.309cm" svg:height="6.349cm" svg:x="15.54cm" svg:y="7.1cm" svg:viewBox="0 0 310 6350" draw:points="310,6350 0,6350 0,0 310,0">
            <text:p/>
          </draw:polygon>
          <draw:polygon draw:style-name="gr45" draw:text-style-name="P14" draw:layer="layout" svg:width="0.309cm" svg:height="6.349cm" svg:x="16.175cm" svg:y="7.135cm" svg:viewBox="0 0 310 6350" draw:points="310,6350 0,6350 0,0 310,0">
            <text:p/>
          </draw:polygon>
          <draw:polygon draw:style-name="gr45" draw:text-style-name="P14" draw:layer="layout" svg:width="0.309cm" svg:height="6.349cm" svg:x="16.836cm" svg:y="7.135cm" svg:viewBox="0 0 310 6350" draw:points="310,6350 0,6350 0,0 310,0">
            <text:p/>
          </draw:polygon>
          <draw:polygon draw:style-name="gr45" draw:text-style-name="P14" draw:layer="layout" svg:width="0.309cm" svg:height="6.349cm" svg:x="17.445cm" svg:y="7.1cm" svg:viewBox="0 0 310 6350" draw:points="310,6350 0,6350 0,0 310,0">
            <text:p/>
          </draw:polygon>
          <draw:polygon draw:style-name="gr45" draw:text-style-name="P14" draw:layer="layout" svg:width="0.309cm" svg:height="6.349cm" svg:x="18.072cm" svg:y="7.735cm" svg:viewBox="0 0 310 6350" draw:points="310,6350 0,6350 0,0 310,0">
            <text:p/>
          </draw:polygon>
          <draw:polygon draw:style-name="gr45" draw:text-style-name="P14" draw:layer="layout" svg:width="0.309cm" svg:height="6.349cm" svg:x="18.742cm" svg:y="7.78cm" svg:viewBox="0 0 310 6350" draw:points="310,6350 0,6350 0,0 310,0">
            <text:p/>
          </draw:polygon>
          <draw:polygon draw:style-name="gr44" draw:text-style-name="P4" draw:layer="layout" svg:width="0.309cm" svg:height="0.797cm" svg:x="11.421cm" svg:y="8.627cm" svg:viewBox="0 0 310 798" draw:points="310,798 0,798 0,0 310,0">
            <text:p/>
          </draw:polygon>
          <draw:polygon draw:style-name="gr44" draw:text-style-name="P4" draw:layer="layout" svg:width="0.309cm" svg:height="0.797cm" svg:x="12.065cm" svg:y="9.413cm" svg:viewBox="0 0 310 798" draw:points="310,798 0,798 0,0 310,0">
            <text:p/>
          </draw:polygon>
          <draw:polygon draw:style-name="gr44" draw:text-style-name="P4" draw:layer="layout" svg:width="0.309cm" svg:height="0.797cm" svg:x="12.076cm" svg:y="8.615cm" svg:viewBox="0 0 310 798" draw:points="310,798 0,798 0,0 310,0">
            <text:p/>
          </draw:polygon>
          <draw:polygon draw:style-name="gr44" draw:text-style-name="P4" draw:layer="layout" svg:width="0.309cm" svg:height="0.797cm" svg:x="12.702cm" svg:y="8.626cm" svg:viewBox="0 0 310 798" draw:points="310,798 0,798 0,0 310,0">
            <text:p/>
          </draw:polygon>
          <draw:polygon draw:style-name="gr44" draw:text-style-name="P4" draw:layer="layout" svg:width="0.309cm" svg:height="0.797cm" svg:x="12.679cm" svg:y="9.401cm" svg:viewBox="0 0 310 798" draw:points="310,798 0,798 0,0 310,0">
            <text:p/>
          </draw:polygon>
          <draw:polygon draw:style-name="gr44" draw:text-style-name="P4" draw:layer="layout" svg:width="0.309cm" svg:height="0.797cm" svg:x="13.325cm" svg:y="8.614cm" svg:viewBox="0 0 310 798" draw:points="310,798 0,798 0,0 310,0">
            <text:p/>
          </draw:polygon>
          <draw:polygon draw:style-name="gr44" draw:text-style-name="P4" draw:layer="layout" svg:width="0.309cm" svg:height="0.797cm" svg:x="13.326cm" svg:y="9.412cm" svg:viewBox="0 0 310 798" draw:points="310,798 0,798 0,0 310,0">
            <text:p/>
          </draw:polygon>
          <draw:polygon draw:style-name="gr44" draw:text-style-name="P4" draw:layer="layout" svg:width="0.309cm" svg:height="0.797cm" svg:x="13.982cm" svg:y="9.411cm" svg:viewBox="0 0 310 798" draw:points="310,798 0,798 0,0 310,0">
            <text:p/>
          </draw:polygon>
          <draw:polygon draw:style-name="gr44" draw:text-style-name="P4" draw:layer="layout" svg:width="0.309cm" svg:height="0.797cm" svg:x="14.596cm" svg:y="9.412cm" svg:viewBox="0 0 310 798" draw:points="310,798 0,798 0,0 310,0">
            <text:p/>
          </draw:polygon>
          <draw:polygon draw:style-name="gr44" draw:text-style-name="P4" draw:layer="layout" svg:width="0.309cm" svg:height="0.797cm" svg:x="14.596cm" svg:y="10.21cm" svg:viewBox="0 0 310 798" draw:points="310,798 0,798 0,0 310,0">
            <text:p/>
          </draw:polygon>
          <draw:polygon draw:style-name="gr44" draw:text-style-name="P4" draw:layer="layout" svg:width="0.309cm" svg:height="0.797cm" svg:x="15.24cm" svg:y="9.398cm" svg:viewBox="0 0 310 798" draw:points="310,798 0,798 0,0 310,0">
            <text:p/>
          </draw:polygon>
          <draw:polygon draw:style-name="gr44" draw:text-style-name="P4" draw:layer="layout" svg:width="0.309cm" svg:height="0.797cm" svg:x="15.24cm" svg:y="10.196cm" svg:viewBox="0 0 310 798" draw:points="310,798 0,798 0,0 310,0">
            <text:p/>
          </draw:polygon>
          <draw:polygon draw:style-name="gr44" draw:text-style-name="P4" draw:layer="layout" svg:width="0.309cm" svg:height="0.797cm" svg:x="15.876cm" svg:y="9.398cm" svg:viewBox="0 0 310 798" draw:points="310,798 0,798 0,0 310,0">
            <text:p/>
          </draw:polygon>
          <draw:polygon draw:style-name="gr44" draw:text-style-name="P4" draw:layer="layout" svg:width="0.309cm" svg:height="0.797cm" svg:x="15.876cm" svg:y="10.196cm" svg:viewBox="0 0 310 798" draw:points="310,798 0,798 0,0 310,0">
            <text:p/>
          </draw:polygon>
          <draw:polygon draw:style-name="gr44" draw:text-style-name="P4" draw:layer="layout" svg:width="0.309cm" svg:height="0.797cm" svg:x="16.5cm" svg:y="9.398cm" svg:viewBox="0 0 310 798" draw:points="310,798 0,798 0,0 310,0">
            <text:p/>
          </draw:polygon>
          <draw:polygon draw:style-name="gr44" draw:text-style-name="P4" draw:layer="layout" svg:width="0.309cm" svg:height="0.797cm" svg:x="16.5cm" svg:y="10.196cm" svg:viewBox="0 0 310 798" draw:points="310,798 0,798 0,0 310,0">
            <text:p/>
          </draw:polygon>
          <draw:polygon draw:style-name="gr44" draw:text-style-name="P4" draw:layer="layout" svg:width="0.309cm" svg:height="0.797cm" svg:x="17.146cm" svg:y="9.397cm" svg:viewBox="0 0 310 798" draw:points="310,798 0,798 0,0 310,0">
            <text:p/>
          </draw:polygon>
          <draw:polygon draw:style-name="gr44" draw:text-style-name="P4" draw:layer="layout" svg:width="0.309cm" svg:height="0.797cm" svg:x="17.146cm" svg:y="10.195cm" svg:viewBox="0 0 310 798" draw:points="310,798 0,798 0,0 310,0">
            <text:p/>
          </draw:polygon>
          <draw:polygon draw:style-name="gr44" draw:text-style-name="P4" draw:layer="layout" svg:width="0.309cm" svg:height="0.797cm" svg:x="17.762cm" svg:y="9.41cm" svg:viewBox="0 0 310 798" draw:points="310,798 0,798 0,0 310,0">
            <text:p/>
          </draw:polygon>
          <draw:polygon draw:style-name="gr44" draw:text-style-name="P4" draw:layer="layout" svg:width="0.309cm" svg:height="0.797cm" svg:x="17.762cm" svg:y="11.006cm" svg:viewBox="0 0 310 798" draw:points="310,798 0,798 0,0 310,0">
            <text:p/>
          </draw:polygon>
          <draw:polygon draw:style-name="gr44" draw:text-style-name="P4" draw:layer="layout" svg:width="0.309cm" svg:height="0.797cm" svg:x="19.052cm" svg:y="10.981cm" svg:viewBox="0 0 310 798" draw:points="310,798 0,798 0,0 310,0">
            <text:p/>
          </draw:polygon>
          <draw:polygon draw:style-name="gr44" draw:text-style-name="P4" draw:layer="layout" svg:width="0.309cm" svg:height="0.797cm" svg:x="18.417cm" svg:y="10.993cm" svg:viewBox="0 0 310 798" draw:points="310,798 0,798 0,0 310,0">
            <text:p/>
          </draw:polygon>
          <draw:polygon draw:style-name="gr44" draw:text-style-name="P4" draw:layer="layout" svg:width="0.309cm" svg:height="0.797cm" svg:x="18.397cm" svg:y="9.397cm" svg:viewBox="0 0 310 798" draw:points="310,798 0,798 0,0 310,0">
            <text:p/>
          </draw:polygon>
          <draw:polygon draw:style-name="gr44" draw:text-style-name="P4" draw:layer="layout" svg:width="0.309cm" svg:height="0.797cm" svg:x="19.052cm" svg:y="10.183cm" svg:viewBox="0 0 310 798" draw:points="310,798 0,798 0,0 310,0">
            <text:p/>
          </draw:polygon>
          <draw:frame draw:style-name="gr2" draw:text-style-name="P3" draw:layer="layout" svg:width="5.924cm" svg:height="2.347cm" svg:x="8.295cm" svg:y="15.548cm">
            <draw:text-box>
              <text:p text:style-name="P2"><text:span text:style-name="T1">Hadronic </text:span><text:span text:style-name="T2">Calorimeter</text:span></text:p>
            </draw:text-box>
          </draw:frame>
          <draw:frame draw:style-name="gr2" draw:text-style-name="P3" draw:layer="layout" svg:width="6.089cm" svg:height="2.347cm" svg:x="0.087cm" svg:y="15.548cm">
            <draw:text-box>
              <text:p text:style-name="P2"><text:span text:style-name="T3">Electromagnetic</text:span></text:p>
              <text:p text:style-name="P2"><text:span text:style-name="T3">Calorimeter</text:span></text:p>
            </draw:text-box>
          </draw:frame>
          <draw:polygon draw:style-name="gr44" draw:text-style-name="P4" draw:layer="layout" svg:width="0.178cm" svg:height="0.133cm" svg:x="4.231cm" svg:y="7.285cm" svg:viewBox="0 0 179 134" draw:points="179,134 0,134 0,0 179,0">
            <text:p/>
          </draw:polygon>
          <draw:polygon draw:style-name="gr44" draw:text-style-name="P4" draw:layer="layout" svg:width="0.178cm" svg:height="0.133cm" svg:x="4.47cm" svg:y="7.295cm" svg:viewBox="0 0 179 134" draw:points="179,134 0,134 0,0 179,0">
            <text:p/>
          </draw:polygon>
          <draw:polygon draw:style-name="gr44" draw:text-style-name="P4" draw:layer="layout" svg:width="0.178cm" svg:height="0.133cm" svg:x="4.47cm" svg:y="7.434cm" svg:viewBox="0 0 179 134" draw:points="179,134 0,134 0,0 179,0">
            <text:p/>
          </draw:polygon>
          <draw:polygon draw:style-name="gr44" draw:text-style-name="P4" draw:layer="layout" svg:width="0.178cm" svg:height="0.133cm" svg:x="4.47cm" svg:y="7.574cm" svg:viewBox="0 0 179 134" draw:points="179,134 0,134 0,0 179,0">
            <text:p/>
          </draw:polygon>
          <draw:polygon draw:style-name="gr44" draw:text-style-name="P4" draw:layer="layout" svg:width="0.178cm" svg:height="0.133cm" svg:x="5.122cm" svg:y="7.3cm" svg:viewBox="0 0 179 134" draw:points="179,134 0,134 0,0 179,0">
            <text:p/>
          </draw:polygon>
          <draw:polygon draw:style-name="gr44" draw:text-style-name="P4" draw:layer="layout" svg:width="0.178cm" svg:height="0.133cm" svg:x="4.691cm" svg:y="7.247cm" svg:viewBox="0 0 179 134" draw:points="179,134 0,134 0,0 179,0">
            <text:p/>
          </draw:polygon>
          <draw:polygon draw:style-name="gr44" draw:text-style-name="P4" draw:layer="layout" svg:width="0.178cm" svg:height="0.133cm" svg:x="4.691cm" svg:y="7.388cm" svg:viewBox="0 0 179 134" draw:points="179,134 0,134 0,0 179,0">
            <text:p/>
          </draw:polygon>
          <draw:polygon draw:style-name="gr44" draw:text-style-name="P4" draw:layer="layout" svg:width="0.178cm" svg:height="0.133cm" svg:x="4.691cm" svg:y="7.528cm" svg:viewBox="0 0 179 134" draw:points="179,134 0,134 0,0 179,0">
            <text:p/>
          </draw:polygon>
          <draw:polygon draw:style-name="gr44" draw:text-style-name="P4" draw:layer="layout" svg:width="0.178cm" svg:height="0.133cm" svg:x="9.582cm" svg:y="8.871cm" svg:viewBox="0 0 179 134" draw:points="179,134 0,134 0,0 179,0">
            <text:p/>
          </draw:polygon>
          <draw:polygon draw:style-name="gr44" draw:text-style-name="P4" draw:layer="layout" svg:width="0.178cm" svg:height="0.133cm" svg:x="4.91cm" svg:y="7.295cm" svg:viewBox="0 0 179 134" draw:points="179,134 0,134 0,0 179,0">
            <text:p/>
          </draw:polygon>
          <draw:polygon draw:style-name="gr44" draw:text-style-name="P4" draw:layer="layout" svg:width="0.178cm" svg:height="0.133cm" svg:x="4.91cm" svg:y="7.434cm" svg:viewBox="0 0 179 134" draw:points="179,134 0,134 0,0 179,0">
            <text:p/>
          </draw:polygon>
          <draw:polygon draw:style-name="gr44" draw:text-style-name="P4" draw:layer="layout" svg:width="0.178cm" svg:height="0.133cm" svg:x="6.906cm" svg:y="8.035cm" svg:viewBox="0 0 179 134" draw:points="179,134 0,134 0,0 179,0">
            <text:p/>
          </draw:polygon>
          <draw:polygon draw:style-name="gr44" draw:text-style-name="P4" draw:layer="layout" svg:width="0.178cm" svg:height="0.133cm" svg:x="8.021cm" svg:y="8.236cm" svg:viewBox="0 0 179 134" draw:points="179,134 0,134 0,0 179,0">
            <text:p/>
          </draw:polygon>
          <draw:polygon draw:style-name="gr44" draw:text-style-name="P4" draw:layer="layout" svg:width="0.178cm" svg:height="0.133cm" svg:x="8.021cm" svg:y="8.47cm" svg:viewBox="0 0 179 134" draw:points="179,134 0,134 0,0 179,0">
            <text:p/>
          </draw:polygon>
          <draw:polygon draw:style-name="gr44" draw:text-style-name="P4" draw:layer="layout" svg:width="0.178cm" svg:height="0.133cm" svg:x="6.015cm" svg:y="7.969cm" svg:viewBox="0 0 179 134" draw:points="179,134 0,134 0,0 179,0">
            <text:p/>
          </draw:polygon>
          <draw:polygon draw:style-name="gr44" draw:text-style-name="P4" draw:layer="layout" svg:width="0.178cm" svg:height="0.133cm" svg:x="6.906cm" svg:y="8.236cm" svg:viewBox="0 0 179 134" draw:points="179,134 0,134 0,0 179,0">
            <text:p/>
          </draw:polygon>
          <draw:polygon draw:style-name="gr44" draw:text-style-name="P4" draw:layer="layout" svg:width="0.178cm" svg:height="0.133cm" svg:x="4.031cm" svg:y="7.325cm" svg:viewBox="0 0 179 134" draw:points="179,134 0,134 0,0 179,0">
            <text:p/>
          </draw:polygon>
          <draw:polygon draw:style-name="gr44" draw:text-style-name="P4" draw:layer="layout" svg:width="0.178cm" svg:height="0.133cm" svg:x="4.031cm" svg:y="7.465cm" svg:viewBox="0 0 179 134" draw:points="179,134 0,134 0,0 179,0">
            <text:p/>
          </draw:polygon>
          <draw:polygon draw:style-name="gr44" draw:text-style-name="P4" draw:layer="layout" svg:width="0.178cm" svg:height="0.133cm" svg:x="9.539cm" svg:y="8.47cm" svg:viewBox="0 0 179 134" draw:points="179,134 0,134 0,0 179,0">
            <text:p/>
          </draw:polygon>
          <draw:polygon draw:style-name="gr44" draw:text-style-name="P4" draw:layer="layout" svg:width="0.178cm" svg:height="0.133cm" svg:x="4.251cm" svg:y="7.419cm" svg:viewBox="0 0 179 134" draw:points="179,134 0,134 0,0 179,0">
            <text:p/>
          </draw:polygon>
          <draw:polygon draw:style-name="gr44" draw:text-style-name="P4" draw:layer="layout" svg:width="0.178cm" svg:height="0.133cm" svg:x="4.251cm" svg:y="7.559cm" svg:viewBox="0 0 179 134" draw:points="179,134 0,134 0,0 179,0">
            <text:p/>
          </draw:polygon>
          <draw:polygon draw:style-name="gr44" draw:text-style-name="P4" draw:layer="layout" svg:width="0.178cm" svg:height="0.133cm" svg:x="3.812cm" svg:y="7.373cm" svg:viewBox="0 0 179 134" draw:points="179,134 0,134 0,0 179,0">
            <text:p/>
          </draw:polygon>
          <draw:polygon draw:style-name="gr44" draw:text-style-name="P4" draw:layer="layout" svg:width="0.178cm" svg:height="0.133cm" svg:x="3.812cm" svg:y="7.512cm" svg:viewBox="0 0 179 134" draw:points="179,134 0,134 0,0 179,0">
            <text:p/>
          </draw:polygon>
          <draw:polygon draw:style-name="gr44" draw:text-style-name="P4" draw:layer="layout" svg:width="0.178cm" svg:height="0.133cm" svg:x="6.015cm" svg:y="7.835cm" svg:viewBox="0 0 179 134" draw:points="179,134 0,134 0,0 179,0">
            <text:p/>
          </draw:polygon>
          <draw:polygon draw:style-name="gr44" draw:text-style-name="P4" draw:layer="layout" svg:width="0.178cm" svg:height="0.133cm" svg:x="3.588cm" svg:y="7.454cm" svg:viewBox="0 0 179 134" draw:points="179,134 0,134 0,0 179,0">
            <text:p/>
          </draw:polygon>
          <draw:g>
            <draw:line draw:style-name="gr5" draw:text-style-name="P1" draw:layer="layout" svg:x1="5.301cm" svg:y1="12.255cm" svg:x2="5.301cm" svg:y2="2.653cm">
              <text:p/>
            </draw:line>
            <draw:line draw:style-name="gr5" draw:text-style-name="P1" draw:layer="layout" svg:x1="3.518cm" svg:y1="12.255cm" svg:x2="3.518cm" svg:y2="2.653cm">
              <text:p/>
            </draw:line>
            <draw:line draw:style-name="gr5" draw:text-style-name="P1" draw:layer="layout" svg:x1="6.193cm" svg:y1="12.255cm" svg:x2="6.193cm" svg:y2="2.653cm">
              <text:p/>
            </draw:line>
            <draw:line draw:style-name="gr5" draw:text-style-name="P1" draw:layer="layout" svg:x1="4.41cm" svg:y1="12.255cm" svg:x2="4.41cm" svg:y2="2.653cm">
              <text:p/>
            </draw:line>
            <draw:line draw:style-name="gr5" draw:text-style-name="P1" draw:layer="layout" svg:x1="5.747cm" svg:y1="12.255cm" svg:x2="5.747cm" svg:y2="2.653cm">
              <text:p/>
            </draw:line>
            <draw:line draw:style-name="gr5" draw:text-style-name="P1" draw:layer="layout" svg:x1="3.963cm" svg:y1="12.255cm" svg:x2="3.963cm" svg:y2="2.653cm">
              <text:p/>
            </draw:line>
            <draw:line draw:style-name="gr5" draw:text-style-name="P1" draw:layer="layout" svg:x1="6.64cm" svg:y1="12.255cm" svg:x2="6.64cm" svg:y2="2.653cm">
              <text:p/>
            </draw:line>
            <draw:line draw:style-name="gr5" draw:text-style-name="P1" draw:layer="layout" svg:x1="4.855cm" svg:y1="12.255cm" svg:x2="4.855cm" svg:y2="2.653cm">
              <text:p/>
            </draw:line>
            <draw:line draw:style-name="gr5" draw:text-style-name="P1" draw:layer="layout" svg:x1="8.869cm" svg:y1="12.255cm" svg:x2="8.869cm" svg:y2="2.653cm">
              <text:p/>
            </draw:line>
            <draw:line draw:style-name="gr5" draw:text-style-name="P1" draw:layer="layout" svg:x1="7.085cm" svg:y1="12.255cm" svg:x2="7.085cm" svg:y2="2.653cm">
              <text:p/>
            </draw:line>
            <draw:line draw:style-name="gr5" draw:text-style-name="P1" draw:layer="layout" svg:x1="9.761cm" svg:y1="12.255cm" svg:x2="9.761cm" svg:y2="2.653cm">
              <text:p/>
            </draw:line>
            <draw:line draw:style-name="gr5" draw:text-style-name="P1" draw:layer="layout" svg:x1="7.977cm" svg:y1="12.255cm" svg:x2="7.977cm" svg:y2="2.653cm">
              <text:p/>
            </draw:line>
            <draw:line draw:style-name="gr5" draw:text-style-name="P1" draw:layer="layout" svg:x1="9.315cm" svg:y1="12.255cm" svg:x2="9.315cm" svg:y2="2.653cm">
              <text:p/>
            </draw:line>
            <draw:line draw:style-name="gr5" draw:text-style-name="P1" draw:layer="layout" svg:x1="7.531cm" svg:y1="12.255cm" svg:x2="7.531cm" svg:y2="2.653cm">
              <text:p/>
            </draw:line>
            <draw:line draw:style-name="gr5" draw:text-style-name="P1" draw:layer="layout" svg:x1="10.207cm" svg:y1="12.255cm" svg:x2="10.207cm" svg:y2="2.653cm">
              <text:p/>
            </draw:line>
            <draw:line draw:style-name="gr5" draw:text-style-name="P1" draw:layer="layout" svg:x1="8.423cm" svg:y1="12.255cm" svg:x2="8.423cm" svg:y2="2.653cm">
              <text:p/>
            </draw:line>
            <draw:line draw:style-name="gr5" draw:text-style-name="P1" draw:layer="layout" svg:x1="5.525cm" svg:y1="12.255cm" svg:x2="5.525cm" svg:y2="2.653cm">
              <text:p/>
            </draw:line>
            <draw:line draw:style-name="gr5" draw:text-style-name="P1" draw:layer="layout" svg:x1="3.74cm" svg:y1="12.255cm" svg:x2="3.74cm" svg:y2="2.653cm">
              <text:p/>
            </draw:line>
            <draw:line draw:style-name="gr5" draw:text-style-name="P1" draw:layer="layout" svg:x1="6.416cm" svg:y1="12.255cm" svg:x2="6.416cm" svg:y2="2.653cm">
              <text:p/>
            </draw:line>
            <draw:line draw:style-name="gr5" draw:text-style-name="P1" draw:layer="layout" svg:x1="4.633cm" svg:y1="12.255cm" svg:x2="4.633cm" svg:y2="2.653cm">
              <text:p/>
            </draw:line>
            <draw:line draw:style-name="gr5" draw:text-style-name="P1" draw:layer="layout" svg:x1="5.97cm" svg:y1="12.255cm" svg:x2="5.97cm" svg:y2="2.653cm">
              <text:p/>
            </draw:line>
            <draw:line draw:style-name="gr5" draw:text-style-name="P1" draw:layer="layout" svg:x1="4.186cm" svg:y1="12.255cm" svg:x2="4.186cm" svg:y2="2.653cm">
              <text:p/>
            </draw:line>
            <draw:line draw:style-name="gr5" draw:text-style-name="P1" draw:layer="layout" svg:x1="6.862cm" svg:y1="12.255cm" svg:x2="6.862cm" svg:y2="2.653cm">
              <text:p/>
            </draw:line>
            <draw:line draw:style-name="gr5" draw:text-style-name="P1" draw:layer="layout" svg:x1="5.078cm" svg:y1="12.255cm" svg:x2="5.078cm" svg:y2="2.653cm">
              <text:p/>
            </draw:line>
            <draw:line draw:style-name="gr5" draw:text-style-name="P1" draw:layer="layout" svg:x1="9.092cm" svg:y1="12.255cm" svg:x2="9.092cm" svg:y2="2.653cm">
              <text:p/>
            </draw:line>
            <draw:line draw:style-name="gr5" draw:text-style-name="P1" draw:layer="layout" svg:x1="7.308cm" svg:y1="12.255cm" svg:x2="7.308cm" svg:y2="2.653cm">
              <text:p/>
            </draw:line>
            <draw:line draw:style-name="gr5" draw:text-style-name="P1" draw:layer="layout" svg:x1="9.984cm" svg:y1="12.255cm" svg:x2="9.984cm" svg:y2="2.653cm">
              <text:p/>
            </draw:line>
            <draw:line draw:style-name="gr5" draw:text-style-name="P1" draw:layer="layout" svg:x1="8.2cm" svg:y1="12.255cm" svg:x2="8.2cm" svg:y2="2.653cm">
              <text:p/>
            </draw:line>
            <draw:line draw:style-name="gr5" draw:text-style-name="P1" draw:layer="layout" svg:x1="9.539cm" svg:y1="12.255cm" svg:x2="9.539cm" svg:y2="2.653cm">
              <text:p/>
            </draw:line>
            <draw:line draw:style-name="gr5" draw:text-style-name="P1" draw:layer="layout" svg:x1="7.754cm" svg:y1="12.255cm" svg:x2="7.754cm" svg:y2="2.653cm">
              <text:p/>
            </draw:line>
            <draw:line draw:style-name="gr5" draw:text-style-name="P1" draw:layer="layout" svg:x1="10.431cm" svg:y1="12.255cm" svg:x2="10.431cm" svg:y2="2.653cm">
              <text:p/>
            </draw:line>
            <draw:line draw:style-name="gr5" draw:text-style-name="P1" draw:layer="layout" svg:x1="8.647cm" svg:y1="12.255cm" svg:x2="8.647cm" svg:y2="2.653cm">
              <text:p/>
            </draw:line>
            <draw:line draw:style-name="gr5" draw:text-style-name="P1" draw:layer="layout" svg:x1="10.654cm" svg:y1="12.255cm" svg:x2="10.654cm" svg:y2="2.653cm">
              <text:p/>
            </draw:line>
            <draw:line draw:style-name="gr5" draw:text-style-name="P1" draw:layer="layout" svg:x1="10.876cm" svg:y1="12.255cm" svg:x2="10.876cm" svg:y2="2.653cm">
              <text:p/>
            </draw:line>
            <draw:line draw:style-name="gr5" draw:text-style-name="P1" draw:layer="layout" svg:x1="11.099cm" svg:y1="12.255cm" svg:x2="11.099cm" svg:y2="2.653cm">
              <text:p/>
            </draw:line>
          </draw:g>
          <draw:polygon draw:style-name="gr10" draw:text-style-name="P1" draw:layer="layout" svg:width="7.552cm" svg:height="9.603cm" svg:x="3.531cm" svg:y="2.651cm" svg:viewBox="0 0 7553 9604" draw:points="0,0 7553,0 7553,9604 0,9604">
            <text:p/>
          </draw:polygon>
          <draw:frame draw:style-name="gr9" draw:text-style-name="P1" draw:layer="layout" svg:width="1.146cm" svg:height="0.688cm" svg:x="0.935cm" svg:y="6.847cm">
            <draw:image xlink:href="Pictures/1000461E0000120000000C0092F431FBE9003D06.pdf" xlink:type="simple" xlink:show="embed" xlink:actuate="onLoad" draw:mime-type="application/pdf">
              <text:p/>
            </draw:image>
            <draw:image xlink:href="Pictures/1000000100000030000000207F5395E7500127E2.png" xlink:type="simple" xlink:show="embed" xlink:actuate="onLoad" draw:mime-type="image/png"/>
          </draw:frame>
          <draw:line draw:style-name="gr14" draw:text-style-name="P1" draw:layer="layout" svg:x1="19.619cm" svg:y1="10.328cm" svg:x2="4.645cm" svg:y2="7.635cm">
            <text:p/>
          </draw:line>
          <draw:line draw:style-name="gr14" draw:text-style-name="P1" draw:layer="layout" svg:x1="19.685cm" svg:y1="11.445cm" svg:x2="4.43cm" svg:y2="7.635cm">
            <text:p/>
          </draw:line>
          <draw:line draw:style-name="gr24" draw:text-style-name="P1" draw:layer="layout" svg:x1="3.302cm" svg:y1="12.024cm" svg:x2="1cm" svg:y2="15.722cm">
            <text:p/>
          </draw:line>
          <draw:g>
            <draw:line draw:style-name="gr25" draw:text-style-name="P1" draw:layer="layout" svg:x1="10.266cm" svg:y1="14.944cm" svg:x2="10.827cm" svg:y2="15.714cm">
              <text:p/>
            </draw:line>
            <draw:line draw:style-name="gr25" draw:text-style-name="P1" draw:layer="layout" svg:x1="12.25cm" svg:y1="14.944cm" svg:x2="11.689cm" svg:y2="15.714cm">
              <text:p/>
            </draw:line>
          </draw:g>
          <draw:g>
            <draw:line draw:style-name="gr26" draw:text-style-name="P1" draw:layer="layout" svg:x1="11.394cm" svg:y1="14.795cm" svg:x2="11.394cm" svg:y2="0.156cm">
              <text:p/>
            </draw:line>
            <draw:line draw:style-name="gr27" draw:text-style-name="P1" draw:layer="layout" svg:x1="11.728cm" svg:y1="14.795cm" svg:x2="11.728cm" svg:y2="0.115cm">
              <text:p/>
            </draw:line>
            <draw:line draw:style-name="gr27" draw:text-style-name="P1" draw:layer="layout" svg:x1="12.045cm" svg:y1="14.795cm" svg:x2="12.045cm" svg:y2="0.115cm">
              <text:p/>
            </draw:line>
            <draw:line draw:style-name="gr27" draw:text-style-name="P1" draw:layer="layout" svg:x1="12.363cm" svg:y1="14.795cm" svg:x2="12.363cm" svg:y2="0.115cm">
              <text:p/>
            </draw:line>
            <draw:line draw:style-name="gr27" draw:text-style-name="P1" draw:layer="layout" svg:x1="12.998cm" svg:y1="14.795cm" svg:x2="12.998cm" svg:y2="0.115cm">
              <text:p/>
            </draw:line>
            <draw:line draw:style-name="gr27" draw:text-style-name="P1" draw:layer="layout" svg:x1="13.634cm" svg:y1="14.795cm" svg:x2="13.634cm" svg:y2="0.115cm">
              <text:p/>
            </draw:line>
            <draw:line draw:style-name="gr27" draw:text-style-name="P1" draw:layer="layout" svg:x1="14.586cm" svg:y1="14.795cm" svg:x2="14.586cm" svg:y2="0.115cm">
              <text:p/>
            </draw:line>
            <draw:line draw:style-name="gr27" draw:text-style-name="P1" draw:layer="layout" svg:x1="15.541cm" svg:y1="14.795cm" svg:x2="15.541cm" svg:y2="0.115cm">
              <text:p/>
            </draw:line>
            <draw:line draw:style-name="gr27" draw:text-style-name="P1" draw:layer="layout" svg:x1="16.493cm" svg:y1="14.795cm" svg:x2="16.493cm" svg:y2="0.115cm">
              <text:p/>
            </draw:line>
            <draw:line draw:style-name="gr27" draw:text-style-name="P1" draw:layer="layout" svg:x1="12.681cm" svg:y1="14.795cm" svg:x2="12.681cm" svg:y2="0.115cm">
              <text:p/>
            </draw:line>
            <draw:line draw:style-name="gr27" draw:text-style-name="P1" draw:layer="layout" svg:x1="13.316cm" svg:y1="14.795cm" svg:x2="13.316cm" svg:y2="0.115cm">
              <text:p/>
            </draw:line>
            <draw:line draw:style-name="gr27" draw:text-style-name="P1" draw:layer="layout" svg:x1="13.952cm" svg:y1="14.795cm" svg:x2="13.952cm" svg:y2="0.115cm">
              <text:p/>
            </draw:line>
            <draw:line draw:style-name="gr27" draw:text-style-name="P1" draw:layer="layout" svg:x1="14.905cm" svg:y1="14.795cm" svg:x2="14.905cm" svg:y2="0.115cm">
              <text:p/>
            </draw:line>
            <draw:line draw:style-name="gr27" draw:text-style-name="P1" draw:layer="layout" svg:x1="15.858cm" svg:y1="14.795cm" svg:x2="15.858cm" svg:y2="0.115cm">
              <text:p/>
            </draw:line>
            <draw:line draw:style-name="gr27" draw:text-style-name="P1" draw:layer="layout" svg:x1="17.129cm" svg:y1="14.795cm" svg:x2="17.129cm" svg:y2="0.115cm">
              <text:p/>
            </draw:line>
            <draw:line draw:style-name="gr27" draw:text-style-name="P1" draw:layer="layout" svg:x1="18.082cm" svg:y1="14.795cm" svg:x2="18.082cm" svg:y2="0.115cm">
              <text:p/>
            </draw:line>
            <draw:line draw:style-name="gr27" draw:text-style-name="P1" draw:layer="layout" svg:x1="19.035cm" svg:y1="14.795cm" svg:x2="19.035cm" svg:y2="0.115cm">
              <text:p/>
            </draw:line>
            <draw:line draw:style-name="gr27" draw:text-style-name="P1" draw:layer="layout" svg:x1="14.269cm" svg:y1="14.795cm" svg:x2="14.269cm" svg:y2="0.115cm">
              <text:p/>
            </draw:line>
            <draw:line draw:style-name="gr27" draw:text-style-name="P1" draw:layer="layout" svg:x1="15.222cm" svg:y1="14.795cm" svg:x2="15.222cm" svg:y2="0.115cm">
              <text:p/>
            </draw:line>
            <draw:line draw:style-name="gr27" draw:text-style-name="P1" draw:layer="layout" svg:x1="16.175cm" svg:y1="14.795cm" svg:x2="16.175cm" svg:y2="0.115cm">
              <text:p/>
            </draw:line>
            <draw:line draw:style-name="gr27" draw:text-style-name="P1" draw:layer="layout" svg:x1="17.446cm" svg:y1="14.795cm" svg:x2="17.446cm" svg:y2="0.115cm">
              <text:p/>
            </draw:line>
            <draw:line draw:style-name="gr27" draw:text-style-name="P1" draw:layer="layout" svg:x1="18.399cm" svg:y1="14.795cm" svg:x2="18.399cm" svg:y2="0.115cm">
              <text:p/>
            </draw:line>
            <draw:line draw:style-name="gr27" draw:text-style-name="P1" draw:layer="layout" svg:x1="16.811cm" svg:y1="14.795cm" svg:x2="16.811cm" svg:y2="0.115cm">
              <text:p/>
            </draw:line>
            <draw:line draw:style-name="gr27" draw:text-style-name="P1" draw:layer="layout" svg:x1="17.764cm" svg:y1="14.795cm" svg:x2="17.764cm" svg:y2="0.115cm">
              <text:p/>
            </draw:line>
            <draw:line draw:style-name="gr27" draw:text-style-name="P1" draw:layer="layout" svg:x1="18.718cm" svg:y1="14.795cm" svg:x2="18.718cm" svg:y2="0.115cm">
              <text:p/>
            </draw:line>
            <draw:line draw:style-name="gr27" draw:text-style-name="P1" draw:layer="layout" svg:x1="19.352cm" svg:y1="14.795cm" svg:x2="19.352cm" svg:y2="0.115cm">
              <text:p/>
            </draw:line>
            <draw:polygon draw:style-name="gr28" draw:text-style-name="P1" draw:layer="layout" svg:width="0.289cm" svg:height="0.797cm" svg:x="19.052cm" svg:y="2.23cm" svg:viewBox="0 0 290 798" draw:points="0,0 289,0 290,798 0,798">
              <text:p/>
            </draw:polygon>
            <draw:polygon draw:style-name="gr28" draw:text-style-name="P1" draw:layer="layout" svg:width="0.289cm" svg:height="0.797cm" svg:x="18.417cm" svg:y="2.23cm" svg:viewBox="0 0 290 798" draw:points="0,0 289,0 290,798 0,798">
              <text:p/>
            </draw:polygon>
            <draw:polygon draw:style-name="gr28" draw:text-style-name="P1" draw:layer="layout" svg:width="0.289cm" svg:height="0.797cm" svg:x="17.146cm" svg:y="2.23cm" svg:viewBox="0 0 290 798" draw:points="0,0 289,0 290,798 0,798">
              <text:p/>
            </draw:polygon>
            <draw:polygon draw:style-name="gr28" draw:text-style-name="P1" draw:layer="layout" svg:width="0.289cm" svg:height="0.797cm" svg:x="15.876cm" svg:y="2.23cm" svg:viewBox="0 0 290 798" draw:points="0,0 289,0 290,798 0,798">
              <text:p/>
            </draw:polygon>
            <draw:polygon draw:style-name="gr28" draw:text-style-name="P1" draw:layer="layout" svg:width="0.289cm" svg:height="0.797cm" svg:x="14.604cm" svg:y="2.231cm" svg:viewBox="0 0 290 798" draw:points="0,0 289,0 290,798 0,798">
              <text:p/>
            </draw:polygon>
            <draw:polygon draw:style-name="gr28" draw:text-style-name="P1" draw:layer="layout" svg:width="0.289cm" svg:height="0.797cm" svg:x="13.334cm" svg:y="2.232cm" svg:viewBox="0 0 290 798" draw:points="0,0 289,0 290,798 0,798">
              <text:p/>
            </draw:polygon>
            <draw:polygon draw:style-name="gr28" draw:text-style-name="P1" draw:layer="layout" svg:width="0.289cm" svg:height="0.797cm" svg:x="17.782cm" svg:y="2.23cm" svg:viewBox="0 0 290 798" draw:points="0,0 289,0 290,798 0,798">
              <text:p/>
            </draw:polygon>
            <draw:polygon draw:style-name="gr28" draw:text-style-name="P1" draw:layer="layout" svg:width="0.289cm" svg:height="0.797cm" svg:x="16.511cm" svg:y="2.23cm" svg:viewBox="0 0 290 798" draw:points="0,0 289,0 290,798 0,798">
              <text:p/>
            </draw:polygon>
            <draw:polygon draw:style-name="gr28" draw:text-style-name="P1" draw:layer="layout" svg:width="0.289cm" svg:height="0.797cm" svg:x="15.24cm" svg:y="2.231cm" svg:viewBox="0 0 290 798" draw:points="0,0 289,0 290,798 0,798">
              <text:p/>
            </draw:polygon>
            <draw:polygon draw:style-name="gr28" draw:text-style-name="P1" draw:layer="layout" svg:width="0.289cm" svg:height="0.797cm" svg:x="13.97cm" svg:y="2.231cm" svg:viewBox="0 0 290 798" draw:points="0,0 289,0 290,798 0,798">
              <text:p/>
            </draw:polygon>
            <draw:polygon draw:style-name="gr28" draw:text-style-name="P1" draw:layer="layout" svg:width="0.289cm" svg:height="0.797cm" svg:x="12.699cm" svg:y="2.232cm" svg:viewBox="0 0 290 798" draw:points="0,0 289,0 290,798 0,798">
              <text:p/>
            </draw:polygon>
            <draw:polygon draw:style-name="gr28" draw:text-style-name="P1" draw:layer="layout" svg:width="0.289cm" svg:height="0.797cm" svg:x="12.064cm" svg:y="2.232cm" svg:viewBox="0 0 290 798" draw:points="0,0 289,0 290,798 0,798">
              <text:p/>
            </draw:polygon>
            <draw:polygon draw:style-name="gr28" draw:text-style-name="P1" draw:layer="layout" svg:width="0.289cm" svg:height="0.797cm" svg:x="11.429cm" svg:y="2.232cm" svg:viewBox="0 0 290 798" draw:points="0,0 289,0 290,798 0,798">
              <text:p/>
            </draw:polygon>
            <draw:polygon draw:style-name="gr28" draw:text-style-name="P1" draw:layer="layout" svg:width="0.289cm" svg:height="0.797cm" svg:x="19.052cm" svg:y="3.814cm" svg:viewBox="0 0 290 798" draw:points="0,0 289,0 290,798 0,798">
              <text:p/>
            </draw:polygon>
            <draw:polygon draw:style-name="gr28" draw:text-style-name="P1" draw:layer="layout" svg:width="0.289cm" svg:height="0.797cm" svg:x="18.417cm" svg:y="3.815cm" svg:viewBox="0 0 290 798" draw:points="0,0 289,0 290,798 0,798">
              <text:p/>
            </draw:polygon>
            <draw:polygon draw:style-name="gr28" draw:text-style-name="P1" draw:layer="layout" svg:width="0.289cm" svg:height="0.797cm" svg:x="17.146cm" svg:y="3.815cm" svg:viewBox="0 0 290 798" draw:points="0,0 289,0 290,798 0,798">
              <text:p/>
            </draw:polygon>
            <draw:polygon draw:style-name="gr28" draw:text-style-name="P1" draw:layer="layout" svg:width="0.289cm" svg:height="0.797cm" svg:x="15.876cm" svg:y="3.816cm" svg:viewBox="0 0 290 798" draw:points="0,0 289,0 290,798 0,798">
              <text:p/>
            </draw:polygon>
            <draw:polygon draw:style-name="gr28" draw:text-style-name="P1" draw:layer="layout" svg:width="0.289cm" svg:height="0.797cm" svg:x="14.604cm" svg:y="3.816cm" svg:viewBox="0 0 290 798" draw:points="0,0 289,0 290,798 0,798">
              <text:p/>
            </draw:polygon>
            <draw:polygon draw:style-name="gr28" draw:text-style-name="P1" draw:layer="layout" svg:width="0.289cm" svg:height="0.797cm" svg:x="13.334cm" svg:y="3.817cm" svg:viewBox="0 0 290 798" draw:points="0,0 289,0 290,798 0,798">
              <text:p/>
            </draw:polygon>
            <draw:polygon draw:style-name="gr28" draw:text-style-name="P1" draw:layer="layout" svg:width="0.289cm" svg:height="0.797cm" svg:x="17.782cm" svg:y="3.815cm" svg:viewBox="0 0 290 798" draw:points="0,0 289,0 290,798 0,798">
              <text:p/>
            </draw:polygon>
            <draw:polygon draw:style-name="gr28" draw:text-style-name="P1" draw:layer="layout" svg:width="0.289cm" svg:height="0.797cm" svg:x="16.511cm" svg:y="3.816cm" svg:viewBox="0 0 290 798" draw:points="0,0 289,0 290,798 0,798">
              <text:p/>
            </draw:polygon>
            <draw:polygon draw:style-name="gr28" draw:text-style-name="P1" draw:layer="layout" svg:width="0.289cm" svg:height="0.797cm" svg:x="15.24cm" svg:y="3.816cm" svg:viewBox="0 0 290 798" draw:points="0,0 289,0 290,798 0,798">
              <text:p/>
            </draw:polygon>
            <draw:polygon draw:style-name="gr28" draw:text-style-name="P1" draw:layer="layout" svg:width="0.289cm" svg:height="0.797cm" svg:x="13.97cm" svg:y="3.817cm" svg:viewBox="0 0 290 798" draw:points="0,0 289,0 290,798 0,798">
              <text:p/>
            </draw:polygon>
            <draw:polygon draw:style-name="gr28" draw:text-style-name="P1" draw:layer="layout" svg:width="0.289cm" svg:height="0.797cm" svg:x="12.699cm" svg:y="3.817cm" svg:viewBox="0 0 290 798" draw:points="0,0 289,0 290,798 0,798">
              <text:p/>
            </draw:polygon>
            <draw:polygon draw:style-name="gr28" draw:text-style-name="P1" draw:layer="layout" svg:width="0.289cm" svg:height="0.797cm" svg:x="12.064cm" svg:y="3.818cm" svg:viewBox="0 0 290 798" draw:points="0,0 289,0 290,798 0,798">
              <text:p/>
            </draw:polygon>
            <draw:polygon draw:style-name="gr28" draw:text-style-name="P1" draw:layer="layout" svg:width="0.289cm" svg:height="0.797cm" svg:x="11.429cm" svg:y="3.818cm" svg:viewBox="0 0 290 798" draw:points="0,0 289,0 290,798 0,798">
              <text:p/>
            </draw:polygon>
            <draw:polygon draw:style-name="gr28" draw:text-style-name="P1" draw:layer="layout" svg:width="0.289cm" svg:height="0.797cm" svg:x="19.052cm" svg:y="5.398cm" svg:viewBox="0 0 290 798" draw:points="0,0 289,0 290,798 0,798">
              <text:p/>
            </draw:polygon>
            <draw:polygon draw:style-name="gr28" draw:text-style-name="P1" draw:layer="layout" svg:width="0.289cm" svg:height="0.797cm" svg:x="18.417cm" svg:y="5.398cm" svg:viewBox="0 0 290 798" draw:points="0,0 289,0 290,798 0,798">
              <text:p/>
            </draw:polygon>
            <draw:polygon draw:style-name="gr28" draw:text-style-name="P1" draw:layer="layout" svg:width="0.289cm" svg:height="0.797cm" svg:x="17.146cm" svg:y="5.399cm" svg:viewBox="0 0 290 798" draw:points="0,0 289,0 290,798 0,798">
              <text:p/>
            </draw:polygon>
            <draw:polygon draw:style-name="gr28" draw:text-style-name="P1" draw:layer="layout" svg:width="0.289cm" svg:height="0.797cm" svg:x="15.876cm" svg:y="5.399cm" svg:viewBox="0 0 290 798" draw:points="0,0 289,0 290,798 0,798">
              <text:p/>
            </draw:polygon>
            <draw:polygon draw:style-name="gr28" draw:text-style-name="P1" draw:layer="layout" svg:width="0.289cm" svg:height="0.797cm" svg:x="14.604cm" svg:y="5.4cm" svg:viewBox="0 0 290 798" draw:points="0,0 289,0 290,798 0,798">
              <text:p/>
            </draw:polygon>
            <draw:polygon draw:style-name="gr28" draw:text-style-name="P1" draw:layer="layout" svg:width="0.289cm" svg:height="0.797cm" svg:x="13.334cm" svg:y="5.401cm" svg:viewBox="0 0 290 798" draw:points="0,0 289,0 290,798 0,798">
              <text:p/>
            </draw:polygon>
            <draw:polygon draw:style-name="gr28" draw:text-style-name="P1" draw:layer="layout" svg:width="0.289cm" svg:height="0.797cm" svg:x="17.782cm" svg:y="5.399cm" svg:viewBox="0 0 290 798" draw:points="0,0 289,0 290,798 0,798">
              <text:p/>
            </draw:polygon>
            <draw:polygon draw:style-name="gr28" draw:text-style-name="P1" draw:layer="layout" svg:width="0.289cm" svg:height="0.797cm" svg:x="16.511cm" svg:y="5.399cm" svg:viewBox="0 0 290 798" draw:points="0,0 289,0 290,798 0,798">
              <text:p/>
            </draw:polygon>
            <draw:polygon draw:style-name="gr28" draw:text-style-name="P1" draw:layer="layout" svg:width="0.289cm" svg:height="0.797cm" svg:x="15.24cm" svg:y="5.4cm" svg:viewBox="0 0 290 798" draw:points="0,0 289,0 290,798 0,798">
              <text:p/>
            </draw:polygon>
            <draw:polygon draw:style-name="gr28" draw:text-style-name="P1" draw:layer="layout" svg:width="0.289cm" svg:height="0.797cm" svg:x="13.97cm" svg:y="5.4cm" svg:viewBox="0 0 290 798" draw:points="0,0 289,0 290,798 0,798">
              <text:p/>
            </draw:polygon>
            <draw:polygon draw:style-name="gr28" draw:text-style-name="P1" draw:layer="layout" svg:width="0.289cm" svg:height="0.797cm" svg:x="12.699cm" svg:y="5.401cm" svg:viewBox="0 0 290 798" draw:points="0,0 289,0 290,798 0,798">
              <text:p/>
            </draw:polygon>
            <draw:polygon draw:style-name="gr28" draw:text-style-name="P1" draw:layer="layout" svg:width="0.289cm" svg:height="0.797cm" svg:x="12.064cm" svg:y="5.401cm" svg:viewBox="0 0 290 798" draw:points="0,0 289,0 290,798 0,798">
              <text:p/>
            </draw:polygon>
            <draw:polygon draw:style-name="gr28" draw:text-style-name="P1" draw:layer="layout" svg:width="0.289cm" svg:height="0.797cm" svg:x="11.429cm" svg:y="5.403cm" svg:viewBox="0 0 290 798" draw:points="0,0 289,0 290,798 0,798">
              <text:p/>
            </draw:polygon>
            <draw:polygon draw:style-name="gr28" draw:text-style-name="P1" draw:layer="layout" svg:width="0.289cm" svg:height="0.797cm" svg:x="19.052cm" svg:y="6.982cm" svg:viewBox="0 0 290 798" draw:points="0,0 289,0 290,798 0,798">
              <text:p/>
            </draw:polygon>
            <draw:polygon draw:style-name="gr28" draw:text-style-name="P1" draw:layer="layout" svg:width="0.289cm" svg:height="0.797cm" svg:x="18.417cm" svg:y="6.983cm" svg:viewBox="0 0 290 798" draw:points="0,0 289,0 290,798 0,798">
              <text:p/>
            </draw:polygon>
            <draw:polygon draw:style-name="gr28" draw:text-style-name="P1" draw:layer="layout" svg:width="0.289cm" svg:height="0.797cm" svg:x="17.146cm" svg:y="6.983cm" svg:viewBox="0 0 290 798" draw:points="0,0 289,0 290,798 0,798">
              <text:p/>
            </draw:polygon>
            <draw:polygon draw:style-name="gr28" draw:text-style-name="P1" draw:layer="layout" svg:width="0.289cm" svg:height="0.797cm" svg:x="15.876cm" svg:y="6.984cm" svg:viewBox="0 0 290 798" draw:points="0,0 289,0 290,798 0,798">
              <text:p/>
            </draw:polygon>
            <draw:polygon draw:style-name="gr28" draw:text-style-name="P1" draw:layer="layout" svg:width="0.289cm" svg:height="0.797cm" svg:x="14.604cm" svg:y="6.984cm" svg:viewBox="0 0 290 798" draw:points="0,0 289,0 290,798 0,798">
              <text:p/>
            </draw:polygon>
            <draw:polygon draw:style-name="gr28" draw:text-style-name="P1" draw:layer="layout" svg:width="0.289cm" svg:height="0.797cm" svg:x="13.334cm" svg:y="6.985cm" svg:viewBox="0 0 290 798" draw:points="0,0 289,0 290,798 0,798">
              <text:p/>
            </draw:polygon>
            <draw:polygon draw:style-name="gr28" draw:text-style-name="P1" draw:layer="layout" svg:width="0.289cm" svg:height="0.797cm" svg:x="17.782cm" svg:y="6.983cm" svg:viewBox="0 0 290 798" draw:points="0,0 289,0 290,798 0,798">
              <text:p/>
            </draw:polygon>
            <draw:polygon draw:style-name="gr28" draw:text-style-name="P1" draw:layer="layout" svg:width="0.289cm" svg:height="0.797cm" svg:x="16.511cm" svg:y="6.984cm" svg:viewBox="0 0 290 798" draw:points="0,0 289,0 290,798 0,798">
              <text:p/>
            </draw:polygon>
            <draw:polygon draw:style-name="gr28" draw:text-style-name="P1" draw:layer="layout" svg:width="0.289cm" svg:height="0.797cm" svg:x="15.24cm" svg:y="6.984cm" svg:viewBox="0 0 290 798" draw:points="0,0 289,0 290,798 0,798">
              <text:p/>
            </draw:polygon>
            <draw:polygon draw:style-name="gr28" draw:text-style-name="P1" draw:layer="layout" svg:width="0.289cm" svg:height="0.797cm" svg:x="13.97cm" svg:y="6.985cm" svg:viewBox="0 0 290 798" draw:points="0,0 289,0 290,798 0,798">
              <text:p/>
            </draw:polygon>
            <draw:polygon draw:style-name="gr28" draw:text-style-name="P1" draw:layer="layout" svg:width="0.289cm" svg:height="0.797cm" svg:x="12.699cm" svg:y="6.985cm" svg:viewBox="0 0 290 798" draw:points="0,0 289,0 290,798 0,798">
              <text:p/>
            </draw:polygon>
            <draw:polygon draw:style-name="gr28" draw:text-style-name="P1" draw:layer="layout" svg:width="0.289cm" svg:height="0.797cm" svg:x="12.064cm" svg:y="6.986cm" svg:viewBox="0 0 290 798" draw:points="0,0 289,0 290,798 0,798">
              <text:p/>
            </draw:polygon>
            <draw:polygon draw:style-name="gr28" draw:text-style-name="P1" draw:layer="layout" svg:width="0.289cm" svg:height="0.797cm" svg:x="11.429cm" svg:y="6.986cm" svg:viewBox="0 0 290 798" draw:points="0,0 289,0 290,798 0,798">
              <text:p/>
            </draw:polygon>
            <draw:polygon draw:style-name="gr28" draw:text-style-name="P1" draw:layer="layout" svg:width="0.289cm" svg:height="0.797cm" svg:x="19.052cm" svg:y="8.611cm" svg:viewBox="0 0 290 798" draw:points="0,0 289,0 290,798 0,798">
              <text:p/>
            </draw:polygon>
            <draw:polygon draw:style-name="gr28" draw:text-style-name="P1" draw:layer="layout" svg:width="0.289cm" svg:height="0.797cm" svg:x="18.417cm" svg:y="8.611cm" svg:viewBox="0 0 290 798" draw:points="0,0 289,0 290,798 0,798">
              <text:p/>
            </draw:polygon>
            <draw:polygon draw:style-name="gr28" draw:text-style-name="P1" draw:layer="layout" svg:width="0.289cm" svg:height="0.797cm" svg:x="17.146cm" svg:y="8.612cm" svg:viewBox="0 0 290 798" draw:points="0,0 289,0 290,798 0,798">
              <text:p/>
            </draw:polygon>
            <draw:polygon draw:style-name="gr28" draw:text-style-name="P1" draw:layer="layout" svg:width="0.289cm" svg:height="0.797cm" svg:x="15.876cm" svg:y="8.612cm" svg:viewBox="0 0 290 798" draw:points="0,0 289,0 290,798 0,798">
              <text:p/>
            </draw:polygon>
            <draw:polygon draw:style-name="gr28" draw:text-style-name="P1" draw:layer="layout" svg:width="0.289cm" svg:height="0.797cm" svg:x="14.604cm" svg:y="8.613cm" svg:viewBox="0 0 290 798" draw:points="0,0 289,0 290,798 0,798">
              <text:p/>
            </draw:polygon>
            <draw:polygon draw:style-name="gr28" draw:text-style-name="P1" draw:layer="layout" svg:width="0.289cm" svg:height="0.797cm" svg:x="13.334cm" svg:y="8.614cm" svg:viewBox="0 0 290 798" draw:points="0,0 289,0 290,798 0,798">
              <text:p/>
            </draw:polygon>
            <draw:polygon draw:style-name="gr28" draw:text-style-name="P1" draw:layer="layout" svg:width="0.289cm" svg:height="0.797cm" svg:x="17.782cm" svg:y="8.612cm" svg:viewBox="0 0 290 798" draw:points="0,0 289,0 290,798 0,798">
              <text:p/>
            </draw:polygon>
            <draw:polygon draw:style-name="gr28" draw:text-style-name="P1" draw:layer="layout" svg:width="0.289cm" svg:height="0.797cm" svg:x="16.511cm" svg:y="8.612cm" svg:viewBox="0 0 290 798" draw:points="0,0 289,0 290,798 0,798">
              <text:p/>
            </draw:polygon>
            <draw:polygon draw:style-name="gr28" draw:text-style-name="P1" draw:layer="layout" svg:width="0.289cm" svg:height="0.797cm" svg:x="15.24cm" svg:y="8.613cm" svg:viewBox="0 0 290 798" draw:points="0,0 289,0 290,798 0,798">
              <text:p/>
            </draw:polygon>
            <draw:polygon draw:style-name="gr28" draw:text-style-name="P1" draw:layer="layout" svg:width="0.289cm" svg:height="0.797cm" svg:x="13.97cm" svg:y="8.613cm" svg:viewBox="0 0 290 798" draw:points="0,0 289,0 290,798 0,798">
              <text:p/>
            </draw:polygon>
            <draw:polygon draw:style-name="gr28" draw:text-style-name="P1" draw:layer="layout" svg:width="0.289cm" svg:height="0.797cm" svg:x="12.699cm" svg:y="8.614cm" svg:viewBox="0 0 290 798" draw:points="0,0 289,0 290,798 0,798">
              <text:p/>
            </draw:polygon>
            <draw:polygon draw:style-name="gr28" draw:text-style-name="P1" draw:layer="layout" svg:width="0.289cm" svg:height="0.797cm" svg:x="12.064cm" svg:y="8.614cm" svg:viewBox="0 0 290 798" draw:points="0,0 289,0 290,798 0,798">
              <text:p/>
            </draw:polygon>
            <draw:polygon draw:style-name="gr28" draw:text-style-name="P1" draw:layer="layout" svg:width="0.289cm" svg:height="0.797cm" svg:x="11.429cm" svg:y="8.615cm" svg:viewBox="0 0 290 798" draw:points="0,0 289,0 290,798 0,798">
              <text:p/>
            </draw:polygon>
            <draw:polygon draw:style-name="gr28" draw:text-style-name="P1" draw:layer="layout" svg:width="0.289cm" svg:height="0.797cm" svg:x="19.052cm" svg:y="10.195cm" svg:viewBox="0 0 290 798" draw:points="0,0 289,0 290,798 0,798">
              <text:p/>
            </draw:polygon>
            <draw:polygon draw:style-name="gr28" draw:text-style-name="P1" draw:layer="layout" svg:width="0.289cm" svg:height="0.797cm" svg:x="18.417cm" svg:y="10.195cm" svg:viewBox="0 0 290 798" draw:points="0,0 289,0 290,798 0,798">
              <text:p/>
            </draw:polygon>
            <draw:polygon draw:style-name="gr28" draw:text-style-name="P1" draw:layer="layout" svg:width="0.289cm" svg:height="0.797cm" svg:x="17.146cm" svg:y="10.195cm" svg:viewBox="0 0 290 798" draw:points="0,0 289,0 290,798 0,798">
              <text:p/>
            </draw:polygon>
            <draw:polygon draw:style-name="gr28" draw:text-style-name="P1" draw:layer="layout" svg:width="0.289cm" svg:height="0.797cm" svg:x="15.876cm" svg:y="10.196cm" svg:viewBox="0 0 290 798" draw:points="0,0 289,0 290,798 0,798">
              <text:p/>
            </draw:polygon>
            <draw:polygon draw:style-name="gr28" draw:text-style-name="P1" draw:layer="layout" svg:width="0.289cm" svg:height="0.797cm" svg:x="14.604cm" svg:y="10.198cm" svg:viewBox="0 0 290 798" draw:points="0,0 289,0 290,798 0,798">
              <text:p/>
            </draw:polygon>
            <draw:polygon draw:style-name="gr28" draw:text-style-name="P1" draw:layer="layout" svg:width="0.289cm" svg:height="0.797cm" svg:x="13.334cm" svg:y="10.198cm" svg:viewBox="0 0 290 798" draw:points="0,0 289,0 290,798 0,798">
              <text:p/>
            </draw:polygon>
            <draw:polygon draw:style-name="gr28" draw:text-style-name="P1" draw:layer="layout" svg:width="0.289cm" svg:height="0.797cm" svg:x="17.782cm" svg:y="10.195cm" svg:viewBox="0 0 290 798" draw:points="0,0 289,0 290,798 0,798">
              <text:p/>
            </draw:polygon>
            <draw:polygon draw:style-name="gr28" draw:text-style-name="P1" draw:layer="layout" svg:width="0.289cm" svg:height="0.797cm" svg:x="16.511cm" svg:y="10.196cm" svg:viewBox="0 0 290 798" draw:points="0,0 289,0 290,798 0,798">
              <text:p/>
            </draw:polygon>
            <draw:polygon draw:style-name="gr28" draw:text-style-name="P1" draw:layer="layout" svg:width="0.289cm" svg:height="0.797cm" svg:x="15.24cm" svg:y="10.196cm" svg:viewBox="0 0 290 798" draw:points="0,0 289,0 290,798 0,798">
              <text:p/>
            </draw:polygon>
            <draw:polygon draw:style-name="gr28" draw:text-style-name="P1" draw:layer="layout" svg:width="0.289cm" svg:height="0.797cm" svg:x="13.97cm" svg:y="10.198cm" svg:viewBox="0 0 290 798" draw:points="0,0 289,0 290,798 0,798">
              <text:p/>
            </draw:polygon>
            <draw:polygon draw:style-name="gr28" draw:text-style-name="P1" draw:layer="layout" svg:width="0.289cm" svg:height="0.797cm" svg:x="12.699cm" svg:y="10.199cm" svg:viewBox="0 0 290 798" draw:points="0,0 289,0 290,798 0,798">
              <text:p/>
            </draw:polygon>
            <draw:polygon draw:style-name="gr28" draw:text-style-name="P1" draw:layer="layout" svg:width="0.289cm" svg:height="0.797cm" svg:x="12.064cm" svg:y="10.199cm" svg:viewBox="0 0 290 798" draw:points="0,0 289,0 290,798 0,798">
              <text:p/>
            </draw:polygon>
            <draw:polygon draw:style-name="gr28" draw:text-style-name="P1" draw:layer="layout" svg:width="0.289cm" svg:height="0.797cm" svg:x="11.429cm" svg:y="10.199cm" svg:viewBox="0 0 290 798" draw:points="0,0 289,0 290,798 0,798">
              <text:p/>
            </draw:polygon>
            <draw:polygon draw:style-name="gr28" draw:text-style-name="P1" draw:layer="layout" svg:width="0.289cm" svg:height="0.797cm" svg:x="19.052cm" svg:y="11.779cm" svg:viewBox="0 0 290 798" draw:points="0,0 289,0 290,798 0,798">
              <text:p/>
            </draw:polygon>
            <draw:polygon draw:style-name="gr28" draw:text-style-name="P1" draw:layer="layout" svg:width="0.289cm" svg:height="0.797cm" svg:x="18.417cm" svg:y="11.779cm" svg:viewBox="0 0 290 798" draw:points="0,0 289,0 290,798 0,798">
              <text:p/>
            </draw:polygon>
            <draw:polygon draw:style-name="gr28" draw:text-style-name="P1" draw:layer="layout" svg:width="0.289cm" svg:height="0.797cm" svg:x="17.146cm" svg:y="11.78cm" svg:viewBox="0 0 290 798" draw:points="0,0 289,0 290,798 0,798">
              <text:p/>
            </draw:polygon>
            <draw:polygon draw:style-name="gr28" draw:text-style-name="P1" draw:layer="layout" svg:width="0.289cm" svg:height="0.797cm" svg:x="15.876cm" svg:y="11.781cm" svg:viewBox="0 0 290 798" draw:points="0,0 289,0 290,798 0,798">
              <text:p/>
            </draw:polygon>
            <draw:polygon draw:style-name="gr28" draw:text-style-name="P1" draw:layer="layout" svg:width="0.289cm" svg:height="0.797cm" svg:x="14.604cm" svg:y="11.781cm" svg:viewBox="0 0 290 798" draw:points="0,0 289,0 290,798 0,798">
              <text:p/>
            </draw:polygon>
            <draw:polygon draw:style-name="gr28" draw:text-style-name="P1" draw:layer="layout" svg:width="0.289cm" svg:height="0.797cm" svg:x="13.334cm" svg:y="11.782cm" svg:viewBox="0 0 290 798" draw:points="0,0 289,0 290,798 0,798">
              <text:p/>
            </draw:polygon>
            <draw:polygon draw:style-name="gr28" draw:text-style-name="P1" draw:layer="layout" svg:width="0.289cm" svg:height="0.797cm" svg:x="17.782cm" svg:y="11.78cm" svg:viewBox="0 0 290 798" draw:points="0,0 289,0 290,798 0,798">
              <text:p/>
            </draw:polygon>
            <draw:polygon draw:style-name="gr28" draw:text-style-name="P1" draw:layer="layout" svg:width="0.289cm" svg:height="0.797cm" svg:x="16.511cm" svg:y="11.78cm" svg:viewBox="0 0 290 798" draw:points="0,0 289,0 290,798 0,798">
              <text:p/>
            </draw:polygon>
            <draw:polygon draw:style-name="gr28" draw:text-style-name="P1" draw:layer="layout" svg:width="0.289cm" svg:height="0.797cm" svg:x="15.24cm" svg:y="11.781cm" svg:viewBox="0 0 290 798" draw:points="0,0 289,0 290,798 0,798">
              <text:p/>
            </draw:polygon>
            <draw:polygon draw:style-name="gr28" draw:text-style-name="P1" draw:layer="layout" svg:width="0.289cm" svg:height="0.797cm" svg:x="13.97cm" svg:y="11.782cm" svg:viewBox="0 0 290 798" draw:points="0,0 289,0 290,798 0,798">
              <text:p/>
            </draw:polygon>
            <draw:polygon draw:style-name="gr28" draw:text-style-name="P1" draw:layer="layout" svg:width="0.289cm" svg:height="0.797cm" svg:x="12.699cm" svg:y="11.782cm" svg:viewBox="0 0 290 798" draw:points="0,0 289,0 290,798 0,798">
              <text:p/>
            </draw:polygon>
            <draw:polygon draw:style-name="gr28" draw:text-style-name="P1" draw:layer="layout" svg:width="0.289cm" svg:height="0.797cm" svg:x="12.064cm" svg:y="11.782cm" svg:viewBox="0 0 290 798" draw:points="0,0 289,0 290,798 0,798">
              <text:p/>
            </draw:polygon>
            <draw:polygon draw:style-name="gr28" draw:text-style-name="P1" draw:layer="layout" svg:width="0.289cm" svg:height="0.797cm" svg:x="11.429cm" svg:y="11.783cm" svg:viewBox="0 0 290 798" draw:points="0,0 289,0 290,798 0,798">
              <text:p/>
            </draw:polygon>
            <draw:polygon draw:style-name="gr28" draw:text-style-name="P1" draw:layer="layout" svg:width="0.289cm" svg:height="0.797cm" svg:x="19.052cm" svg:y="13.364cm" svg:viewBox="0 0 290 798" draw:points="0,0 289,0 290,798 0,798">
              <text:p/>
            </draw:polygon>
            <draw:polygon draw:style-name="gr28" draw:text-style-name="P1" draw:layer="layout" svg:width="0.289cm" svg:height="0.797cm" svg:x="18.417cm" svg:y="13.364cm" svg:viewBox="0 0 290 798" draw:points="0,0 289,0 290,798 0,798">
              <text:p/>
            </draw:polygon>
            <draw:polygon draw:style-name="gr28" draw:text-style-name="P1" draw:layer="layout" svg:width="0.289cm" svg:height="0.797cm" svg:x="17.146cm" svg:y="13.365cm" svg:viewBox="0 0 290 798" draw:points="0,0 289,0 290,798 0,798">
              <text:p/>
            </draw:polygon>
            <draw:polygon draw:style-name="gr28" draw:text-style-name="P1" draw:layer="layout" svg:width="0.289cm" svg:height="0.797cm" svg:x="15.876cm" svg:y="13.365cm" svg:viewBox="0 0 290 798" draw:points="0,0 289,0 290,798 0,798">
              <text:p/>
            </draw:polygon>
            <draw:polygon draw:style-name="gr28" draw:text-style-name="P1" draw:layer="layout" svg:width="0.289cm" svg:height="0.797cm" svg:x="14.604cm" svg:y="13.366cm" svg:viewBox="0 0 290 798" draw:points="0,0 289,0 290,798 0,798">
              <text:p/>
            </draw:polygon>
            <draw:polygon draw:style-name="gr28" draw:text-style-name="P1" draw:layer="layout" svg:width="0.289cm" svg:height="0.797cm" svg:x="13.334cm" svg:y="13.366cm" svg:viewBox="0 0 290 798" draw:points="0,0 289,0 290,798 0,798">
              <text:p/>
            </draw:polygon>
            <draw:polygon draw:style-name="gr28" draw:text-style-name="P1" draw:layer="layout" svg:width="0.289cm" svg:height="0.797cm" svg:x="17.782cm" svg:y="13.364cm" svg:viewBox="0 0 290 798" draw:points="0,0 289,0 290,798 0,798">
              <text:p/>
            </draw:polygon>
            <draw:polygon draw:style-name="gr28" draw:text-style-name="P1" draw:layer="layout" svg:width="0.289cm" svg:height="0.797cm" svg:x="16.511cm" svg:y="13.365cm" svg:viewBox="0 0 290 798" draw:points="0,0 289,0 290,798 0,798">
              <text:p/>
            </draw:polygon>
            <draw:polygon draw:style-name="gr28" draw:text-style-name="P1" draw:layer="layout" svg:width="0.289cm" svg:height="0.797cm" svg:x="15.24cm" svg:y="13.365cm" svg:viewBox="0 0 290 798" draw:points="0,0 289,0 290,798 0,798">
              <text:p/>
            </draw:polygon>
            <draw:polygon draw:style-name="gr28" draw:text-style-name="P1" draw:layer="layout" svg:width="0.289cm" svg:height="0.797cm" svg:x="13.97cm" svg:y="13.366cm" svg:viewBox="0 0 290 798" draw:points="0,0 289,0 290,798 0,798">
              <text:p/>
            </draw:polygon>
            <draw:polygon draw:style-name="gr28" draw:text-style-name="P1" draw:layer="layout" svg:width="0.289cm" svg:height="0.797cm" svg:x="12.699cm" svg:y="13.367cm" svg:viewBox="0 0 290 798" draw:points="0,0 289,0 290,798 0,798">
              <text:p/>
            </draw:polygon>
            <draw:polygon draw:style-name="gr28" draw:text-style-name="P1" draw:layer="layout" svg:width="0.289cm" svg:height="0.797cm" svg:x="12.064cm" svg:y="13.367cm" svg:viewBox="0 0 290 798" draw:points="0,0 289,0 290,798 0,798">
              <text:p/>
            </draw:polygon>
            <draw:polygon draw:style-name="gr28" draw:text-style-name="P1" draw:layer="layout" svg:width="0.289cm" svg:height="0.797cm" svg:x="11.429cm" svg:y="13.367cm" svg:viewBox="0 0 290 798" draw:points="0,0 289,0 290,798 0,798">
              <text:p/>
            </draw:polygon>
            <draw:polygon draw:style-name="gr28" draw:text-style-name="P1" draw:layer="layout" svg:width="0.289cm" svg:height="0.797cm" svg:x="19.052cm" svg:y="0.644cm" svg:viewBox="0 0 290 798" draw:points="0,0 289,0 290,798 0,798">
              <text:p/>
            </draw:polygon>
            <draw:polygon draw:style-name="gr28" draw:text-style-name="P1" draw:layer="layout" svg:width="0.289cm" svg:height="0.797cm" svg:x="18.417cm" svg:y="0.645cm" svg:viewBox="0 0 290 798" draw:points="0,0 289,0 290,798 0,798">
              <text:p/>
            </draw:polygon>
            <draw:polygon draw:style-name="gr28" draw:text-style-name="P1" draw:layer="layout" svg:width="0.289cm" svg:height="0.797cm" svg:x="17.146cm" svg:y="0.645cm" svg:viewBox="0 0 290 798" draw:points="0,0 289,0 290,798 0,798">
              <text:p/>
            </draw:polygon>
            <draw:polygon draw:style-name="gr28" draw:text-style-name="P1" draw:layer="layout" svg:width="0.289cm" svg:height="0.797cm" svg:x="15.876cm" svg:y="0.646cm" svg:viewBox="0 0 290 798" draw:points="0,0 289,0 290,798 0,798">
              <text:p/>
            </draw:polygon>
            <draw:polygon draw:style-name="gr28" draw:text-style-name="P1" draw:layer="layout" svg:width="0.289cm" svg:height="0.797cm" svg:x="14.604cm" svg:y="0.646cm" svg:viewBox="0 0 290 798" draw:points="0,0 289,0 290,798 0,798">
              <text:p/>
            </draw:polygon>
            <draw:polygon draw:style-name="gr28" draw:text-style-name="P1" draw:layer="layout" svg:width="0.289cm" svg:height="0.797cm" svg:x="13.334cm" svg:y="0.648cm" svg:viewBox="0 0 290 798" draw:points="0,0 289,0 290,798 0,798">
              <text:p/>
            </draw:polygon>
            <draw:polygon draw:style-name="gr28" draw:text-style-name="P1" draw:layer="layout" svg:width="0.289cm" svg:height="0.797cm" svg:x="17.782cm" svg:y="0.645cm" svg:viewBox="0 0 290 798" draw:points="0,0 289,0 290,798 0,798">
              <text:p/>
            </draw:polygon>
            <draw:polygon draw:style-name="gr28" draw:text-style-name="P1" draw:layer="layout" svg:width="0.289cm" svg:height="0.797cm" svg:x="16.511cm" svg:y="0.645cm" svg:viewBox="0 0 290 798" draw:points="0,0 289,0 290,798 0,798">
              <text:p/>
            </draw:polygon>
            <draw:polygon draw:style-name="gr28" draw:text-style-name="P1" draw:layer="layout" svg:width="0.289cm" svg:height="0.797cm" svg:x="15.24cm" svg:y="0.646cm" svg:viewBox="0 0 290 798" draw:points="0,0 289,0 290,798 0,798">
              <text:p/>
            </draw:polygon>
            <draw:polygon draw:style-name="gr28" draw:text-style-name="P1" draw:layer="layout" svg:width="0.289cm" svg:height="0.797cm" svg:x="13.97cm" svg:y="0.648cm" svg:viewBox="0 0 290 798" draw:points="0,0 289,0 290,798 0,798">
              <text:p/>
            </draw:polygon>
            <draw:polygon draw:style-name="gr28" draw:text-style-name="P1" draw:layer="layout" svg:width="0.289cm" svg:height="0.797cm" svg:x="12.699cm" svg:y="0.648cm" svg:viewBox="0 0 290 798" draw:points="0,0 289,0 290,798 0,798">
              <text:p/>
            </draw:polygon>
            <draw:polygon draw:style-name="gr28" draw:text-style-name="P1" draw:layer="layout" svg:width="0.289cm" svg:height="0.797cm" svg:x="12.064cm" svg:y="0.648cm" svg:viewBox="0 0 290 798" draw:points="0,0 289,0 290,798 0,798">
              <text:p/>
            </draw:polygon>
            <draw:polygon draw:style-name="gr28" draw:text-style-name="P1" draw:layer="layout" svg:width="0.289cm" svg:height="0.797cm" svg:x="11.429cm" svg:y="0.649cm" svg:viewBox="0 0 290 798" draw:points="0,0 289,0 290,798 0,798">
              <text:p/>
            </draw:polygon>
            <draw:line draw:style-name="gr27" draw:text-style-name="P1" draw:layer="layout" svg:x1="11.409cm" svg:y1="14.795cm" svg:x2="11.409cm" svg:y2="0.115cm">
              <text:p/>
            </draw:line>
          </draw:g>
          <draw:line draw:style-name="gr13" draw:text-style-name="P1" draw:layer="layout" svg:x1="3.186cm" svg:y1="7.535cm" svg:x2="1.57cm" svg:y2="7.535cm">
            <text:p/>
          </draw:line>
          <draw:g draw:name="Group 49">
            <draw:custom-shape draw:name="Line 49" draw:style-name="gr32" draw:text-style-name="P9" draw:layer="layout" svg:width="7.54cm" svg:height="2.442cm" draw:transform="rotate (-3.14159265358979) translate (11.085cm 14.894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50" draw:style-name="gr33" draw:text-style-name="P9" draw:layer="layout" svg:width="0.263cm" svg:height="7.536cm" draw:transform="rotate (-1.5707963267949) translate (11.095cm 12.739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51" draw:style-name="gr33" draw:text-style-name="P9" draw:layer="layout" svg:width="0.262cm" svg:height="7.536cm" draw:transform="rotate (-1.5707963267949) translate (11.095cm 13.267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52" draw:style-name="gr33" draw:text-style-name="P9" draw:layer="layout" svg:width="0.263cm" svg:height="7.536cm" draw:transform="rotate (-1.5707963267949) translate (11.095cm 13.803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53" draw:style-name="gr33" draw:text-style-name="P9" draw:layer="layout" svg:width="0.262cm" svg:height="7.536cm" draw:transform="rotate (-1.5707963267949) translate (11.095cm 14.068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54" draw:style-name="gr33" draw:text-style-name="P9" draw:layer="layout" svg:width="0.263cm" svg:height="7.536cm" draw:transform="rotate (-1.5707963267949) translate (11.095cm 14.337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g draw:name="Group 50">
              <draw:custom-shape draw:name="Rectangle 201" draw:style-name="gr34" draw:text-style-name="P9" draw:layer="layout" svg:width="0.243cm" svg:height="0.767cm" draw:transform="rotate (-1.5707963267949) translate (11.073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02" draw:style-name="gr35" draw:text-style-name="P9" draw:layer="layout" svg:width="0.243cm" svg:height="0.766cm" draw:transform="rotate (-1.5707963267949) translate (9.572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03" draw:style-name="gr35" draw:text-style-name="P9" draw:layer="layout" svg:width="0.243cm" svg:height="0.766cm" draw:transform="rotate (-1.5707963267949) translate (8.012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04" draw:style-name="gr35" draw:text-style-name="P9" draw:layer="layout" svg:width="0.243cm" svg:height="0.766cm" draw:transform="rotate (-1.5707963267949) translate (6.447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05" draw:style-name="gr34" draw:text-style-name="P9" draw:layer="layout" svg:width="0.243cm" svg:height="0.767cm" draw:transform="rotate (-1.5707963267949) translate (4.984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51">
              <draw:custom-shape draw:name="Rectangle 206" draw:style-name="gr34" draw:text-style-name="P9" draw:layer="layout" svg:width="0.243cm" svg:height="0.767cm" draw:transform="rotate (-1.5707963267949) translate (11.073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07" draw:style-name="gr35" draw:text-style-name="P9" draw:layer="layout" svg:width="0.243cm" svg:height="0.766cm" draw:transform="rotate (-1.5707963267949) translate (9.572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08" draw:style-name="gr35" draw:text-style-name="P9" draw:layer="layout" svg:width="0.243cm" svg:height="0.766cm" draw:transform="rotate (-1.5707963267949) translate (8.012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09" draw:style-name="gr35" draw:text-style-name="P9" draw:layer="layout" svg:width="0.243cm" svg:height="0.766cm" draw:transform="rotate (-1.5707963267949) translate (6.447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0" draw:style-name="gr34" draw:text-style-name="P9" draw:layer="layout" svg:width="0.243cm" svg:height="0.767cm" draw:transform="rotate (-1.5707963267949) translate (4.984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52">
              <draw:custom-shape draw:name="Rectangle 211" draw:style-name="gr35" draw:text-style-name="P9" draw:layer="layout" svg:width="0.244cm" svg:height="0.766cm" draw:transform="rotate (-1.5707963267949) translate (11.078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2" draw:style-name="gr35" draw:text-style-name="P9" draw:layer="layout" svg:width="0.244cm" svg:height="0.766cm" draw:transform="rotate (-1.5707963267949) translate (9.572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3" draw:style-name="gr35" draw:text-style-name="P9" draw:layer="layout" svg:width="0.244cm" svg:height="0.766cm" draw:transform="rotate (-1.5707963267949) translate (8.013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4" draw:style-name="gr35" draw:text-style-name="P9" draw:layer="layout" svg:width="0.244cm" svg:height="0.766cm" draw:transform="rotate (-1.5707963267949) translate (6.448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5" draw:style-name="gr34" draw:text-style-name="P9" draw:layer="layout" svg:width="0.244cm" svg:height="0.767cm" draw:transform="rotate (-1.5707963267949) translate (4.984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53">
              <draw:custom-shape draw:name="Rectangle 216" draw:style-name="gr34" draw:text-style-name="P9" draw:layer="layout" svg:width="0.244cm" svg:height="0.767cm" draw:transform="rotate (-1.5707963267949) translate (11.073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7" draw:style-name="gr35" draw:text-style-name="P9" draw:layer="layout" svg:width="0.244cm" svg:height="0.766cm" draw:transform="rotate (-1.5707963267949) translate (9.572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8" draw:style-name="gr35" draw:text-style-name="P9" draw:layer="layout" svg:width="0.244cm" svg:height="0.766cm" draw:transform="rotate (-1.5707963267949) translate (8.012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19" draw:style-name="gr35" draw:text-style-name="P9" draw:layer="layout" svg:width="0.244cm" svg:height="0.766cm" draw:transform="rotate (-1.5707963267949) translate (6.447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20" draw:style-name="gr34" draw:text-style-name="P9" draw:layer="layout" svg:width="0.244cm" svg:height="0.767cm" draw:transform="rotate (-1.5707963267949) translate (4.984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54">
              <draw:custom-shape draw:name="Rectangle 221" draw:style-name="gr34" draw:text-style-name="P9" draw:layer="layout" svg:width="0.244cm" svg:height="0.767cm" draw:transform="rotate (-1.5707963267949) translate (11.073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22" draw:style-name="gr35" draw:text-style-name="P9" draw:layer="layout" svg:width="0.244cm" svg:height="0.766cm" draw:transform="rotate (-1.5707963267949) translate (9.572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23" draw:style-name="gr35" draw:text-style-name="P9" draw:layer="layout" svg:width="0.244cm" svg:height="0.766cm" draw:transform="rotate (-1.5707963267949) translate (8.012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24" draw:style-name="gr35" draw:text-style-name="P9" draw:layer="layout" svg:width="0.244cm" svg:height="0.766cm" draw:transform="rotate (-1.5707963267949) translate (6.447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25" draw:style-name="gr34" draw:text-style-name="P9" draw:layer="layout" svg:width="0.244cm" svg:height="0.767cm" draw:transform="rotate (-1.5707963267949) translate (4.984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5">
            <draw:custom-shape draw:name="Line 55" draw:style-name="gr36" draw:text-style-name="P9" draw:layer="layout" svg:width="7.61cm" svg:height="2.464cm" svg:x="3.485cm" svg:y="0cm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56" draw:style-name="gr37" draw:text-style-name="P9" draw:layer="layout" svg:width="0.266cm" svg:height="7.606cm" draw:transform="rotate (1.5707963267949) translate (3.473cm 2.181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57" draw:style-name="gr37" draw:text-style-name="P9" draw:layer="layout" svg:width="0.265cm" svg:height="7.606cm" draw:transform="rotate (1.5707963267949) translate (3.473cm 1.648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58" draw:style-name="gr37" draw:text-style-name="P9" draw:layer="layout" svg:width="0.266cm" svg:height="7.606cm" draw:transform="rotate (1.5707963267949) translate (3.473cm 1.104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59" draw:style-name="gr37" draw:text-style-name="P9" draw:layer="layout" svg:width="0.264cm" svg:height="7.606cm" draw:transform="rotate (1.5707963267949) translate (3.472cm 0.834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60" draw:style-name="gr37" draw:text-style-name="P9" draw:layer="layout" svg:width="0.266cm" svg:height="7.606cm" draw:transform="rotate (1.5707963267949) translate (3.474cm 0.564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g draw:name="Group 56">
              <draw:custom-shape draw:name="Rectangle 226" draw:style-name="gr38" draw:text-style-name="P9" draw:layer="layout" svg:width="0.245cm" svg:height="0.774cm" draw:transform="rotate (1.5707963267949) translate (3.494cm 2.41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27" draw:style-name="gr39" draw:text-style-name="P9" draw:layer="layout" svg:width="0.245cm" svg:height="0.773cm" draw:transform="rotate (1.5707963267949) translate (5.005cm 2.41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28" draw:style-name="gr39" draw:text-style-name="P9" draw:layer="layout" svg:width="0.245cm" svg:height="0.773cm" draw:transform="rotate (1.5707963267949) translate (6.581cm 2.41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29" draw:style-name="gr39" draw:text-style-name="P9" draw:layer="layout" svg:width="0.245cm" svg:height="0.773cm" draw:transform="rotate (1.5707963267949) translate (8.161cm 2.41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30" draw:style-name="gr38" draw:text-style-name="P9" draw:layer="layout" svg:width="0.245cm" svg:height="0.774cm" draw:transform="rotate (1.5707963267949) translate (9.639cm 2.414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57">
              <draw:custom-shape draw:name="Rectangle 231" draw:style-name="gr38" draw:text-style-name="P9" draw:layer="layout" svg:width="0.245cm" svg:height="0.774cm" draw:transform="rotate (1.5707963267949) translate (3.492cm 1.88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32" draw:style-name="gr39" draw:text-style-name="P9" draw:layer="layout" svg:width="0.245cm" svg:height="0.773cm" draw:transform="rotate (1.5707963267949) translate (5.005cm 1.887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33" draw:style-name="gr39" draw:text-style-name="P9" draw:layer="layout" svg:width="0.245cm" svg:height="0.773cm" draw:transform="rotate (1.5707963267949) translate (6.582cm 1.8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34" draw:style-name="gr39" draw:text-style-name="P9" draw:layer="layout" svg:width="0.245cm" svg:height="0.773cm" draw:transform="rotate (1.5707963267949) translate (8.161cm 1.887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35" draw:style-name="gr38" draw:text-style-name="P9" draw:layer="layout" svg:width="0.245cm" svg:height="0.774cm" draw:transform="rotate (1.5707963267949) translate (9.637cm 1.88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58">
              <draw:custom-shape draw:name="Rectangle 236" draw:style-name="gr39" draw:text-style-name="P9" draw:layer="layout" svg:width="0.246cm" svg:height="0.773cm" draw:transform="rotate (1.5707963267949) translate (3.486cm 1.352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37" draw:style-name="gr39" draw:text-style-name="P9" draw:layer="layout" svg:width="0.246cm" svg:height="0.773cm" draw:transform="rotate (1.5707963267949) translate (5.004cm 1.351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38" draw:style-name="gr39" draw:text-style-name="P9" draw:layer="layout" svg:width="0.246cm" svg:height="0.773cm" draw:transform="rotate (1.5707963267949) translate (6.58cm 1.35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39" draw:style-name="gr39" draw:text-style-name="P9" draw:layer="layout" svg:width="0.246cm" svg:height="0.773cm" draw:transform="rotate (1.5707963267949) translate (8.161cm 1.3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40" draw:style-name="gr38" draw:text-style-name="P9" draw:layer="layout" svg:width="0.246cm" svg:height="0.774cm" draw:transform="rotate (1.5707963267949) translate (9.636cm 1.34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59">
              <draw:custom-shape draw:name="Rectangle 241" draw:style-name="gr38" draw:text-style-name="P9" draw:layer="layout" svg:width="0.246cm" svg:height="0.774cm" draw:transform="rotate (1.5707963267949) translate (3.49cm 0.824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42" draw:style-name="gr39" draw:text-style-name="P9" draw:layer="layout" svg:width="0.246cm" svg:height="0.773cm" draw:transform="rotate (1.5707963267949) translate (5.007cm 0.824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43" draw:style-name="gr39" draw:text-style-name="P9" draw:layer="layout" svg:width="0.246cm" svg:height="0.773cm" draw:transform="rotate (1.5707963267949) translate (6.582cm 0.82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44" draw:style-name="gr39" draw:text-style-name="P9" draw:layer="layout" svg:width="0.246cm" svg:height="0.773cm" draw:transform="rotate (1.5707963267949) translate (8.159cm 0.82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45" draw:style-name="gr38" draw:text-style-name="P9" draw:layer="layout" svg:width="0.246cm" svg:height="0.774cm" draw:transform="rotate (1.5707963267949) translate (9.637cm 0.82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0">
              <draw:custom-shape draw:name="Rectangle 246" draw:style-name="gr38" draw:text-style-name="P9" draw:layer="layout" svg:width="0.247cm" svg:height="0.774cm" draw:transform="rotate (1.5707963267949) translate (3.49cm 0.317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47" draw:style-name="gr39" draw:text-style-name="P9" draw:layer="layout" svg:width="0.247cm" svg:height="0.773cm" draw:transform="rotate (1.5707963267949) translate (5.004cm 0.32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48" draw:style-name="gr39" draw:text-style-name="P9" draw:layer="layout" svg:width="0.247cm" svg:height="0.773cm" draw:transform="rotate (1.5707963267949) translate (6.583cm 0.31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49" draw:style-name="gr39" draw:text-style-name="P9" draw:layer="layout" svg:width="0.247cm" svg:height="0.773cm" draw:transform="rotate (1.5707963267949) translate (8.162cm 0.31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50" draw:style-name="gr38" draw:text-style-name="P9" draw:layer="layout" svg:width="0.247cm" svg:height="0.774cm" draw:transform="rotate (1.5707963267949) translate (9.638cm 0.322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g>
          <draw:frame draw:style-name="gr2" draw:text-style-name="P3" draw:layer="layout" svg:width="5.924cm" svg:height="2.347cm" svg:x="28.678cm" svg:y="15.548cm">
            <draw:text-box>
              <text:p text:style-name="P2"><text:span text:style-name="T1">Hadronic </text:span><text:span text:style-name="T2">Calorimeter</text:span></text:p>
            </draw:text-box>
          </draw:frame>
          <draw:frame draw:style-name="gr2" draw:text-style-name="P3" draw:layer="layout" svg:width="6.089cm" svg:height="2.347cm" svg:x="20.47cm" svg:y="15.548cm">
            <draw:text-box>
              <text:p text:style-name="P2"><text:span text:style-name="T3">Electromagnetic</text:span></text:p>
              <text:p text:style-name="P2"><text:span text:style-name="T3">Calorimeter</text:span></text:p>
            </draw:text-box>
          </draw:frame>
          <draw:polygon draw:style-name="gr44" draw:text-style-name="P4" draw:layer="layout" svg:width="0.178cm" svg:height="0.133cm" svg:x="25.242cm" svg:y="6.35cm" svg:viewBox="0 0 179 134" draw:points="179,134 0,134 0,0 179,0">
            <text:p/>
          </draw:polygon>
          <draw:polygon draw:style-name="gr44" draw:text-style-name="P4" draw:layer="layout" svg:width="0.178cm" svg:height="0.133cm" svg:x="25.908cm" svg:y="7.621cm" svg:viewBox="0 0 179 134" draw:points="179,134 0,134 0,0 179,0">
            <text:p/>
          </draw:polygon>
          <draw:polygon draw:style-name="gr44" draw:text-style-name="P4" draw:layer="layout" svg:width="0.178cm" svg:height="0.133cm" svg:x="25.71cm" svg:y="7.621cm" svg:viewBox="0 0 179 134" draw:points="179,134 0,134 0,0 179,0">
            <text:p/>
          </draw:polygon>
          <draw:polygon draw:style-name="gr44" draw:text-style-name="P4" draw:layer="layout" svg:width="0.178cm" svg:height="0.133cm" svg:x="25.531cm" svg:y="7.621cm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9763457118379cm 5.85697952340134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9781761594793cm 5.71899166356783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9800463994607cm 5.57800406765098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9819033753289cm 5.43801638376192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7579751269681cm 5.80807872930125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7598321028362cm 5.66809104541218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7616758145909cm 5.52910327355089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5382648666506cm 5.86016905000684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5400024654986cm 5.72918057436778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5418461772533cm 5.5901928025065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3187749927329cm 5.82025420004342cm)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3206187044876cm 5.68126642818213cm)" svg:viewBox="0 0 179 134" draw:points="179,134 0,134 0,0 179,0">
            <text:p/>
          </draw:polygon>
          <draw:polygon draw:style-name="gr44" draw:text-style-name="P4" draw:layer="layout" svg:width="0.178cm" svg:height="0.133cm" svg:x="24.414cm" svg:y="7.325cm" svg:viewBox="0 0 179 134" draw:points="179,134 0,134 0,0 179,0">
            <text:p/>
          </draw:polygon>
          <draw:polygon draw:style-name="gr44" draw:text-style-name="P4" draw:layer="layout" svg:width="0.178cm" svg:height="0.133cm" svg:x="24.414cm" svg:y="7.465cm" svg:viewBox="0 0 179 134" draw:points="179,134 0,134 0,0 179,0">
            <text:p/>
          </draw:polygon>
          <draw:polygon draw:style-name="gr44" draw:text-style-name="P4" draw:layer="layout" svg:width="0.178cm" svg:height="0.133cm" svg:x="24.634cm" svg:y="7.279cm" svg:viewBox="0 0 179 134" draw:points="179,134 0,134 0,0 179,0">
            <text:p/>
          </draw:polygon>
          <draw:polygon draw:style-name="gr44" draw:text-style-name="P4" draw:layer="layout" svg:width="0.178cm" svg:height="0.133cm" svg:x="24.634cm" svg:y="7.419cm" svg:viewBox="0 0 179 134" draw:points="179,134 0,134 0,0 179,0">
            <text:p/>
          </draw:polygon>
          <draw:polygon draw:style-name="gr44" draw:text-style-name="P4" draw:layer="layout" svg:width="0.178cm" svg:height="0.133cm" svg:x="24.634cm" svg:y="7.559cm" svg:viewBox="0 0 179 134" draw:points="179,134 0,134 0,0 179,0">
            <text:p/>
          </draw:polygon>
          <draw:polygon draw:style-name="gr44" draw:text-style-name="P4" draw:layer="layout" svg:width="0.178cm" svg:height="0.133cm" svg:x="24.195cm" svg:y="7.373cm" svg:viewBox="0 0 179 134" draw:points="179,134 0,134 0,0 179,0">
            <text:p/>
          </draw:polygon>
          <draw:polygon draw:style-name="gr44" draw:text-style-name="P4" draw:layer="layout" svg:width="0.178cm" svg:height="0.133cm" svg:x="24.195cm" svg:y="7.512cm" svg:viewBox="0 0 179 134" draw:points="179,134 0,134 0,0 179,0">
            <text:p/>
          </draw:polygon>
          <draw:polygon draw:style-name="gr44" draw:text-style-name="P4" draw:layer="layout" svg:width="0.178cm" svg:height="0.133cm" draw:transform="rotate (3.12832815127464) translate (26.1004442002031cm 5.76835366985999cm)" svg:viewBox="0 0 179 134" draw:points="179,134 0,134 0,0 179,0">
            <text:p/>
          </draw:polygon>
          <draw:polygon draw:style-name="gr44" draw:text-style-name="P4" draw:layer="layout" svg:width="0.178cm" svg:height="0.133cm" svg:x="23.971cm" svg:y="7.454cm" svg:viewBox="0 0 179 134" draw:points="179,134 0,134 0,0 179,0">
            <text:p/>
          </draw:polygon>
          <draw:g>
            <draw:line draw:style-name="gr5" draw:text-style-name="P1" draw:layer="layout" svg:x1="25.684cm" svg:y1="12.255cm" svg:x2="25.684cm" svg:y2="2.653cm">
              <text:p/>
            </draw:line>
            <draw:line draw:style-name="gr5" draw:text-style-name="P1" draw:layer="layout" svg:x1="23.901cm" svg:y1="12.255cm" svg:x2="23.901cm" svg:y2="2.653cm">
              <text:p/>
            </draw:line>
            <draw:line draw:style-name="gr5" draw:text-style-name="P1" draw:layer="layout" svg:x1="26.576cm" svg:y1="12.255cm" svg:x2="26.576cm" svg:y2="2.653cm">
              <text:p/>
            </draw:line>
            <draw:line draw:style-name="gr5" draw:text-style-name="P1" draw:layer="layout" svg:x1="24.793cm" svg:y1="12.255cm" svg:x2="24.793cm" svg:y2="2.653cm">
              <text:p/>
            </draw:line>
            <draw:line draw:style-name="gr5" draw:text-style-name="P1" draw:layer="layout" svg:x1="26.13cm" svg:y1="12.255cm" svg:x2="26.13cm" svg:y2="2.653cm">
              <text:p/>
            </draw:line>
            <draw:line draw:style-name="gr5" draw:text-style-name="P1" draw:layer="layout" svg:x1="24.346cm" svg:y1="12.255cm" svg:x2="24.346cm" svg:y2="2.653cm">
              <text:p/>
            </draw:line>
            <draw:line draw:style-name="gr5" draw:text-style-name="P1" draw:layer="layout" svg:x1="27.023cm" svg:y1="12.255cm" svg:x2="27.023cm" svg:y2="2.653cm">
              <text:p/>
            </draw:line>
            <draw:line draw:style-name="gr5" draw:text-style-name="P1" draw:layer="layout" svg:x1="25.238cm" svg:y1="12.255cm" svg:x2="25.238cm" svg:y2="2.653cm">
              <text:p/>
            </draw:line>
            <draw:line draw:style-name="gr5" draw:text-style-name="P1" draw:layer="layout" svg:x1="29.252cm" svg:y1="12.255cm" svg:x2="29.252cm" svg:y2="2.653cm">
              <text:p/>
            </draw:line>
            <draw:line draw:style-name="gr5" draw:text-style-name="P1" draw:layer="layout" svg:x1="27.468cm" svg:y1="12.255cm" svg:x2="27.468cm" svg:y2="2.653cm">
              <text:p/>
            </draw:line>
            <draw:line draw:style-name="gr5" draw:text-style-name="P1" draw:layer="layout" svg:x1="30.144cm" svg:y1="12.255cm" svg:x2="30.144cm" svg:y2="2.653cm">
              <text:p/>
            </draw:line>
            <draw:line draw:style-name="gr5" draw:text-style-name="P1" draw:layer="layout" svg:x1="28.36cm" svg:y1="12.255cm" svg:x2="28.36cm" svg:y2="2.653cm">
              <text:p/>
            </draw:line>
            <draw:line draw:style-name="gr5" draw:text-style-name="P1" draw:layer="layout" svg:x1="29.698cm" svg:y1="12.255cm" svg:x2="29.698cm" svg:y2="2.653cm">
              <text:p/>
            </draw:line>
            <draw:line draw:style-name="gr5" draw:text-style-name="P1" draw:layer="layout" svg:x1="27.914cm" svg:y1="12.255cm" svg:x2="27.914cm" svg:y2="2.653cm">
              <text:p/>
            </draw:line>
            <draw:line draw:style-name="gr5" draw:text-style-name="P1" draw:layer="layout" svg:x1="30.59cm" svg:y1="12.255cm" svg:x2="30.59cm" svg:y2="2.653cm">
              <text:p/>
            </draw:line>
            <draw:line draw:style-name="gr5" draw:text-style-name="P1" draw:layer="layout" svg:x1="28.806cm" svg:y1="12.255cm" svg:x2="28.806cm" svg:y2="2.653cm">
              <text:p/>
            </draw:line>
            <draw:line draw:style-name="gr5" draw:text-style-name="P1" draw:layer="layout" svg:x1="25.908cm" svg:y1="12.255cm" svg:x2="25.908cm" svg:y2="2.653cm">
              <text:p/>
            </draw:line>
            <draw:line draw:style-name="gr5" draw:text-style-name="P1" draw:layer="layout" svg:x1="24.123cm" svg:y1="12.255cm" svg:x2="24.123cm" svg:y2="2.653cm">
              <text:p/>
            </draw:line>
            <draw:line draw:style-name="gr5" draw:text-style-name="P1" draw:layer="layout" svg:x1="26.799cm" svg:y1="12.255cm" svg:x2="26.799cm" svg:y2="2.653cm">
              <text:p/>
            </draw:line>
            <draw:line draw:style-name="gr5" draw:text-style-name="P1" draw:layer="layout" svg:x1="25.016cm" svg:y1="12.255cm" svg:x2="25.016cm" svg:y2="2.653cm">
              <text:p/>
            </draw:line>
            <draw:line draw:style-name="gr5" draw:text-style-name="P1" draw:layer="layout" svg:x1="26.353cm" svg:y1="12.255cm" svg:x2="26.353cm" svg:y2="2.653cm">
              <text:p/>
            </draw:line>
            <draw:line draw:style-name="gr5" draw:text-style-name="P1" draw:layer="layout" svg:x1="24.569cm" svg:y1="12.255cm" svg:x2="24.569cm" svg:y2="2.653cm">
              <text:p/>
            </draw:line>
            <draw:line draw:style-name="gr5" draw:text-style-name="P1" draw:layer="layout" svg:x1="27.245cm" svg:y1="12.255cm" svg:x2="27.245cm" svg:y2="2.653cm">
              <text:p/>
            </draw:line>
            <draw:line draw:style-name="gr5" draw:text-style-name="P1" draw:layer="layout" svg:x1="25.461cm" svg:y1="12.255cm" svg:x2="25.461cm" svg:y2="2.653cm">
              <text:p/>
            </draw:line>
            <draw:line draw:style-name="gr5" draw:text-style-name="P1" draw:layer="layout" svg:x1="29.475cm" svg:y1="12.255cm" svg:x2="29.475cm" svg:y2="2.653cm">
              <text:p/>
            </draw:line>
            <draw:line draw:style-name="gr5" draw:text-style-name="P1" draw:layer="layout" svg:x1="27.691cm" svg:y1="12.255cm" svg:x2="27.691cm" svg:y2="2.653cm">
              <text:p/>
            </draw:line>
            <draw:line draw:style-name="gr5" draw:text-style-name="P1" draw:layer="layout" svg:x1="30.367cm" svg:y1="12.255cm" svg:x2="30.367cm" svg:y2="2.653cm">
              <text:p/>
            </draw:line>
            <draw:line draw:style-name="gr5" draw:text-style-name="P1" draw:layer="layout" svg:x1="28.583cm" svg:y1="12.255cm" svg:x2="28.583cm" svg:y2="2.653cm">
              <text:p/>
            </draw:line>
            <draw:line draw:style-name="gr5" draw:text-style-name="P1" draw:layer="layout" svg:x1="29.922cm" svg:y1="12.255cm" svg:x2="29.922cm" svg:y2="2.653cm">
              <text:p/>
            </draw:line>
            <draw:line draw:style-name="gr5" draw:text-style-name="P1" draw:layer="layout" svg:x1="28.137cm" svg:y1="12.255cm" svg:x2="28.137cm" svg:y2="2.653cm">
              <text:p/>
            </draw:line>
            <draw:line draw:style-name="gr5" draw:text-style-name="P1" draw:layer="layout" svg:x1="30.814cm" svg:y1="12.255cm" svg:x2="30.814cm" svg:y2="2.653cm">
              <text:p/>
            </draw:line>
            <draw:line draw:style-name="gr5" draw:text-style-name="P1" draw:layer="layout" svg:x1="29.03cm" svg:y1="12.255cm" svg:x2="29.03cm" svg:y2="2.653cm">
              <text:p/>
            </draw:line>
            <draw:line draw:style-name="gr5" draw:text-style-name="P1" draw:layer="layout" svg:x1="31.037cm" svg:y1="12.255cm" svg:x2="31.037cm" svg:y2="2.653cm">
              <text:p/>
            </draw:line>
            <draw:line draw:style-name="gr5" draw:text-style-name="P1" draw:layer="layout" svg:x1="31.259cm" svg:y1="12.255cm" svg:x2="31.259cm" svg:y2="2.653cm">
              <text:p/>
            </draw:line>
            <draw:line draw:style-name="gr5" draw:text-style-name="P1" draw:layer="layout" svg:x1="31.482cm" svg:y1="12.255cm" svg:x2="31.482cm" svg:y2="2.653cm">
              <text:p/>
            </draw:line>
          </draw:g>
          <draw:polygon draw:style-name="gr10" draw:text-style-name="P1" draw:layer="layout" svg:width="7.552cm" svg:height="9.603cm" svg:x="23.914cm" svg:y="2.651cm" svg:viewBox="0 0 7553 9604" draw:points="0,0 7553,0 7553,9604 0,9604">
            <text:p/>
          </draw:polygon>
          <draw:frame draw:style-name="gr9" draw:text-style-name="P1" draw:layer="layout" svg:width="1.146cm" svg:height="0.688cm" svg:x="21.318cm" svg:y="6.847cm">
            <draw:image xlink:href="Pictures/1000461E0000120000000C0092F431FBE9003D06.pdf" xlink:type="simple" xlink:show="embed" xlink:actuate="onLoad" draw:mime-type="application/pdf">
              <text:p/>
            </draw:image>
            <draw:image xlink:href="Pictures/1000000100000030000000207F5395E7500127E2.png" xlink:type="simple" xlink:show="embed" xlink:actuate="onLoad" draw:mime-type="image/png"/>
          </draw:frame>
          <draw:line draw:style-name="gr24" draw:text-style-name="P1" draw:layer="layout" svg:x1="23.685cm" svg:y1="12.024cm" svg:x2="21.383cm" svg:y2="15.722cm">
            <text:p/>
          </draw:line>
          <draw:g>
            <draw:line draw:style-name="gr25" draw:text-style-name="P1" draw:layer="layout" svg:x1="30.649cm" svg:y1="14.944cm" svg:x2="31.21cm" svg:y2="15.714cm">
              <text:p/>
            </draw:line>
            <draw:line draw:style-name="gr25" draw:text-style-name="P1" draw:layer="layout" svg:x1="32.633cm" svg:y1="14.944cm" svg:x2="32.072cm" svg:y2="15.714cm">
              <text:p/>
            </draw:line>
          </draw:g>
          <draw:g>
            <draw:line draw:style-name="gr26" draw:text-style-name="P1" draw:layer="layout" svg:x1="31.777cm" svg:y1="14.795cm" svg:x2="31.777cm" svg:y2="0.156cm">
              <text:p/>
            </draw:line>
            <draw:line draw:style-name="gr27" draw:text-style-name="P1" draw:layer="layout" svg:x1="32.111cm" svg:y1="14.795cm" svg:x2="32.111cm" svg:y2="0.115cm">
              <text:p/>
            </draw:line>
            <draw:line draw:style-name="gr27" draw:text-style-name="P1" draw:layer="layout" svg:x1="32.428cm" svg:y1="14.795cm" svg:x2="32.428cm" svg:y2="0.115cm">
              <text:p/>
            </draw:line>
            <draw:line draw:style-name="gr27" draw:text-style-name="P1" draw:layer="layout" svg:x1="32.746cm" svg:y1="14.795cm" svg:x2="32.746cm" svg:y2="0.115cm">
              <text:p/>
            </draw:line>
            <draw:line draw:style-name="gr27" draw:text-style-name="P1" draw:layer="layout" svg:x1="33.381cm" svg:y1="14.795cm" svg:x2="33.381cm" svg:y2="0.115cm">
              <text:p/>
            </draw:line>
            <draw:line draw:style-name="gr27" draw:text-style-name="P1" draw:layer="layout" svg:x1="34.017cm" svg:y1="14.795cm" svg:x2="34.017cm" svg:y2="0.115cm">
              <text:p/>
            </draw:line>
            <draw:line draw:style-name="gr27" draw:text-style-name="P1" draw:layer="layout" svg:x1="34.969cm" svg:y1="14.795cm" svg:x2="34.969cm" svg:y2="0.115cm">
              <text:p/>
            </draw:line>
            <draw:line draw:style-name="gr27" draw:text-style-name="P1" draw:layer="layout" svg:x1="35.924cm" svg:y1="14.795cm" svg:x2="35.924cm" svg:y2="0.115cm">
              <text:p/>
            </draw:line>
            <draw:line draw:style-name="gr27" draw:text-style-name="P1" draw:layer="layout" svg:x1="36.876cm" svg:y1="14.795cm" svg:x2="36.876cm" svg:y2="0.115cm">
              <text:p/>
            </draw:line>
            <draw:line draw:style-name="gr27" draw:text-style-name="P1" draw:layer="layout" svg:x1="33.064cm" svg:y1="14.795cm" svg:x2="33.064cm" svg:y2="0.115cm">
              <text:p/>
            </draw:line>
            <draw:line draw:style-name="gr27" draw:text-style-name="P1" draw:layer="layout" svg:x1="33.699cm" svg:y1="14.795cm" svg:x2="33.699cm" svg:y2="0.115cm">
              <text:p/>
            </draw:line>
            <draw:line draw:style-name="gr27" draw:text-style-name="P1" draw:layer="layout" svg:x1="34.335cm" svg:y1="14.795cm" svg:x2="34.335cm" svg:y2="0.115cm">
              <text:p/>
            </draw:line>
            <draw:line draw:style-name="gr27" draw:text-style-name="P1" draw:layer="layout" svg:x1="35.288cm" svg:y1="14.795cm" svg:x2="35.288cm" svg:y2="0.115cm">
              <text:p/>
            </draw:line>
            <draw:line draw:style-name="gr27" draw:text-style-name="P1" draw:layer="layout" svg:x1="36.241cm" svg:y1="14.795cm" svg:x2="36.241cm" svg:y2="0.115cm">
              <text:p/>
            </draw:line>
            <draw:line draw:style-name="gr27" draw:text-style-name="P1" draw:layer="layout" svg:x1="37.512cm" svg:y1="14.795cm" svg:x2="37.512cm" svg:y2="0.115cm">
              <text:p/>
            </draw:line>
            <draw:line draw:style-name="gr27" draw:text-style-name="P1" draw:layer="layout" svg:x1="38.465cm" svg:y1="14.795cm" svg:x2="38.465cm" svg:y2="0.115cm">
              <text:p/>
            </draw:line>
            <draw:line draw:style-name="gr27" draw:text-style-name="P1" draw:layer="layout" svg:x1="39.418cm" svg:y1="14.795cm" svg:x2="39.418cm" svg:y2="0.115cm">
              <text:p/>
            </draw:line>
            <draw:line draw:style-name="gr27" draw:text-style-name="P1" draw:layer="layout" svg:x1="34.652cm" svg:y1="14.795cm" svg:x2="34.652cm" svg:y2="0.115cm">
              <text:p/>
            </draw:line>
            <draw:line draw:style-name="gr27" draw:text-style-name="P1" draw:layer="layout" svg:x1="35.605cm" svg:y1="14.795cm" svg:x2="35.605cm" svg:y2="0.115cm">
              <text:p/>
            </draw:line>
            <draw:line draw:style-name="gr27" draw:text-style-name="P1" draw:layer="layout" svg:x1="36.558cm" svg:y1="14.795cm" svg:x2="36.558cm" svg:y2="0.115cm">
              <text:p/>
            </draw:line>
            <draw:line draw:style-name="gr27" draw:text-style-name="P1" draw:layer="layout" svg:x1="37.829cm" svg:y1="14.795cm" svg:x2="37.829cm" svg:y2="0.115cm">
              <text:p/>
            </draw:line>
            <draw:line draw:style-name="gr27" draw:text-style-name="P1" draw:layer="layout" svg:x1="38.782cm" svg:y1="14.795cm" svg:x2="38.782cm" svg:y2="0.115cm">
              <text:p/>
            </draw:line>
            <draw:line draw:style-name="gr27" draw:text-style-name="P1" draw:layer="layout" svg:x1="37.194cm" svg:y1="14.795cm" svg:x2="37.194cm" svg:y2="0.115cm">
              <text:p/>
            </draw:line>
            <draw:line draw:style-name="gr27" draw:text-style-name="P1" draw:layer="layout" svg:x1="38.147cm" svg:y1="14.795cm" svg:x2="38.147cm" svg:y2="0.115cm">
              <text:p/>
            </draw:line>
            <draw:line draw:style-name="gr27" draw:text-style-name="P1" draw:layer="layout" svg:x1="39.101cm" svg:y1="14.795cm" svg:x2="39.101cm" svg:y2="0.115cm">
              <text:p/>
            </draw:line>
            <draw:line draw:style-name="gr27" draw:text-style-name="P1" draw:layer="layout" svg:x1="39.735cm" svg:y1="14.795cm" svg:x2="39.735cm" svg:y2="0.115cm">
              <text:p/>
            </draw:line>
            <draw:polygon draw:style-name="gr28" draw:text-style-name="P1" draw:layer="layout" svg:width="0.289cm" svg:height="0.797cm" svg:x="39.435cm" svg:y="2.23cm" svg:viewBox="0 0 290 798" draw:points="0,0 289,0 290,798 0,798">
              <text:p/>
            </draw:polygon>
            <draw:polygon draw:style-name="gr28" draw:text-style-name="P1" draw:layer="layout" svg:width="0.289cm" svg:height="0.797cm" svg:x="38.8cm" svg:y="2.23cm" svg:viewBox="0 0 290 798" draw:points="0,0 289,0 290,798 0,798">
              <text:p/>
            </draw:polygon>
            <draw:polygon draw:style-name="gr28" draw:text-style-name="P1" draw:layer="layout" svg:width="0.289cm" svg:height="0.797cm" svg:x="37.529cm" svg:y="2.23cm" svg:viewBox="0 0 290 798" draw:points="0,0 289,0 290,798 0,798">
              <text:p/>
            </draw:polygon>
            <draw:polygon draw:style-name="gr28" draw:text-style-name="P1" draw:layer="layout" svg:width="0.289cm" svg:height="0.797cm" svg:x="36.259cm" svg:y="2.23cm" svg:viewBox="0 0 290 798" draw:points="0,0 289,0 290,798 0,798">
              <text:p/>
            </draw:polygon>
            <draw:polygon draw:style-name="gr28" draw:text-style-name="P1" draw:layer="layout" svg:width="0.289cm" svg:height="0.797cm" svg:x="34.987cm" svg:y="2.231cm" svg:viewBox="0 0 290 798" draw:points="0,0 289,0 290,798 0,798">
              <text:p/>
            </draw:polygon>
            <draw:polygon draw:style-name="gr28" draw:text-style-name="P1" draw:layer="layout" svg:width="0.289cm" svg:height="0.797cm" svg:x="33.717cm" svg:y="2.232cm" svg:viewBox="0 0 290 798" draw:points="0,0 289,0 290,798 0,798">
              <text:p/>
            </draw:polygon>
            <draw:polygon draw:style-name="gr28" draw:text-style-name="P1" draw:layer="layout" svg:width="0.289cm" svg:height="0.797cm" svg:x="38.165cm" svg:y="2.23cm" svg:viewBox="0 0 290 798" draw:points="0,0 289,0 290,798 0,798">
              <text:p/>
            </draw:polygon>
            <draw:polygon draw:style-name="gr28" draw:text-style-name="P1" draw:layer="layout" svg:width="0.289cm" svg:height="0.797cm" svg:x="36.894cm" svg:y="2.23cm" svg:viewBox="0 0 290 798" draw:points="0,0 289,0 290,798 0,798">
              <text:p/>
            </draw:polygon>
            <draw:polygon draw:style-name="gr28" draw:text-style-name="P1" draw:layer="layout" svg:width="0.289cm" svg:height="0.797cm" svg:x="35.623cm" svg:y="2.231cm" svg:viewBox="0 0 290 798" draw:points="0,0 289,0 290,798 0,798">
              <text:p/>
            </draw:polygon>
            <draw:polygon draw:style-name="gr28" draw:text-style-name="P1" draw:layer="layout" svg:width="0.289cm" svg:height="0.797cm" svg:x="34.353cm" svg:y="2.231cm" svg:viewBox="0 0 290 798" draw:points="0,0 289,0 290,798 0,798">
              <text:p/>
            </draw:polygon>
            <draw:polygon draw:style-name="gr28" draw:text-style-name="P1" draw:layer="layout" svg:width="0.289cm" svg:height="0.797cm" svg:x="33.082cm" svg:y="2.232cm" svg:viewBox="0 0 290 798" draw:points="0,0 289,0 290,798 0,798">
              <text:p/>
            </draw:polygon>
            <draw:polygon draw:style-name="gr28" draw:text-style-name="P1" draw:layer="layout" svg:width="0.289cm" svg:height="0.797cm" svg:x="32.447cm" svg:y="2.232cm" svg:viewBox="0 0 290 798" draw:points="0,0 289,0 290,798 0,798">
              <text:p/>
            </draw:polygon>
            <draw:polygon draw:style-name="gr28" draw:text-style-name="P1" draw:layer="layout" svg:width="0.289cm" svg:height="0.797cm" svg:x="31.812cm" svg:y="2.232cm" svg:viewBox="0 0 290 798" draw:points="0,0 289,0 290,798 0,798">
              <text:p/>
            </draw:polygon>
            <draw:polygon draw:style-name="gr28" draw:text-style-name="P1" draw:layer="layout" svg:width="0.289cm" svg:height="0.797cm" svg:x="39.435cm" svg:y="3.814cm" svg:viewBox="0 0 290 798" draw:points="0,0 289,0 290,798 0,798">
              <text:p/>
            </draw:polygon>
            <draw:polygon draw:style-name="gr28" draw:text-style-name="P1" draw:layer="layout" svg:width="0.289cm" svg:height="0.797cm" svg:x="38.8cm" svg:y="3.815cm" svg:viewBox="0 0 290 798" draw:points="0,0 289,0 290,798 0,798">
              <text:p/>
            </draw:polygon>
            <draw:polygon draw:style-name="gr28" draw:text-style-name="P1" draw:layer="layout" svg:width="0.289cm" svg:height="0.797cm" svg:x="37.529cm" svg:y="3.815cm" svg:viewBox="0 0 290 798" draw:points="0,0 289,0 290,798 0,798">
              <text:p/>
            </draw:polygon>
            <draw:polygon draw:style-name="gr28" draw:text-style-name="P1" draw:layer="layout" svg:width="0.289cm" svg:height="0.797cm" svg:x="36.259cm" svg:y="3.816cm" svg:viewBox="0 0 290 798" draw:points="0,0 289,0 290,798 0,798">
              <text:p/>
            </draw:polygon>
            <draw:polygon draw:style-name="gr28" draw:text-style-name="P1" draw:layer="layout" svg:width="0.289cm" svg:height="0.797cm" svg:x="34.987cm" svg:y="3.816cm" svg:viewBox="0 0 290 798" draw:points="0,0 289,0 290,798 0,798">
              <text:p/>
            </draw:polygon>
            <draw:polygon draw:style-name="gr28" draw:text-style-name="P1" draw:layer="layout" svg:width="0.289cm" svg:height="0.797cm" svg:x="33.717cm" svg:y="3.817cm" svg:viewBox="0 0 290 798" draw:points="0,0 289,0 290,798 0,798">
              <text:p/>
            </draw:polygon>
            <draw:polygon draw:style-name="gr28" draw:text-style-name="P1" draw:layer="layout" svg:width="0.289cm" svg:height="0.797cm" svg:x="38.165cm" svg:y="3.815cm" svg:viewBox="0 0 290 798" draw:points="0,0 289,0 290,798 0,798">
              <text:p/>
            </draw:polygon>
            <draw:polygon draw:style-name="gr28" draw:text-style-name="P1" draw:layer="layout" svg:width="0.289cm" svg:height="0.797cm" svg:x="36.894cm" svg:y="3.816cm" svg:viewBox="0 0 290 798" draw:points="0,0 289,0 290,798 0,798">
              <text:p/>
            </draw:polygon>
            <draw:polygon draw:style-name="gr28" draw:text-style-name="P1" draw:layer="layout" svg:width="0.289cm" svg:height="0.797cm" svg:x="35.623cm" svg:y="3.816cm" svg:viewBox="0 0 290 798" draw:points="0,0 289,0 290,798 0,798">
              <text:p/>
            </draw:polygon>
            <draw:polygon draw:style-name="gr28" draw:text-style-name="P1" draw:layer="layout" svg:width="0.289cm" svg:height="0.797cm" svg:x="34.353cm" svg:y="3.817cm" svg:viewBox="0 0 290 798" draw:points="0,0 289,0 290,798 0,798">
              <text:p/>
            </draw:polygon>
            <draw:polygon draw:style-name="gr28" draw:text-style-name="P1" draw:layer="layout" svg:width="0.289cm" svg:height="0.797cm" svg:x="33.082cm" svg:y="3.817cm" svg:viewBox="0 0 290 798" draw:points="0,0 289,0 290,798 0,798">
              <text:p/>
            </draw:polygon>
            <draw:polygon draw:style-name="gr28" draw:text-style-name="P1" draw:layer="layout" svg:width="0.289cm" svg:height="0.797cm" svg:x="32.447cm" svg:y="3.818cm" svg:viewBox="0 0 290 798" draw:points="0,0 289,0 290,798 0,798">
              <text:p/>
            </draw:polygon>
            <draw:polygon draw:style-name="gr28" draw:text-style-name="P1" draw:layer="layout" svg:width="0.289cm" svg:height="0.797cm" svg:x="31.812cm" svg:y="3.818cm" svg:viewBox="0 0 290 798" draw:points="0,0 289,0 290,798 0,798">
              <text:p/>
            </draw:polygon>
            <draw:polygon draw:style-name="gr28" draw:text-style-name="P1" draw:layer="layout" svg:width="0.289cm" svg:height="0.797cm" svg:x="39.435cm" svg:y="5.398cm" svg:viewBox="0 0 290 798" draw:points="0,0 289,0 290,798 0,798">
              <text:p/>
            </draw:polygon>
            <draw:polygon draw:style-name="gr28" draw:text-style-name="P1" draw:layer="layout" svg:width="0.289cm" svg:height="0.797cm" svg:x="38.8cm" svg:y="5.398cm" svg:viewBox="0 0 290 798" draw:points="0,0 289,0 290,798 0,798">
              <text:p/>
            </draw:polygon>
            <draw:polygon draw:style-name="gr28" draw:text-style-name="P1" draw:layer="layout" svg:width="0.289cm" svg:height="0.797cm" svg:x="37.529cm" svg:y="5.399cm" svg:viewBox="0 0 290 798" draw:points="0,0 289,0 290,798 0,798">
              <text:p/>
            </draw:polygon>
            <draw:polygon draw:style-name="gr28" draw:text-style-name="P1" draw:layer="layout" svg:width="0.289cm" svg:height="0.797cm" svg:x="36.259cm" svg:y="5.399cm" svg:viewBox="0 0 290 798" draw:points="0,0 289,0 290,798 0,798">
              <text:p/>
            </draw:polygon>
            <draw:polygon draw:style-name="gr28" draw:text-style-name="P1" draw:layer="layout" svg:width="0.289cm" svg:height="0.797cm" svg:x="34.987cm" svg:y="5.4cm" svg:viewBox="0 0 290 798" draw:points="0,0 289,0 290,798 0,798">
              <text:p/>
            </draw:polygon>
            <draw:polygon draw:style-name="gr28" draw:text-style-name="P1" draw:layer="layout" svg:width="0.289cm" svg:height="0.797cm" svg:x="33.717cm" svg:y="5.401cm" svg:viewBox="0 0 290 798" draw:points="0,0 289,0 290,798 0,798">
              <text:p/>
            </draw:polygon>
            <draw:polygon draw:style-name="gr28" draw:text-style-name="P1" draw:layer="layout" svg:width="0.289cm" svg:height="0.797cm" svg:x="38.165cm" svg:y="5.399cm" svg:viewBox="0 0 290 798" draw:points="0,0 289,0 290,798 0,798">
              <text:p/>
            </draw:polygon>
            <draw:polygon draw:style-name="gr28" draw:text-style-name="P1" draw:layer="layout" svg:width="0.289cm" svg:height="0.797cm" svg:x="36.894cm" svg:y="5.399cm" svg:viewBox="0 0 290 798" draw:points="0,0 289,0 290,798 0,798">
              <text:p/>
            </draw:polygon>
            <draw:polygon draw:style-name="gr28" draw:text-style-name="P1" draw:layer="layout" svg:width="0.289cm" svg:height="0.797cm" svg:x="35.623cm" svg:y="5.4cm" svg:viewBox="0 0 290 798" draw:points="0,0 289,0 290,798 0,798">
              <text:p/>
            </draw:polygon>
            <draw:polygon draw:style-name="gr28" draw:text-style-name="P1" draw:layer="layout" svg:width="0.289cm" svg:height="0.797cm" svg:x="34.353cm" svg:y="5.4cm" svg:viewBox="0 0 290 798" draw:points="0,0 289,0 290,798 0,798">
              <text:p/>
            </draw:polygon>
            <draw:polygon draw:style-name="gr28" draw:text-style-name="P1" draw:layer="layout" svg:width="0.289cm" svg:height="0.797cm" svg:x="33.082cm" svg:y="5.401cm" svg:viewBox="0 0 290 798" draw:points="0,0 289,0 290,798 0,798">
              <text:p/>
            </draw:polygon>
            <draw:polygon draw:style-name="gr28" draw:text-style-name="P1" draw:layer="layout" svg:width="0.289cm" svg:height="0.797cm" svg:x="32.447cm" svg:y="5.401cm" svg:viewBox="0 0 290 798" draw:points="0,0 289,0 290,798 0,798">
              <text:p/>
            </draw:polygon>
            <draw:polygon draw:style-name="gr28" draw:text-style-name="P1" draw:layer="layout" svg:width="0.289cm" svg:height="0.797cm" svg:x="31.812cm" svg:y="5.403cm" svg:viewBox="0 0 290 798" draw:points="0,0 289,0 290,798 0,798">
              <text:p/>
            </draw:polygon>
            <draw:polygon draw:style-name="gr28" draw:text-style-name="P1" draw:layer="layout" svg:width="0.289cm" svg:height="0.797cm" svg:x="39.435cm" svg:y="6.982cm" svg:viewBox="0 0 290 798" draw:points="0,0 289,0 290,798 0,798">
              <text:p/>
            </draw:polygon>
            <draw:polygon draw:style-name="gr28" draw:text-style-name="P1" draw:layer="layout" svg:width="0.289cm" svg:height="0.797cm" svg:x="38.8cm" svg:y="6.983cm" svg:viewBox="0 0 290 798" draw:points="0,0 289,0 290,798 0,798">
              <text:p/>
            </draw:polygon>
            <draw:polygon draw:style-name="gr28" draw:text-style-name="P1" draw:layer="layout" svg:width="0.289cm" svg:height="0.797cm" svg:x="37.529cm" svg:y="6.983cm" svg:viewBox="0 0 290 798" draw:points="0,0 289,0 290,798 0,798">
              <text:p/>
            </draw:polygon>
            <draw:polygon draw:style-name="gr28" draw:text-style-name="P1" draw:layer="layout" svg:width="0.289cm" svg:height="0.797cm" svg:x="36.259cm" svg:y="6.984cm" svg:viewBox="0 0 290 798" draw:points="0,0 289,0 290,798 0,798">
              <text:p/>
            </draw:polygon>
            <draw:polygon draw:style-name="gr28" draw:text-style-name="P1" draw:layer="layout" svg:width="0.289cm" svg:height="0.797cm" svg:x="34.987cm" svg:y="6.984cm" svg:viewBox="0 0 290 798" draw:points="0,0 289,0 290,798 0,798">
              <text:p/>
            </draw:polygon>
            <draw:polygon draw:style-name="gr28" draw:text-style-name="P1" draw:layer="layout" svg:width="0.289cm" svg:height="0.797cm" svg:x="33.717cm" svg:y="6.985cm" svg:viewBox="0 0 290 798" draw:points="0,0 289,0 290,798 0,798">
              <text:p/>
            </draw:polygon>
            <draw:polygon draw:style-name="gr28" draw:text-style-name="P1" draw:layer="layout" svg:width="0.289cm" svg:height="0.797cm" svg:x="38.165cm" svg:y="6.983cm" svg:viewBox="0 0 290 798" draw:points="0,0 289,0 290,798 0,798">
              <text:p/>
            </draw:polygon>
            <draw:polygon draw:style-name="gr28" draw:text-style-name="P1" draw:layer="layout" svg:width="0.289cm" svg:height="0.797cm" svg:x="36.894cm" svg:y="6.984cm" svg:viewBox="0 0 290 798" draw:points="0,0 289,0 290,798 0,798">
              <text:p/>
            </draw:polygon>
            <draw:polygon draw:style-name="gr28" draw:text-style-name="P1" draw:layer="layout" svg:width="0.289cm" svg:height="0.797cm" svg:x="35.623cm" svg:y="6.984cm" svg:viewBox="0 0 290 798" draw:points="0,0 289,0 290,798 0,798">
              <text:p/>
            </draw:polygon>
            <draw:polygon draw:style-name="gr28" draw:text-style-name="P1" draw:layer="layout" svg:width="0.289cm" svg:height="0.797cm" svg:x="34.353cm" svg:y="6.985cm" svg:viewBox="0 0 290 798" draw:points="0,0 289,0 290,798 0,798">
              <text:p/>
            </draw:polygon>
            <draw:polygon draw:style-name="gr28" draw:text-style-name="P1" draw:layer="layout" svg:width="0.289cm" svg:height="0.797cm" svg:x="33.082cm" svg:y="6.985cm" svg:viewBox="0 0 290 798" draw:points="0,0 289,0 290,798 0,798">
              <text:p/>
            </draw:polygon>
            <draw:polygon draw:style-name="gr28" draw:text-style-name="P1" draw:layer="layout" svg:width="0.289cm" svg:height="0.797cm" svg:x="32.447cm" svg:y="6.986cm" svg:viewBox="0 0 290 798" draw:points="0,0 289,0 290,798 0,798">
              <text:p/>
            </draw:polygon>
            <draw:polygon draw:style-name="gr28" draw:text-style-name="P1" draw:layer="layout" svg:width="0.289cm" svg:height="0.797cm" svg:x="31.812cm" svg:y="6.986cm" svg:viewBox="0 0 290 798" draw:points="0,0 289,0 290,798 0,798">
              <text:p/>
            </draw:polygon>
            <draw:polygon draw:style-name="gr28" draw:text-style-name="P1" draw:layer="layout" svg:width="0.289cm" svg:height="0.797cm" svg:x="39.435cm" svg:y="8.611cm" svg:viewBox="0 0 290 798" draw:points="0,0 289,0 290,798 0,798">
              <text:p/>
            </draw:polygon>
            <draw:polygon draw:style-name="gr28" draw:text-style-name="P1" draw:layer="layout" svg:width="0.289cm" svg:height="0.797cm" svg:x="38.8cm" svg:y="8.611cm" svg:viewBox="0 0 290 798" draw:points="0,0 289,0 290,798 0,798">
              <text:p/>
            </draw:polygon>
            <draw:polygon draw:style-name="gr28" draw:text-style-name="P1" draw:layer="layout" svg:width="0.289cm" svg:height="0.797cm" svg:x="37.529cm" svg:y="8.612cm" svg:viewBox="0 0 290 798" draw:points="0,0 289,0 290,798 0,798">
              <text:p/>
            </draw:polygon>
            <draw:polygon draw:style-name="gr28" draw:text-style-name="P1" draw:layer="layout" svg:width="0.289cm" svg:height="0.797cm" svg:x="36.259cm" svg:y="8.612cm" svg:viewBox="0 0 290 798" draw:points="0,0 289,0 290,798 0,798">
              <text:p/>
            </draw:polygon>
            <draw:polygon draw:style-name="gr28" draw:text-style-name="P1" draw:layer="layout" svg:width="0.289cm" svg:height="0.797cm" svg:x="34.987cm" svg:y="8.613cm" svg:viewBox="0 0 290 798" draw:points="0,0 289,0 290,798 0,798">
              <text:p/>
            </draw:polygon>
            <draw:polygon draw:style-name="gr28" draw:text-style-name="P1" draw:layer="layout" svg:width="0.289cm" svg:height="0.797cm" svg:x="33.717cm" svg:y="8.614cm" svg:viewBox="0 0 290 798" draw:points="0,0 289,0 290,798 0,798">
              <text:p/>
            </draw:polygon>
            <draw:polygon draw:style-name="gr28" draw:text-style-name="P1" draw:layer="layout" svg:width="0.289cm" svg:height="0.797cm" svg:x="38.165cm" svg:y="8.612cm" svg:viewBox="0 0 290 798" draw:points="0,0 289,0 290,798 0,798">
              <text:p/>
            </draw:polygon>
            <draw:polygon draw:style-name="gr28" draw:text-style-name="P1" draw:layer="layout" svg:width="0.289cm" svg:height="0.797cm" svg:x="36.894cm" svg:y="8.612cm" svg:viewBox="0 0 290 798" draw:points="0,0 289,0 290,798 0,798">
              <text:p/>
            </draw:polygon>
            <draw:polygon draw:style-name="gr28" draw:text-style-name="P1" draw:layer="layout" svg:width="0.289cm" svg:height="0.797cm" svg:x="35.623cm" svg:y="8.613cm" svg:viewBox="0 0 290 798" draw:points="0,0 289,0 290,798 0,798">
              <text:p/>
            </draw:polygon>
            <draw:polygon draw:style-name="gr28" draw:text-style-name="P1" draw:layer="layout" svg:width="0.289cm" svg:height="0.797cm" svg:x="34.353cm" svg:y="8.613cm" svg:viewBox="0 0 290 798" draw:points="0,0 289,0 290,798 0,798">
              <text:p/>
            </draw:polygon>
            <draw:polygon draw:style-name="gr28" draw:text-style-name="P1" draw:layer="layout" svg:width="0.289cm" svg:height="0.797cm" svg:x="33.082cm" svg:y="8.614cm" svg:viewBox="0 0 290 798" draw:points="0,0 289,0 290,798 0,798">
              <text:p/>
            </draw:polygon>
            <draw:polygon draw:style-name="gr28" draw:text-style-name="P1" draw:layer="layout" svg:width="0.289cm" svg:height="0.797cm" svg:x="32.447cm" svg:y="8.614cm" svg:viewBox="0 0 290 798" draw:points="0,0 289,0 290,798 0,798">
              <text:p/>
            </draw:polygon>
            <draw:polygon draw:style-name="gr28" draw:text-style-name="P1" draw:layer="layout" svg:width="0.289cm" svg:height="0.797cm" svg:x="31.812cm" svg:y="8.615cm" svg:viewBox="0 0 290 798" draw:points="0,0 289,0 290,798 0,798">
              <text:p/>
            </draw:polygon>
            <draw:polygon draw:style-name="gr28" draw:text-style-name="P1" draw:layer="layout" svg:width="0.289cm" svg:height="0.797cm" svg:x="39.435cm" svg:y="10.195cm" svg:viewBox="0 0 290 798" draw:points="0,0 289,0 290,798 0,798">
              <text:p/>
            </draw:polygon>
            <draw:polygon draw:style-name="gr28" draw:text-style-name="P1" draw:layer="layout" svg:width="0.289cm" svg:height="0.797cm" svg:x="38.8cm" svg:y="10.195cm" svg:viewBox="0 0 290 798" draw:points="0,0 289,0 290,798 0,798">
              <text:p/>
            </draw:polygon>
            <draw:polygon draw:style-name="gr28" draw:text-style-name="P1" draw:layer="layout" svg:width="0.289cm" svg:height="0.797cm" svg:x="37.529cm" svg:y="10.195cm" svg:viewBox="0 0 290 798" draw:points="0,0 289,0 290,798 0,798">
              <text:p/>
            </draw:polygon>
            <draw:polygon draw:style-name="gr28" draw:text-style-name="P1" draw:layer="layout" svg:width="0.289cm" svg:height="0.797cm" svg:x="36.259cm" svg:y="10.196cm" svg:viewBox="0 0 290 798" draw:points="0,0 289,0 290,798 0,798">
              <text:p/>
            </draw:polygon>
            <draw:polygon draw:style-name="gr28" draw:text-style-name="P1" draw:layer="layout" svg:width="0.289cm" svg:height="0.797cm" svg:x="34.987cm" svg:y="10.198cm" svg:viewBox="0 0 290 798" draw:points="0,0 289,0 290,798 0,798">
              <text:p/>
            </draw:polygon>
            <draw:polygon draw:style-name="gr28" draw:text-style-name="P1" draw:layer="layout" svg:width="0.289cm" svg:height="0.797cm" svg:x="33.717cm" svg:y="10.198cm" svg:viewBox="0 0 290 798" draw:points="0,0 289,0 290,798 0,798">
              <text:p/>
            </draw:polygon>
            <draw:polygon draw:style-name="gr28" draw:text-style-name="P1" draw:layer="layout" svg:width="0.289cm" svg:height="0.797cm" svg:x="38.165cm" svg:y="10.195cm" svg:viewBox="0 0 290 798" draw:points="0,0 289,0 290,798 0,798">
              <text:p/>
            </draw:polygon>
            <draw:polygon draw:style-name="gr28" draw:text-style-name="P1" draw:layer="layout" svg:width="0.289cm" svg:height="0.797cm" svg:x="36.894cm" svg:y="10.196cm" svg:viewBox="0 0 290 798" draw:points="0,0 289,0 290,798 0,798">
              <text:p/>
            </draw:polygon>
            <draw:polygon draw:style-name="gr28" draw:text-style-name="P1" draw:layer="layout" svg:width="0.289cm" svg:height="0.797cm" svg:x="35.623cm" svg:y="10.196cm" svg:viewBox="0 0 290 798" draw:points="0,0 289,0 290,798 0,798">
              <text:p/>
            </draw:polygon>
            <draw:polygon draw:style-name="gr28" draw:text-style-name="P1" draw:layer="layout" svg:width="0.289cm" svg:height="0.797cm" svg:x="34.353cm" svg:y="10.198cm" svg:viewBox="0 0 290 798" draw:points="0,0 289,0 290,798 0,798">
              <text:p/>
            </draw:polygon>
            <draw:polygon draw:style-name="gr28" draw:text-style-name="P1" draw:layer="layout" svg:width="0.289cm" svg:height="0.797cm" svg:x="33.082cm" svg:y="10.199cm" svg:viewBox="0 0 290 798" draw:points="0,0 289,0 290,798 0,798">
              <text:p/>
            </draw:polygon>
            <draw:polygon draw:style-name="gr28" draw:text-style-name="P1" draw:layer="layout" svg:width="0.289cm" svg:height="0.797cm" svg:x="32.447cm" svg:y="10.199cm" svg:viewBox="0 0 290 798" draw:points="0,0 289,0 290,798 0,798">
              <text:p/>
            </draw:polygon>
            <draw:polygon draw:style-name="gr28" draw:text-style-name="P1" draw:layer="layout" svg:width="0.289cm" svg:height="0.797cm" svg:x="31.812cm" svg:y="10.199cm" svg:viewBox="0 0 290 798" draw:points="0,0 289,0 290,798 0,798">
              <text:p/>
            </draw:polygon>
            <draw:polygon draw:style-name="gr28" draw:text-style-name="P1" draw:layer="layout" svg:width="0.289cm" svg:height="0.797cm" svg:x="39.435cm" svg:y="11.779cm" svg:viewBox="0 0 290 798" draw:points="0,0 289,0 290,798 0,798">
              <text:p/>
            </draw:polygon>
            <draw:polygon draw:style-name="gr28" draw:text-style-name="P1" draw:layer="layout" svg:width="0.289cm" svg:height="0.797cm" svg:x="38.8cm" svg:y="11.779cm" svg:viewBox="0 0 290 798" draw:points="0,0 289,0 290,798 0,798">
              <text:p/>
            </draw:polygon>
            <draw:polygon draw:style-name="gr28" draw:text-style-name="P1" draw:layer="layout" svg:width="0.289cm" svg:height="0.797cm" svg:x="37.529cm" svg:y="11.78cm" svg:viewBox="0 0 290 798" draw:points="0,0 289,0 290,798 0,798">
              <text:p/>
            </draw:polygon>
            <draw:polygon draw:style-name="gr28" draw:text-style-name="P1" draw:layer="layout" svg:width="0.289cm" svg:height="0.797cm" svg:x="36.259cm" svg:y="11.781cm" svg:viewBox="0 0 290 798" draw:points="0,0 289,0 290,798 0,798">
              <text:p/>
            </draw:polygon>
            <draw:polygon draw:style-name="gr28" draw:text-style-name="P1" draw:layer="layout" svg:width="0.289cm" svg:height="0.797cm" svg:x="34.987cm" svg:y="11.781cm" svg:viewBox="0 0 290 798" draw:points="0,0 289,0 290,798 0,798">
              <text:p/>
            </draw:polygon>
            <draw:polygon draw:style-name="gr28" draw:text-style-name="P1" draw:layer="layout" svg:width="0.289cm" svg:height="0.797cm" svg:x="33.717cm" svg:y="11.782cm" svg:viewBox="0 0 290 798" draw:points="0,0 289,0 290,798 0,798">
              <text:p/>
            </draw:polygon>
            <draw:polygon draw:style-name="gr28" draw:text-style-name="P1" draw:layer="layout" svg:width="0.289cm" svg:height="0.797cm" svg:x="38.165cm" svg:y="11.78cm" svg:viewBox="0 0 290 798" draw:points="0,0 289,0 290,798 0,798">
              <text:p/>
            </draw:polygon>
            <draw:polygon draw:style-name="gr28" draw:text-style-name="P1" draw:layer="layout" svg:width="0.289cm" svg:height="0.797cm" svg:x="36.894cm" svg:y="11.78cm" svg:viewBox="0 0 290 798" draw:points="0,0 289,0 290,798 0,798">
              <text:p/>
            </draw:polygon>
            <draw:polygon draw:style-name="gr28" draw:text-style-name="P1" draw:layer="layout" svg:width="0.289cm" svg:height="0.797cm" svg:x="35.623cm" svg:y="11.781cm" svg:viewBox="0 0 290 798" draw:points="0,0 289,0 290,798 0,798">
              <text:p/>
            </draw:polygon>
            <draw:polygon draw:style-name="gr28" draw:text-style-name="P1" draw:layer="layout" svg:width="0.289cm" svg:height="0.797cm" svg:x="34.353cm" svg:y="11.782cm" svg:viewBox="0 0 290 798" draw:points="0,0 289,0 290,798 0,798">
              <text:p/>
            </draw:polygon>
            <draw:polygon draw:style-name="gr28" draw:text-style-name="P1" draw:layer="layout" svg:width="0.289cm" svg:height="0.797cm" svg:x="33.082cm" svg:y="11.782cm" svg:viewBox="0 0 290 798" draw:points="0,0 289,0 290,798 0,798">
              <text:p/>
            </draw:polygon>
            <draw:polygon draw:style-name="gr28" draw:text-style-name="P1" draw:layer="layout" svg:width="0.289cm" svg:height="0.797cm" svg:x="32.447cm" svg:y="11.782cm" svg:viewBox="0 0 290 798" draw:points="0,0 289,0 290,798 0,798">
              <text:p/>
            </draw:polygon>
            <draw:polygon draw:style-name="gr28" draw:text-style-name="P1" draw:layer="layout" svg:width="0.289cm" svg:height="0.797cm" svg:x="31.812cm" svg:y="11.783cm" svg:viewBox="0 0 290 798" draw:points="0,0 289,0 290,798 0,798">
              <text:p/>
            </draw:polygon>
            <draw:polygon draw:style-name="gr28" draw:text-style-name="P1" draw:layer="layout" svg:width="0.289cm" svg:height="0.797cm" svg:x="39.435cm" svg:y="13.364cm" svg:viewBox="0 0 290 798" draw:points="0,0 289,0 290,798 0,798">
              <text:p/>
            </draw:polygon>
            <draw:polygon draw:style-name="gr28" draw:text-style-name="P1" draw:layer="layout" svg:width="0.289cm" svg:height="0.797cm" svg:x="38.8cm" svg:y="13.364cm" svg:viewBox="0 0 290 798" draw:points="0,0 289,0 290,798 0,798">
              <text:p/>
            </draw:polygon>
            <draw:polygon draw:style-name="gr28" draw:text-style-name="P1" draw:layer="layout" svg:width="0.289cm" svg:height="0.797cm" svg:x="37.529cm" svg:y="13.365cm" svg:viewBox="0 0 290 798" draw:points="0,0 289,0 290,798 0,798">
              <text:p/>
            </draw:polygon>
            <draw:polygon draw:style-name="gr28" draw:text-style-name="P1" draw:layer="layout" svg:width="0.289cm" svg:height="0.797cm" svg:x="36.259cm" svg:y="13.365cm" svg:viewBox="0 0 290 798" draw:points="0,0 289,0 290,798 0,798">
              <text:p/>
            </draw:polygon>
            <draw:polygon draw:style-name="gr28" draw:text-style-name="P1" draw:layer="layout" svg:width="0.289cm" svg:height="0.797cm" svg:x="34.987cm" svg:y="13.366cm" svg:viewBox="0 0 290 798" draw:points="0,0 289,0 290,798 0,798">
              <text:p/>
            </draw:polygon>
            <draw:polygon draw:style-name="gr28" draw:text-style-name="P1" draw:layer="layout" svg:width="0.289cm" svg:height="0.797cm" svg:x="33.717cm" svg:y="13.366cm" svg:viewBox="0 0 290 798" draw:points="0,0 289,0 290,798 0,798">
              <text:p/>
            </draw:polygon>
            <draw:polygon draw:style-name="gr28" draw:text-style-name="P1" draw:layer="layout" svg:width="0.289cm" svg:height="0.797cm" svg:x="38.165cm" svg:y="13.364cm" svg:viewBox="0 0 290 798" draw:points="0,0 289,0 290,798 0,798">
              <text:p/>
            </draw:polygon>
            <draw:polygon draw:style-name="gr28" draw:text-style-name="P1" draw:layer="layout" svg:width="0.289cm" svg:height="0.797cm" svg:x="36.894cm" svg:y="13.365cm" svg:viewBox="0 0 290 798" draw:points="0,0 289,0 290,798 0,798">
              <text:p/>
            </draw:polygon>
            <draw:polygon draw:style-name="gr28" draw:text-style-name="P1" draw:layer="layout" svg:width="0.289cm" svg:height="0.797cm" svg:x="35.623cm" svg:y="13.365cm" svg:viewBox="0 0 290 798" draw:points="0,0 289,0 290,798 0,798">
              <text:p/>
            </draw:polygon>
            <draw:polygon draw:style-name="gr28" draw:text-style-name="P1" draw:layer="layout" svg:width="0.289cm" svg:height="0.797cm" svg:x="34.353cm" svg:y="13.366cm" svg:viewBox="0 0 290 798" draw:points="0,0 289,0 290,798 0,798">
              <text:p/>
            </draw:polygon>
            <draw:polygon draw:style-name="gr28" draw:text-style-name="P1" draw:layer="layout" svg:width="0.289cm" svg:height="0.797cm" svg:x="33.082cm" svg:y="13.367cm" svg:viewBox="0 0 290 798" draw:points="0,0 289,0 290,798 0,798">
              <text:p/>
            </draw:polygon>
            <draw:polygon draw:style-name="gr28" draw:text-style-name="P1" draw:layer="layout" svg:width="0.289cm" svg:height="0.797cm" svg:x="32.447cm" svg:y="13.367cm" svg:viewBox="0 0 290 798" draw:points="0,0 289,0 290,798 0,798">
              <text:p/>
            </draw:polygon>
            <draw:polygon draw:style-name="gr28" draw:text-style-name="P1" draw:layer="layout" svg:width="0.289cm" svg:height="0.797cm" svg:x="31.812cm" svg:y="13.367cm" svg:viewBox="0 0 290 798" draw:points="0,0 289,0 290,798 0,798">
              <text:p/>
            </draw:polygon>
            <draw:polygon draw:style-name="gr28" draw:text-style-name="P1" draw:layer="layout" svg:width="0.289cm" svg:height="0.797cm" svg:x="39.435cm" svg:y="0.644cm" svg:viewBox="0 0 290 798" draw:points="0,0 289,0 290,798 0,798">
              <text:p/>
            </draw:polygon>
            <draw:polygon draw:style-name="gr28" draw:text-style-name="P1" draw:layer="layout" svg:width="0.289cm" svg:height="0.797cm" svg:x="38.8cm" svg:y="0.645cm" svg:viewBox="0 0 290 798" draw:points="0,0 289,0 290,798 0,798">
              <text:p/>
            </draw:polygon>
            <draw:polygon draw:style-name="gr28" draw:text-style-name="P1" draw:layer="layout" svg:width="0.289cm" svg:height="0.797cm" svg:x="37.529cm" svg:y="0.645cm" svg:viewBox="0 0 290 798" draw:points="0,0 289,0 290,798 0,798">
              <text:p/>
            </draw:polygon>
            <draw:polygon draw:style-name="gr28" draw:text-style-name="P1" draw:layer="layout" svg:width="0.289cm" svg:height="0.797cm" svg:x="36.259cm" svg:y="0.646cm" svg:viewBox="0 0 290 798" draw:points="0,0 289,0 290,798 0,798">
              <text:p/>
            </draw:polygon>
            <draw:polygon draw:style-name="gr28" draw:text-style-name="P1" draw:layer="layout" svg:width="0.289cm" svg:height="0.797cm" svg:x="34.987cm" svg:y="0.646cm" svg:viewBox="0 0 290 798" draw:points="0,0 289,0 290,798 0,798">
              <text:p/>
            </draw:polygon>
            <draw:polygon draw:style-name="gr28" draw:text-style-name="P1" draw:layer="layout" svg:width="0.289cm" svg:height="0.797cm" svg:x="33.717cm" svg:y="0.648cm" svg:viewBox="0 0 290 798" draw:points="0,0 289,0 290,798 0,798">
              <text:p/>
            </draw:polygon>
            <draw:polygon draw:style-name="gr28" draw:text-style-name="P1" draw:layer="layout" svg:width="0.289cm" svg:height="0.797cm" svg:x="38.165cm" svg:y="0.645cm" svg:viewBox="0 0 290 798" draw:points="0,0 289,0 290,798 0,798">
              <text:p/>
            </draw:polygon>
            <draw:polygon draw:style-name="gr28" draw:text-style-name="P1" draw:layer="layout" svg:width="0.289cm" svg:height="0.797cm" svg:x="36.894cm" svg:y="0.645cm" svg:viewBox="0 0 290 798" draw:points="0,0 289,0 290,798 0,798">
              <text:p/>
            </draw:polygon>
            <draw:polygon draw:style-name="gr28" draw:text-style-name="P1" draw:layer="layout" svg:width="0.289cm" svg:height="0.797cm" svg:x="35.623cm" svg:y="0.646cm" svg:viewBox="0 0 290 798" draw:points="0,0 289,0 290,798 0,798">
              <text:p/>
            </draw:polygon>
            <draw:polygon draw:style-name="gr28" draw:text-style-name="P1" draw:layer="layout" svg:width="0.289cm" svg:height="0.797cm" svg:x="34.353cm" svg:y="0.648cm" svg:viewBox="0 0 290 798" draw:points="0,0 289,0 290,798 0,798">
              <text:p/>
            </draw:polygon>
            <draw:polygon draw:style-name="gr28" draw:text-style-name="P1" draw:layer="layout" svg:width="0.289cm" svg:height="0.797cm" svg:x="33.082cm" svg:y="0.648cm" svg:viewBox="0 0 290 798" draw:points="0,0 289,0 290,798 0,798">
              <text:p/>
            </draw:polygon>
            <draw:polygon draw:style-name="gr28" draw:text-style-name="P1" draw:layer="layout" svg:width="0.289cm" svg:height="0.797cm" svg:x="32.447cm" svg:y="0.648cm" svg:viewBox="0 0 290 798" draw:points="0,0 289,0 290,798 0,798">
              <text:p/>
            </draw:polygon>
            <draw:polygon draw:style-name="gr28" draw:text-style-name="P1" draw:layer="layout" svg:width="0.289cm" svg:height="0.797cm" svg:x="31.812cm" svg:y="0.649cm" svg:viewBox="0 0 290 798" draw:points="0,0 289,0 290,798 0,798">
              <text:p/>
            </draw:polygon>
            <draw:line draw:style-name="gr27" draw:text-style-name="P1" draw:layer="layout" svg:x1="31.792cm" svg:y1="14.795cm" svg:x2="31.792cm" svg:y2="0.115cm">
              <text:p/>
            </draw:line>
          </draw:g>
          <draw:line draw:style-name="gr13" draw:text-style-name="P1" draw:layer="layout" svg:x1="23.569cm" svg:y1="7.535cm" svg:x2="21.953cm" svg:y2="7.535cm">
            <text:p/>
          </draw:line>
          <draw:g draw:name="Group 37">
            <draw:custom-shape draw:name="Line 37" draw:style-name="gr32" draw:text-style-name="P9" draw:layer="layout" svg:width="7.54cm" svg:height="2.442cm" draw:transform="rotate (-3.14159265358979) translate (31.468cm 14.894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38" draw:style-name="gr33" draw:text-style-name="P9" draw:layer="layout" svg:width="0.263cm" svg:height="7.536cm" draw:transform="rotate (-1.5707963267949) translate (31.478cm 12.739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39" draw:style-name="gr33" draw:text-style-name="P9" draw:layer="layout" svg:width="0.262cm" svg:height="7.536cm" draw:transform="rotate (-1.5707963267949) translate (31.478cm 13.267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40" draw:style-name="gr33" draw:text-style-name="P9" draw:layer="layout" svg:width="0.263cm" svg:height="7.536cm" draw:transform="rotate (-1.5707963267949) translate (31.478cm 13.803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41" draw:style-name="gr33" draw:text-style-name="P9" draw:layer="layout" svg:width="0.262cm" svg:height="7.536cm" draw:transform="rotate (-1.5707963267949) translate (31.478cm 14.068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42" draw:style-name="gr33" draw:text-style-name="P9" draw:layer="layout" svg:width="0.263cm" svg:height="7.536cm" draw:transform="rotate (-1.5707963267949) translate (31.478cm 14.337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g draw:name="Group 38">
              <draw:custom-shape draw:name="Rectangle 151" draw:style-name="gr34" draw:text-style-name="P9" draw:layer="layout" svg:width="0.243cm" svg:height="0.767cm" draw:transform="rotate (-1.5707963267949) translate (31.456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2" draw:style-name="gr35" draw:text-style-name="P9" draw:layer="layout" svg:width="0.243cm" svg:height="0.766cm" draw:transform="rotate (-1.5707963267949) translate (29.955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3" draw:style-name="gr35" draw:text-style-name="P9" draw:layer="layout" svg:width="0.243cm" svg:height="0.766cm" draw:transform="rotate (-1.5707963267949) translate (28.395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4" draw:style-name="gr35" draw:text-style-name="P9" draw:layer="layout" svg:width="0.243cm" svg:height="0.766cm" draw:transform="rotate (-1.5707963267949) translate (26.83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5" draw:style-name="gr34" draw:text-style-name="P9" draw:layer="layout" svg:width="0.243cm" svg:height="0.767cm" draw:transform="rotate (-1.5707963267949) translate (25.367cm 12.50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39">
              <draw:custom-shape draw:name="Rectangle 156" draw:style-name="gr34" draw:text-style-name="P9" draw:layer="layout" svg:width="0.243cm" svg:height="0.767cm" draw:transform="rotate (-1.5707963267949) translate (31.456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7" draw:style-name="gr35" draw:text-style-name="P9" draw:layer="layout" svg:width="0.243cm" svg:height="0.766cm" draw:transform="rotate (-1.5707963267949) translate (29.955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8" draw:style-name="gr35" draw:text-style-name="P9" draw:layer="layout" svg:width="0.243cm" svg:height="0.766cm" draw:transform="rotate (-1.5707963267949) translate (28.395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9" draw:style-name="gr35" draw:text-style-name="P9" draw:layer="layout" svg:width="0.243cm" svg:height="0.766cm" draw:transform="rotate (-1.5707963267949) translate (26.83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0" draw:style-name="gr34" draw:text-style-name="P9" draw:layer="layout" svg:width="0.243cm" svg:height="0.767cm" draw:transform="rotate (-1.5707963267949) translate (25.367cm 13.02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0">
              <draw:custom-shape draw:name="Rectangle 161" draw:style-name="gr35" draw:text-style-name="P9" draw:layer="layout" svg:width="0.244cm" svg:height="0.766cm" draw:transform="rotate (-1.5707963267949) translate (31.461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2" draw:style-name="gr35" draw:text-style-name="P9" draw:layer="layout" svg:width="0.244cm" svg:height="0.766cm" draw:transform="rotate (-1.5707963267949) translate (29.955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3" draw:style-name="gr35" draw:text-style-name="P9" draw:layer="layout" svg:width="0.244cm" svg:height="0.766cm" draw:transform="rotate (-1.5707963267949) translate (28.396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4" draw:style-name="gr35" draw:text-style-name="P9" draw:layer="layout" svg:width="0.244cm" svg:height="0.766cm" draw:transform="rotate (-1.5707963267949) translate (26.831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5" draw:style-name="gr34" draw:text-style-name="P9" draw:layer="layout" svg:width="0.244cm" svg:height="0.767cm" draw:transform="rotate (-1.5707963267949) translate (25.367cm 13.55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1">
              <draw:custom-shape draw:name="Rectangle 166" draw:style-name="gr34" draw:text-style-name="P9" draw:layer="layout" svg:width="0.244cm" svg:height="0.767cm" draw:transform="rotate (-1.5707963267949) translate (31.456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7" draw:style-name="gr35" draw:text-style-name="P9" draw:layer="layout" svg:width="0.244cm" svg:height="0.766cm" draw:transform="rotate (-1.5707963267949) translate (29.955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8" draw:style-name="gr35" draw:text-style-name="P9" draw:layer="layout" svg:width="0.244cm" svg:height="0.766cm" draw:transform="rotate (-1.5707963267949) translate (28.395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9" draw:style-name="gr35" draw:text-style-name="P9" draw:layer="layout" svg:width="0.244cm" svg:height="0.766cm" draw:transform="rotate (-1.5707963267949) translate (26.83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70" draw:style-name="gr34" draw:text-style-name="P9" draw:layer="layout" svg:width="0.244cm" svg:height="0.767cm" draw:transform="rotate (-1.5707963267949) translate (25.367cm 14.07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2">
              <draw:custom-shape draw:name="Rectangle 171" draw:style-name="gr34" draw:text-style-name="P9" draw:layer="layout" svg:width="0.244cm" svg:height="0.767cm" draw:transform="rotate (-1.5707963267949) translate (31.456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72" draw:style-name="gr35" draw:text-style-name="P9" draw:layer="layout" svg:width="0.244cm" svg:height="0.766cm" draw:transform="rotate (-1.5707963267949) translate (29.955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73" draw:style-name="gr35" draw:text-style-name="P9" draw:layer="layout" svg:width="0.244cm" svg:height="0.766cm" draw:transform="rotate (-1.5707963267949) translate (28.395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74" draw:style-name="gr35" draw:text-style-name="P9" draw:layer="layout" svg:width="0.244cm" svg:height="0.766cm" draw:transform="rotate (-1.5707963267949) translate (26.83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75" draw:style-name="gr34" draw:text-style-name="P9" draw:layer="layout" svg:width="0.244cm" svg:height="0.767cm" draw:transform="rotate (-1.5707963267949) translate (25.367cm 14.5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3">
            <draw:custom-shape draw:name="Line 43" draw:style-name="gr36" draw:text-style-name="P9" draw:layer="layout" svg:width="7.61cm" svg:height="2.464cm" svg:x="23.868cm" svg:y="0cm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44" draw:style-name="gr37" draw:text-style-name="P9" draw:layer="layout" svg:width="0.266cm" svg:height="7.606cm" draw:transform="rotate (1.5707963267949) translate (23.856cm 2.181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45" draw:style-name="gr37" draw:text-style-name="P9" draw:layer="layout" svg:width="0.265cm" svg:height="7.606cm" draw:transform="rotate (1.5707963267949) translate (23.856cm 1.648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46" draw:style-name="gr37" draw:text-style-name="P9" draw:layer="layout" svg:width="0.266cm" svg:height="7.606cm" draw:transform="rotate (1.5707963267949) translate (23.856cm 1.104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47" draw:style-name="gr37" draw:text-style-name="P9" draw:layer="layout" svg:width="0.264cm" svg:height="7.606cm" draw:transform="rotate (1.5707963267949) translate (23.855cm 0.834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custom-shape draw:name="Line 48" draw:style-name="gr37" draw:text-style-name="P9" draw:layer="layout" svg:width="0.266cm" svg:height="7.606cm" draw:transform="rotate (1.5707963267949) translate (23.857cm 0.564cm)">
              <text:p/>
              <draw:enhanced-geometry draw:mirror-horizontal="true" draw:mirror-vertical="false" svg:viewBox="0 0 0 0" drawooo:sub-view-size="21600 21600" draw:text-areas="0 0 ?f2 ?f3" draw:type="ooxml-non-primitive" draw:enhanced-path="M 7 0 L 0 21591 21598 21600 21600 62 N">
                <draw:equation draw:name="f0" draw:formula="logwidth/2"/>
                <draw:equation draw:name="f1" draw:formula="logheight/2"/>
                <draw:equation draw:name="f2" draw:formula="logwidth"/>
                <draw:equation draw:name="f3" draw:formula="logheight"/>
              </draw:enhanced-geometry>
            </draw:custom-shape>
            <draw:g draw:name="Group 44">
              <draw:custom-shape draw:name="Rectangle 176" draw:style-name="gr38" draw:text-style-name="P9" draw:layer="layout" svg:width="0.245cm" svg:height="0.774cm" draw:transform="rotate (1.5707963267949) translate (23.877cm 2.41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77" draw:style-name="gr39" draw:text-style-name="P9" draw:layer="layout" svg:width="0.245cm" svg:height="0.773cm" draw:transform="rotate (1.5707963267949) translate (25.388cm 2.41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78" draw:style-name="gr39" draw:text-style-name="P9" draw:layer="layout" svg:width="0.245cm" svg:height="0.773cm" draw:transform="rotate (1.5707963267949) translate (26.964cm 2.41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79" draw:style-name="gr39" draw:text-style-name="P9" draw:layer="layout" svg:width="0.245cm" svg:height="0.773cm" draw:transform="rotate (1.5707963267949) translate (28.544cm 2.41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80" draw:style-name="gr38" draw:text-style-name="P9" draw:layer="layout" svg:width="0.245cm" svg:height="0.774cm" draw:transform="rotate (1.5707963267949) translate (30.022cm 2.414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5">
              <draw:custom-shape draw:name="Rectangle 181" draw:style-name="gr38" draw:text-style-name="P9" draw:layer="layout" svg:width="0.245cm" svg:height="0.774cm" draw:transform="rotate (1.5707963267949) translate (23.875cm 1.88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82" draw:style-name="gr39" draw:text-style-name="P9" draw:layer="layout" svg:width="0.245cm" svg:height="0.773cm" draw:transform="rotate (1.5707963267949) translate (25.388cm 1.887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83" draw:style-name="gr39" draw:text-style-name="P9" draw:layer="layout" svg:width="0.245cm" svg:height="0.773cm" draw:transform="rotate (1.5707963267949) translate (26.965cm 1.8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84" draw:style-name="gr39" draw:text-style-name="P9" draw:layer="layout" svg:width="0.245cm" svg:height="0.773cm" draw:transform="rotate (1.5707963267949) translate (28.544cm 1.887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85" draw:style-name="gr38" draw:text-style-name="P9" draw:layer="layout" svg:width="0.245cm" svg:height="0.774cm" draw:transform="rotate (1.5707963267949) translate (30.02cm 1.88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6">
              <draw:custom-shape draw:name="Rectangle 186" draw:style-name="gr39" draw:text-style-name="P9" draw:layer="layout" svg:width="0.246cm" svg:height="0.773cm" draw:transform="rotate (1.5707963267949) translate (23.869cm 1.352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87" draw:style-name="gr39" draw:text-style-name="P9" draw:layer="layout" svg:width="0.246cm" svg:height="0.773cm" draw:transform="rotate (1.5707963267949) translate (25.387cm 1.351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88" draw:style-name="gr39" draw:text-style-name="P9" draw:layer="layout" svg:width="0.246cm" svg:height="0.773cm" draw:transform="rotate (1.5707963267949) translate (26.963cm 1.353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89" draw:style-name="gr39" draw:text-style-name="P9" draw:layer="layout" svg:width="0.246cm" svg:height="0.773cm" draw:transform="rotate (1.5707963267949) translate (28.544cm 1.35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90" draw:style-name="gr38" draw:text-style-name="P9" draw:layer="layout" svg:width="0.246cm" svg:height="0.774cm" draw:transform="rotate (1.5707963267949) translate (30.019cm 1.34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7">
              <draw:custom-shape draw:name="Rectangle 191" draw:style-name="gr38" draw:text-style-name="P9" draw:layer="layout" svg:width="0.246cm" svg:height="0.774cm" draw:transform="rotate (1.5707963267949) translate (23.873cm 0.824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92" draw:style-name="gr39" draw:text-style-name="P9" draw:layer="layout" svg:width="0.246cm" svg:height="0.773cm" draw:transform="rotate (1.5707963267949) translate (25.39cm 0.824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93" draw:style-name="gr39" draw:text-style-name="P9" draw:layer="layout" svg:width="0.246cm" svg:height="0.773cm" draw:transform="rotate (1.5707963267949) translate (26.965cm 0.82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94" draw:style-name="gr39" draw:text-style-name="P9" draw:layer="layout" svg:width="0.246cm" svg:height="0.773cm" draw:transform="rotate (1.5707963267949) translate (28.542cm 0.82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95" draw:style-name="gr38" draw:text-style-name="P9" draw:layer="layout" svg:width="0.246cm" svg:height="0.774cm" draw:transform="rotate (1.5707963267949) translate (30.02cm 0.826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8">
              <draw:custom-shape draw:name="Rectangle 196" draw:style-name="gr38" draw:text-style-name="P9" draw:layer="layout" svg:width="0.247cm" svg:height="0.774cm" draw:transform="rotate (1.5707963267949) translate (23.873cm 0.317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97" draw:style-name="gr39" draw:text-style-name="P9" draw:layer="layout" svg:width="0.247cm" svg:height="0.773cm" draw:transform="rotate (1.5707963267949) translate (25.387cm 0.32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98" draw:style-name="gr39" draw:text-style-name="P9" draw:layer="layout" svg:width="0.247cm" svg:height="0.773cm" draw:transform="rotate (1.5707963267949) translate (26.966cm 0.318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99" draw:style-name="gr39" draw:text-style-name="P9" draw:layer="layout" svg:width="0.247cm" svg:height="0.773cm" draw:transform="rotate (1.5707963267949) translate (28.545cm 0.319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200" draw:style-name="gr38" draw:text-style-name="P9" draw:layer="layout" svg:width="0.247cm" svg:height="0.774cm" draw:transform="rotate (1.5707963267949) translate (30.021cm 0.322cm)">
                <text:p/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line draw:style-name="gr14" draw:text-style-name="P1" draw:layer="layout" svg:x1="25.908cm" svg:y1="5.768cm" svg:x2="24.793cm" svg:y2="7.279cm">
            <text:p/>
          </draw:line>
          <draw:line draw:style-name="gr14" draw:text-style-name="P1" draw:layer="layout" svg:x1="26.353cm" svg:y1="7.755cm" svg:x2="24.774cm" svg:y2="7.755cm">
            <text:p/>
          </draw:line>
        </draw:g>
        <presentation:notes draw:style-name="dp3">
          <draw:page-thumbnail draw:style-name="gr40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adial" draw:cx="50%" draw:cy="50%" draw:start-color="#ffffff" draw:end-color="#ffb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6 6" svg:d="M6 6l-3-6-3 6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left="0cm" fo:margin-right="0cm" fo:margin-top="0.258cm" fo:margin-bottom="0cm" fo:text-indent="0cm"/>
      <style:text-properties fo:font-size="18.2999992370605pt" style:font-size-asian="28pt" style:font-size-complex="28pt"/>
    </style:style>
    <style:style style:name="MasterSlide0-outline3" style:family="presentation" style:parent-style-name="MasterSlide0-outline2">
      <style:paragraph-properties fo:margin-left="0cm" fo:margin-right="0cm" fo:margin-top="0.191cm" fo:margin-bottom="0cm" fo:text-indent="0cm"/>
      <style:text-properties fo:font-size="15.6999998092651pt" style:font-size-asian="24pt" style:font-size-complex="24pt"/>
    </style:style>
    <style:style style:name="MasterSlide0-outline4" style:family="presentation" style:parent-style-name="MasterSlide0-outline3">
      <style:paragraph-properties fo:margin-left="0cm" fo:margin-right="0cm" fo:margin-top="0.127cm" fo:margin-bottom="0cm" fo:text-indent="0cm"/>
      <style:text-properties fo:font-size="13pt" style:font-size-asian="20pt" style:font-size-complex="20pt"/>
    </style:style>
    <style:style style:name="MasterSlide0-outline5" style:family="presentation" style:parent-style-name="MasterSlide0-outline4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6" style:family="presentation" style:parent-style-name="MasterSlide0-outline5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7" style:family="presentation" style:parent-style-name="MasterSlide0-outline6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8" style:family="presentation" style:parent-style-name="MasterSlide0-outline7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9" style:family="presentation" style:parent-style-name="MasterSlide0-outline8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17.7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065cm" svg:x="1cm" svg:y="3.888cm"/>
      <draw:page-thumbnail draw:layer="backgroundobjects" svg:width="9.294cm" svg:height="4.065cm" svg:x="1cm" svg:y="11.936cm"/>
      <draw:page-thumbnail draw:layer="backgroundobjects" svg:width="9.294cm" svg:height="4.065cm" svg:x="1cm" svg:y="19.984cm"/>
      <draw:page-thumbnail draw:layer="backgroundobjects" svg:width="9.294cm" svg:height="4.065cm" svg:x="11.295cm" svg:y="3.888cm"/>
      <draw:page-thumbnail draw:layer="backgroundobjects" svg:width="9.294cm" svg:height="4.065cm" svg:x="11.295cm" svg:y="11.936cm"/>
      <draw:page-thumbnail draw:layer="backgroundobjects" svg:width="9.294cm" svg:height="4.065cm" svg:x="11.295cm" svg:y="19.984cm"/>
    </style:handout-master>
    <style:master-page style:name="MasterSlide0" style:page-layout-name="PM1" draw:style-name="Mdp1">
      <draw:frame presentation:style-name="MasterSlide0-title" draw:layer="backgroundobjects" svg:width="36.576cm" svg:height="2.967cm" svg:x="2.028cm" svg:y="0.705cm" presentation:class="title" presentation:placeholder="true">
        <draw:text-box/>
      </draw:frame>
      <draw:frame presentation:style-name="MasterSlide0-outline1" draw:layer="backgroundobjects" svg:width="36.576cm" svg:height="10.311cm" svg:x="2.028cm" svg:y="4.15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8.624cm" svg:height="10.476cm" svg:x="1.482cm" svg:y="2.123cm" presentation:class="page"/>
        <draw:frame presentation:style-name="MasterSlide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27T14:39:50.609188276</dc:date>
    <meta:editing-duration>PT47M24S</meta:editing-duration>
    <meta:editing-cycles>10</meta:editing-cycles>
    <meta:document-statistic meta:object-count="1844"/>
  </office:meta>
</office:document-meta>
</file>